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6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1.81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2.395cm"/>
    </style:style>
    <style:style style:name="co10" style:family="table-column">
      <style:table-column-properties fo:break-before="auto" style:column-width="1.307cm"/>
    </style:style>
    <style:style style:name="co11" style:family="table-column">
      <style:table-column-properties fo:break-before="auto" style:column-width="2.505cm"/>
    </style:style>
    <style:style style:name="co12" style:family="table-column">
      <style:table-column-properties fo:break-before="auto" style:column-width="2.069cm"/>
    </style:style>
    <style:style style:name="co13" style:family="table-column">
      <style:table-column-properties fo:break-before="auto" style:column-width="2.178cm"/>
    </style:style>
    <style:style style:name="co14" style:family="table-column">
      <style:table-column-properties fo:break-before="auto" style:column-width="2.286cm"/>
    </style:style>
    <style:style style:name="co15" style:family="table-column">
      <style:table-column-properties fo:break-before="auto" style:column-width="2.75cm"/>
    </style:style>
    <style:style style:name="co16" style:family="table-column">
      <style:table-column-properties fo:break-before="auto" style:column-width="2.831cm"/>
    </style:style>
    <style:style style:name="co17" style:family="table-column">
      <style:table-column-properties fo:break-before="auto" style:column-width="2.559cm"/>
    </style:style>
    <style:style style:name="co37" style:family="table-column">
      <style:table-column-properties fo:break-before="auto" style:column-width="2.011cm"/>
    </style:style>
    <style:style style:name="co38" style:family="table-column">
      <style:table-column-properties fo:break-before="auto" style:column-width="8.678cm"/>
    </style:style>
    <style:style style:name="co39" style:family="table-column">
      <style:table-column-properties fo:break-before="auto" style:column-width="4.138cm"/>
    </style:style>
    <style:style style:name="co40" style:family="table-column">
      <style:table-column-properties fo:break-before="auto" style:column-width="2.778cm"/>
    </style:style>
    <style:style style:name="co41" style:family="table-column">
      <style:table-column-properties fo:break-before="auto" style:column-width="2.328cm"/>
    </style:style>
    <style:style style:name="co42" style:family="table-column">
      <style:table-column-properties fo:break-before="auto" style:column-width="1.508cm"/>
    </style:style>
    <style:style style:name="co43" style:family="table-column">
      <style:table-column-properties fo:break-before="auto" style:column-width="0.529cm"/>
    </style:style>
    <style:style style:name="co44" style:family="table-column">
      <style:table-column-properties fo:break-before="auto" style:column-width="2.223cm"/>
    </style:style>
    <style:style style:name="co45" style:family="table-column">
      <style:table-column-properties fo:break-before="auto" style:column-width="1.852cm"/>
    </style:style>
    <style:style style:name="co46" style:family="table-column">
      <style:table-column-properties fo:break-before="auto" style:column-width="0.661cm"/>
    </style:style>
    <style:style style:name="co47" style:family="table-column">
      <style:table-column-properties fo:break-before="auto" style:column-width="2.249cm"/>
    </style:style>
    <style:style style:name="co48" style:family="table-column">
      <style:table-column-properties fo:break-before="auto" style:column-width="2.646cm"/>
    </style:style>
    <style:style style:name="co49" style:family="table-column">
      <style:table-column-properties fo:break-before="auto" style:column-width="1.958cm"/>
    </style:style>
    <style:style style:name="co50" style:family="table-column">
      <style:table-column-properties fo:break-before="auto" style:column-width="0.714cm"/>
    </style:style>
    <style:style style:name="co51" style:family="table-column">
      <style:table-column-properties fo:break-before="auto" style:column-width="0.688cm"/>
    </style:style>
    <style:style style:name="co52" style:family="table-column">
      <style:table-column-properties fo:break-before="auto" style:column-width="2.196cm"/>
    </style:style>
    <style:style style:name="co53" style:family="table-column">
      <style:table-column-properties fo:break-before="auto" style:column-width="2.09cm"/>
    </style:style>
    <style:style style:name="co54" style:family="table-column">
      <style:table-column-properties fo:break-before="auto" style:column-width="0.635cm"/>
    </style:style>
    <style:style style:name="co55" style:family="table-column">
      <style:table-column-properties fo:break-before="auto" style:column-width="2.143cm"/>
    </style:style>
    <style:style style:name="co56" style:family="table-column">
      <style:table-column-properties fo:break-before="auto" style:column-width="2.064cm"/>
    </style:style>
    <style:style style:name="co57" style:family="table-column">
      <style:table-column-properties fo:break-before="auto" style:column-width="2.302cm"/>
    </style:style>
    <style:style style:name="co58" style:family="table-column">
      <style:table-column-properties fo:break-before="auto" style:column-width="0.794cm"/>
    </style:style>
    <style:style style:name="co59" style:family="table-column">
      <style:table-column-properties fo:break-before="auto" style:column-width="5.318cm"/>
    </style:style>
    <style:style style:name="co60" style:family="table-column">
      <style:table-column-properties fo:break-before="auto" style:column-width="1.088cm"/>
    </style:style>
    <style:style style:name="co61" style:family="table-column">
      <style:table-column-properties fo:break-before="auto" style:column-width="5.255cm"/>
    </style:style>
    <style:style style:name="co62" style:family="table-column">
      <style:table-column-properties fo:break-before="auto" style:column-width="3.584cm"/>
    </style:style>
    <style:style style:name="co63" style:family="table-column">
      <style:table-column-properties fo:break-before="auto" style:column-width="2.519cm"/>
    </style:style>
    <style:style style:name="co64" style:family="table-column">
      <style:table-column-properties fo:break-before="auto" style:column-width="1.769cm"/>
    </style:style>
    <style:style style:name="co65" style:family="table-column">
      <style:table-column-properties fo:break-before="auto" style:column-width="1.882cm"/>
    </style:style>
    <style:style style:name="co66" style:family="table-column">
      <style:table-column-properties fo:break-before="auto" style:column-width="2.337cm"/>
    </style:style>
    <style:style style:name="co67" style:family="table-column">
      <style:table-column-properties fo:break-before="auto" style:column-width="2.563cm"/>
    </style:style>
    <style:style style:name="co68" style:family="table-column">
      <style:table-column-properties fo:break-before="auto" style:column-width="1.72cm"/>
    </style:style>
    <style:style style:name="co69" style:family="table-column">
      <style:table-column-properties fo:break-before="auto" style:column-width="2.566cm"/>
    </style:style>
    <style:style style:name="co70" style:family="table-column">
      <style:table-column-properties fo:break-before="auto" style:column-width="1.963cm"/>
    </style:style>
    <style:style style:name="co71" style:family="table-column">
      <style:table-column-properties fo:break-before="auto" style:column-width="1.143cm"/>
    </style:style>
    <style:style style:name="co72" style:family="table-column">
      <style:table-column-properties fo:break-before="auto" style:column-width="3.018cm"/>
    </style:style>
    <style:style style:name="co73" style:family="table-column">
      <style:table-column-properties fo:break-before="auto" style:column-width="1.03cm"/>
    </style:style>
    <style:style style:name="co74" style:family="table-column">
      <style:table-column-properties fo:break-before="auto" style:column-width="2.268cm"/>
    </style:style>
    <style:style style:name="co75" style:family="table-column">
      <style:table-column-properties fo:break-before="auto" style:column-width="3.676cm"/>
    </style:style>
    <style:style style:name="co76" style:family="table-column">
      <style:table-column-properties fo:break-before="auto" style:column-width="4.083cm"/>
    </style:style>
    <style:style style:name="co77" style:family="table-column">
      <style:table-column-properties fo:break-before="auto" style:column-width="3.702cm"/>
    </style:style>
    <style:style style:name="co78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552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5" style:family="table-cell" style:parent-style-name="Default">
      <style:text-properties style:font-name="Liberation Sans"/>
    </style:style>
    <style:style style:name="ce56" style:family="table-cell" style:parent-style-name="Default">
      <style:table-cell-properties fo:wrap-option="wrap"/>
      <style:text-properties style:font-name="Liberation Sans"/>
    </style:style>
    <style:style style:name="ce57" style:family="table-cell" style:parent-style-name="Default" style:data-style-name="N100">
      <style:text-properties style:font-name="Liberation Sans"/>
    </style:style>
    <style:style style:name="ce58" style:family="table-cell" style:parent-style-name="Default">
      <style:text-properties style:font-name="Liberation Mono"/>
    </style:style>
    <style:style style:name="ce59" style:family="table-cell" style:parent-style-name="Default"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!=0" style:apply-style-name="BG_20_Grey" style:base-cell-address="Bugs.K4"/>
    </style:style>
    <style:style style:name="ce64" style:family="table-cell" style:parent-style-name="Default">
      <style:table-cell-properties fo:border-bottom="none" fo:border-left="0.74pt solid #000000" fo:border-right="none" fo:border-top="none"/>
      <style:map style:condition="cell-content()!=0" style:apply-style-name="BG_20_Grey" style:base-cell-address="Bugs.K4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6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Liberation Sans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Liberation Sans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/>
    </style:style>
    <style:style style:name="ce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font-name="Liberation Sans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  <style:text-properties style:font-name="Liberation Sans"/>
    </style:style>
    <style:style style:name="ce7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77" style:family="table-cell" style:parent-style-name="Default">
      <style:text-properties style:font-name="Liberation Sans"/>
      <style:map style:condition="cell-content()!=0" style:apply-style-name="BG_20_Grey" style:base-cell-address="Bugs.K4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rotation-align="none"/>
      <style:text-properties style:font-name="Liberation Mono"/>
    </style:style>
    <style:style style:name="ce1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style:font-name="Liberation Sans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 style:data-style-name="N0"/>
    <style:style style:name="ce81" style:family="table-cell" style:parent-style-name="Default">
      <style:text-properties style:font-name="Liberation Sans"/>
    </style:style>
    <style:style style:name="ce82" style:family="table-cell" style:parent-style-name="Default">
      <style:table-cell-properties fo:wrap-option="wrap"/>
      <style:text-properties style:font-name="Liberation Sans"/>
    </style:style>
    <style:style style:name="ce83" style:family="table-cell" style:parent-style-name="Default" style:data-style-name="N100">
      <style:text-properties style:font-name="Liberation Sans"/>
    </style:style>
    <style:style style:name="ce84" style:family="table-cell" style:parent-style-name="Default">
      <style:text-properties style:font-name="Liberation Mono"/>
    </style:style>
    <style:style style:name="ce85" style:family="table-cell" style:parent-style-name="Default">
      <style:text-properties style:font-name="Liberation Sans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8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Liberation Sans"/>
    </style:style>
    <style:style style:name="ce8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!=0" style:apply-style-name="BG_20_Grey" style:base-cell-address="Bugs.K4"/>
    </style:style>
    <style:style style:name="ce100" style:family="table-cell" style:parent-style-name="Default">
      <style:table-cell-properties fo:border-bottom="none" fo:border-left="0.74pt solid #000000" fo:border-right="none" fo:border-top="none"/>
      <style:map style:condition="cell-content()!=0" style:apply-style-name="BG_20_Grey" style:base-cell-address="Bugs.K4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10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Liberation Sans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/>
    </style:style>
    <style:style style:name="ce10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font-name="Liberation Sans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11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  <style:text-properties style:font-name="Liberation Sans"/>
    </style:style>
    <style:style style:name="ce11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1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116" style:family="table-cell" style:parent-style-name="Default">
      <style:text-properties style:font-name="Liberation Sans"/>
      <style:map style:condition="cell-content()!=0" style:apply-style-name="BG_20_Grey" style:base-cell-address="Bugs.K4"/>
    </style:style>
    <style:style style:name="ce25" style:family="table-cell" style:parent-style-name="Default">
      <style:table-cell-properties fo:wrap-option="wrap"/>
      <style:text-properties style:font-name="Liberation Mono"/>
    </style:style>
    <style:style style:name="ce118" style:family="table-cell" style:parent-style-name="Default">
      <style:table-cell-properties fo:wrap-option="wrap"/>
    </style:style>
    <style:style style:name="ce27" style:family="table-cell" style:parent-style-name="Default" style:data-style-name="N100">
      <style:table-cell-properties fo:wrap-option="wrap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Grey_20_BG" style:base-cell-address="Evaluation.I5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!=0" style:apply-style-name="Grey_20_BG" style:base-cell-address="Evaluation.I5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39" style:family="table-cell" style:parent-style-name="Default">
      <style:table-cell-properties fo:wrap-option="no-wrap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34" style:family="table-cell" style:parent-style-name="Default">
      <style:table-cell-properties style:rotation-align="none"/>
      <style:text-properties style:font-name="Liberation Sans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rotation-align="none"/>
      <style:text-properties style:font-name="Liberation Mono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0"/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ugs" table:style-name="ta1">
        <office:forms form:automatic-focus="false" form:apply-design-mode="false"/>
        <table:table-column table:style-name="co1" table:default-cell-style-name="ce81"/>
        <table:table-column table:style-name="co2" table:default-cell-style-name="ce83"/>
        <table:table-column table:style-name="co3" table:default-cell-style-name="ce81"/>
        <table:table-column table:style-name="co4" table:default-cell-style-name="ce81"/>
        <table:table-column table:style-name="co5" table:default-cell-style-name="ce81"/>
        <table:table-column table:style-name="co6" table:default-cell-style-name="ce81"/>
        <table:table-column table:style-name="co7" table:default-cell-style-name="ce81"/>
        <table:table-column table:style-name="co8" table:default-cell-style-name="Default"/>
        <table:table-column table:style-name="co9" table:default-cell-style-name="ce81"/>
        <table:table-column table:style-name="co10" table:default-cell-style-name="ce81"/>
        <table:table-column table:style-name="co11" table:number-columns-repeated="5" table:default-cell-style-name="ce101"/>
        <table:table-column table:style-name="co8" table:default-cell-style-name="ce101"/>
        <table:table-column table:style-name="co12" table:number-columns-repeated="2" table:default-cell-style-name="ce101"/>
        <table:table-column table:style-name="co7" table:number-columns-repeated="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6" table:default-cell-style-name="ce101"/>
        <table:table-column table:style-name="co17" table:default-cell-style-name="ce101"/>
        <table:table-column table:style-name="co7" table:number-columns-repeated="2" table:default-cell-style-name="ce101"/>
        <table:table-column table:style-name="co7" table:number-columns-repeated="3" table:default-cell-style-name="ce116"/>
        <table:table-column table:style-name="co7" table:number-columns-repeated="992" table:default-cell-style-name="ce81"/>
        <table:table-row table:style-name="ro1">
          <table:table-cell/>
          <table:table-cell table:style-name="ce81"/>
          <table:table-cell/>
          <table:table-cell table:style-name="Default"/>
          <table:table-cell table:number-columns-repeated="6"/>
          <table:table-cell table:style-name="ce86" table:number-columns-repeated="17"/>
          <table:table-cell table:style-name="ce81" table:number-columns-repeated="3"/>
          <table:table-cell table:number-columns-repeated="992"/>
        </table:table-row>
        <table:table-row table:style-name="ro1">
          <table:table-cell/>
          <table:table-cell table:style-name="ce81"/>
          <table:table-cell table:number-columns-repeated="8"/>
          <table:table-cell table:style-name="ce87" office:value-type="string" calcext:value-type="string" table:number-columns-spanned="9" table:number-rows-spanned="1">
            <text:p>Involves</text:p>
          </table:table-cell>
          <table:covered-table-cell table:style-name="ce87"/>
          <table:covered-table-cell table:number-columns-repeated="4" table:style-name="ce107"/>
          <table:covered-table-cell table:style-name="ce86"/>
          <table:covered-table-cell table:number-columns-repeated="2" table:style-name="ce109"/>
          <table:table-cell table:style-name="ce87" office:value-type="string" calcext:value-type="string" table:number-columns-spanned="3" table:number-rows-spanned="1">
            <text:p>Causes</text:p>
          </table:table-cell>
          <table:covered-table-cell table:style-name="ce86"/>
          <table:covered-table-cell table:style-name="ce109"/>
          <table:table-cell table:style-name="ce87" office:value-type="string" calcext:value-type="string" table:number-columns-spanned="5" table:number-rows-spanned="1">
            <text:p>Fix</text:p>
          </table:table-cell>
          <table:covered-table-cell table:number-columns-repeated="3" table:style-name="ce86"/>
          <table:covered-table-cell table:style-name="ce109"/>
          <table:table-cell table:style-name="ce81" table:number-columns-repeated="3"/>
          <table:table-cell table:number-columns-repeated="992"/>
        </table:table-row>
        <table:table-row table:style-name="ro2">
          <table:table-cell table:style-name="ce82"/>
          <table:table-cell table:style-name="ce82" office:value-type="string" calcext:value-type="string">
            <text:p>Bug Id</text:p>
          </table:table-cell>
          <table:table-cell table:style-name="ce82" office:value-type="string" calcext:value-type="string">
            <text:p>From</text:p>
          </table:table-cell>
          <table:table-cell table:style-name="ce82" office:value-type="string" calcext:value-type="string">
            <text:p>Go-concurrency-bugs commit</text:p>
          </table:table-cell>
          <table:table-cell table:style-name="ce82" office:value-type="string" calcext:value-type="string">
            <text:p>Merge/fix commit</text:p>
          </table:table-cell>
          <table:table-cell table:style-name="ce82" office:value-type="string" calcext:value-type="string">
            <text:p>Bug tracker URL</text:p>
          </table:table-cell>
          <table:table-cell table:style-name="ce82" office:value-type="string" calcext:value-type="string">
            <text:p>Repo</text:p>
          </table:table-cell>
          <table:table-cell office:value-type="string" calcext:value-type="string">
            <text:p>Notes</text:p>
          </table:table-cell>
          <table:table-cell table:style-name="ce82" office:value-type="string" calcext:value-type="string">
            <text:p>Gobench Taxonomy</text:p>
          </table:table-cell>
          <table:table-cell table:style-name="ce82"/>
          <table:table-cell table:style-name="ce88" office:value-type="string" calcext:value-type="string">
            <text:p>Select statement</text:p>
          </table:table-cell>
          <table:table-cell table:style-name="ce103" office:value-type="string" calcext:value-type="string">
            <text:p>Channel inside channel</text:p>
          </table:table-cell>
          <table:table-cell table:style-name="ce108" office:value-type="string" calcext:value-type="string">
            <text:p>Context</text:p>
          </table:table-cell>
          <table:table-cell table:style-name="ce108" office:value-type="string" calcext:value-type="string">
            <text:p>Synchronous channel</text:p>
          </table:table-cell>
          <table:table-cell table:style-name="ce108" office:value-type="string" calcext:value-type="string">
            <text:p>Asynchronous channel</text:p>
          </table:table-cell>
          <table:table-cell table:style-name="ce108" office:value-type="string" calcext:value-type="string">
            <text:p>Timeout/Timer channel</text:p>
          </table:table-cell>
          <table:table-cell table:style-name="ce108" office:value-type="string" calcext:value-type="string">
            <text:p>Closed channels</text:p>
          </table:table-cell>
          <table:table-cell table:style-name="ce103" office:value-type="string" calcext:value-type="string">
            <text:p>Goroutine leak</text:p>
          </table:table-cell>
          <table:table-cell table:style-name="ce110" office:value-type="string" calcext:value-type="string">
            <text:p>Imports packages</text:p>
          </table:table-cell>
          <table:table-cell table:style-name="ce112" office:value-type="string" calcext:value-type="string">
            <text:p>Missing receive</text:p>
          </table:table-cell>
          <table:table-cell table:style-name="ce108" office:value-type="string" calcext:value-type="string">
            <text:p>Missing send</text:p>
          </table:table-cell>
          <table:table-cell table:style-name="ce110" office:value-type="string" calcext:value-type="string">
            <text:p>Missing channel closure</text:p>
          </table:table-cell>
          <table:table-cell table:style-name="ce112" office:value-type="string" calcext:value-type="string">
            <text:p>Make channel asynchronous</text:p>
          </table:table-cell>
          <table:table-cell table:style-name="ce108" office:value-type="string" calcext:value-type="string">
            <text:p>Add select statement/case</text:p>
          </table:table-cell>
          <table:table-cell table:style-name="ce108" office:value-type="string" calcext:value-type="string">
            <text:p>Add/Defer missing communication</text:p>
          </table:table-cell>
          <table:table-cell table:style-name="ce108" office:value-type="string" calcext:value-type="string">
            <text:p>Close channel</text:p>
          </table:table-cell>
          <table:table-cell table:style-name="ce110" office:value-type="string" calcext:value-type="string">
            <text:p>Introduce new channel</text:p>
          </table:table-cell>
          <table:table-cell table:style-name="ce114" office:value-type="string" calcext:value-type="string">
            <text:p>S-I</text:p>
          </table:table-cell>
          <table:table-cell table:number-columns-repeated="2" table:style-name="ce114" office:value-type="string" calcext:value-type="string">
            <text:p>S-II</text:p>
          </table:table-cell>
          <table:table-cell table:style-name="ce82" table:number-columns-repeated="992"/>
        </table:table-row>
        <table:table-row table:style-name="ro1">
          <table:table-cell/>
          <table:table-cell office:value-type="string" calcext:value-type="string">
            <text:p>cockroachdb#13197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nVJOz15B2uhC1uSfcFjpkFG9jHj1qglKzGuwYl6k-xQ/edit?usp=sharing&quot;;&quot;9bf770cd8f6eaff5441b80d3aec1a5614e8747e1&quot;)" office:value-type="string" office:string-value="9bf770cd8f6eaff5441b80d3aec1a5614e8747e1" calcext:value-type="string">
            <text:p>9bf770cd8f6eaff5441b80d3aec1a5614e8747e1</text:p>
          </table:table-cell>
          <table:table-cell table:style-name="ce84" office:value-type="string" calcext:value-type="string">
            <text:p>1bc5fd27cffd6fe67009a583989f646746deee8b</text:p>
          </table:table-cell>
          <table:table-cell table:style-name="ce84" office:value-type="string" calcext:value-type="string">
            <text:p><text:a xlink:href="https://github.com/cockroachdb/cockroach/pull/13197" xlink:type="simple">https://github.com/cockroachdb/cockroach/pull/13197</text:a></text:p>
          </table:table-cell>
          <table:table-cell office:value-type="string" calcext:value-type="string">
            <text:p>cockroachdb</text:p>
          </table:table-cell>
          <table:table-cell office:value-type="string" calcext:value-type="string">
            <text:p>Basically the same as Cockroachdb#13755</text:p>
          </table:table-cell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04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13"/>
          <table:table-cell/>
          <table:table-cell table:style-name="ce111" office:value-type="string" calcext:value-type="string">
            <text:p>X</text:p>
          </table:table-cell>
          <table:table-cell table:style-name="ce113"/>
          <table:table-cell table:number-columns-repeated="2"/>
          <table:table-cell office:value-type="string" calcext:value-type="string">
            <text:p>X</text:p>
          </table:table-cell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ckroachdb#13755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JXvUQgY1lzhbBL1RGSf6SQxfKcL04hLaBizFRj8sCJc/edit?usp=sharing&quot;;&quot;ef906076adc1d0e3721944829cfedfed51810088&quot;)" office:value-type="string" office:string-value="ef906076adc1d0e3721944829cfedfed51810088" calcext:value-type="string">
            <text:p>ef906076adc1d0e3721944829cfedfed51810088</text:p>
          </table:table-cell>
          <table:table-cell table:style-name="ce84" office:value-type="string" calcext:value-type="string">
            <text:p>c3fb1b490e3cbe9a3c00f8fae6b6b9cce8971eb6</text:p>
          </table:table-cell>
          <table:table-cell table:style-name="ce84" office:value-type="string" calcext:value-type="string">
            <text:p><text:a xlink:href="https://github.com/cockroachdb/cockroach/pull/13755" xlink:type="simple">https://github.com/cockroachdb/cockroach/pull/13755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04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13"/>
          <table:table-cell/>
          <table:table-cell table:style-name="ce111" office:value-type="string" calcext:value-type="string">
            <text:p>X</text:p>
          </table:table-cell>
          <table:table-cell table:style-name="ce113"/>
          <table:table-cell table:number-columns-repeated="2"/>
          <table:table-cell office:value-type="string" calcext:value-type="string">
            <text:p>X</text:p>
          </table:table-cell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ckroachdb#18101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yJ-PvBNe1yfufStsDKnoaCwbCGB1uCiooR7_XL0BVIE/edit&quot;;&quot;822bd176cc725c6b50905ea615023200b395e14f&quot;)" office:value-type="string" office:string-value="822bd176cc725c6b50905ea615023200b395e14f" calcext:value-type="string">
            <text:p>822bd176cc725c6b50905ea615023200b395e14f</text:p>
          </table:table-cell>
          <table:table-cell table:style-name="ce84" office:value-type="string" calcext:value-type="string">
            <text:p>6334904497be017eb8765268e3f65d388adcc028</text:p>
          </table:table-cell>
          <table:table-cell table:style-name="ce84" office:value-type="string" calcext:value-type="string">
            <text:p><text:a xlink:href="https://github.com/cockroachdb/cockroach/pull/18101" xlink:type="simple">https://github.com/cockroachdb/cockroach/pull/18101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 office:value-type="string" calcext:value-type="string">
            <text:p>X</text:p>
          </table:table-cell>
          <table:table-cell table:style-name="ce10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104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/>
          <table:table-cell table:style-name="ce111"/>
          <table:table-cell table:style-name="ce113"/>
          <table:table-cell office:value-type="string" calcext:value-type="string">
            <text:p>X</text:p>
          </table:table-cell>
          <table:table-cell table:number-columns-repeated="2"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ckroachdb#24808</text:p>
          </table:table-cell>
          <table:table-cell office:value-type="string" calcext:value-type="string">
            <text:p>GoBench</text:p>
          </table:table-cell>
          <table:table-cell table:style-name="ce84" office:value-type="string" calcext:value-type="string">
            <text:p><text:a xlink:href="https://github.com/timmyyuan/gobench/tree/master/gobench/goker/blocking/cockroach/24808" xlink:type="simple">https://github.com/timmyyuan/gobench/tree/master/gobench/goker/blocking/cockroach/24808</text:a></text:p>
          </table:table-cell>
          <table:table-cell table:style-name="ce84" office:value-type="string" calcext:value-type="string">
            <text:p>464ec953d579be4b4e79a1fb7a021bf79a279cd5</text:p>
          </table:table-cell>
          <table:table-cell table:style-name="ce84" office:value-type="string" calcext:value-type="string">
            <text:p><text:a xlink:href="https://github.com/cockroachdb/cockroach/pull/24808" xlink:type="simple">https://github.com/cockroachdb/cockroach/pull/24808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04"/>
          <table:table-cell table:style-name="ce111"/>
          <table:table-cell table:style-name="ce113" office:value-type="string" calcext:value-type="string">
            <text:p>X</text:p>
          </table:table-cell>
          <table:table-cell/>
          <table:table-cell table:style-name="ce111"/>
          <table:table-cell table:style-name="ce113"/>
          <table:table-cell office:value-type="string" calcext:value-type="string">
            <text:p>X</text:p>
          </table:table-cell>
          <table:table-cell table:number-columns-repeated="2"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ckroachdb#25456</text:p>
          </table:table-cell>
          <table:table-cell office:value-type="string" calcext:value-type="string">
            <text:p>GoBench</text:p>
          </table:table-cell>
          <table:table-cell table:style-name="ce84" office:value-type="string" calcext:value-type="string">
            <text:p><text:a xlink:href="https://github.com/timmyyuan/gobench/tree/master/gobench/goker/blocking/cockroach/25456" xlink:type="simple">https://github.com/timmyyuan/gobench/tree/master/gobench/goker/blocking/cockroach/25456</text:a></text:p>
          </table:table-cell>
          <table:table-cell table:style-name="ce84" office:value-type="string" calcext:value-type="string">
            <text:p>7055cc8d96883bda2f69bb1fe8bc7512b2543132</text:p>
          </table:table-cell>
          <table:table-cell table:style-name="ce84" office:value-type="string" calcext:value-type="string">
            <text:p><text:a xlink:href="https://github.com/cockroachdb/cockroach/pull/25456" xlink:type="simple">https://github.com/cockroachdb/cockroach/pull/25456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04"/>
          <table:table-cell table:style-name="ce111"/>
          <table:table-cell table:style-name="ce113"/>
          <table:table-cell/>
          <table:table-cell table:style-name="ce111" office:value-type="string" calcext:value-type="string">
            <text:p>X</text:p>
          </table:table-cell>
          <table:table-cell table:style-name="ce113"/>
          <table:table-cell office:value-type="string" calcext:value-type="string">
            <text:p>X</text:p>
          </table:table-cell>
          <table:table-cell table:number-columns-repeated="2"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etcd#6857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j0QY_xo1Dyum3VYsG5tiFi4ycxx-FcSzPns5Ph77yk8/edit&quot;;&quot;7afc490c95789c408fbc256d8e790273d331c984&quot;)" office:value-type="string" office:string-value="7afc490c95789c408fbc256d8e790273d331c984" calcext:value-type="string">
            <text:p>7afc490c95789c408fbc256d8e790273d331c984</text:p>
          </table:table-cell>
          <table:table-cell table:style-name="ce84" office:value-type="string" calcext:value-type="string">
            <text:p>377f19b0031f9c0aafe2aec28b6f9019311f52f9</text:p>
          </table:table-cell>
          <table:table-cell table:style-name="ce84" office:value-type="string" calcext:value-type="string">
            <text:p><text:a xlink:href="https://github.com/etcd-io/etcd/pull/6857" xlink:type="simple">https://github.com/etcd-io/etcd/pull/6857</text:a></text:p>
          </table:table-cell>
          <table:table-cell table:style-name="ce84" office:value-type="string" calcext:value-type="string">
            <text:p>etcd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04"/>
          <table:table-cell table:style-name="ce111"/>
          <table:table-cell table:style-name="ce113" office:value-type="string" calcext:value-type="string">
            <text:p>X</text:p>
          </table:table-cell>
          <table:table-cell/>
          <table:table-cell table:style-name="ce111"/>
          <table:table-cell table:style-name="ce113"/>
          <table:table-cell office:value-type="string" calcext:value-type="string">
            <text:p>X</text:p>
          </table:table-cell>
          <table:table-cell table:number-columns-repeated="2"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table:style-name="Default" office:value-type="string" calcext:value-type="string">
            <text:p>grpc-go#1275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3gLgWBLb44vPryJ9-KBQQ0lAEAAnurpjr1CWTDwu2Ws/edit&quot;;&quot;7df48bee8829276b13ef52bff4e1c47b9d55cd7d&quot;)" office:value-type="string" office:string-value="7df48bee8829276b13ef52bff4e1c47b9d55cd7d" calcext:value-type="string">
            <text:p>7df48bee8829276b13ef52bff4e1c47b9d55cd7d</text:p>
          </table:table-cell>
          <table:table-cell table:style-name="ce84" office:value-type="string" calcext:value-type="string">
            <text:p>7df48bee8829276b13ef52bff4e1c47b9d55cd7d</text:p>
          </table:table-cell>
          <table:table-cell table:style-name="ce84" office:value-type="string" calcext:value-type="string">
            <text:p><text:a xlink:href="https://github.com/grpc/grpc-go/pull/1275" xlink:type="simple">https://github.com/grpc/grpc-go/pull/1275</text:a></text:p>
          </table:table-cell>
          <table:table-cell table:style-name="ce84" office:value-type="string" calcext:value-type="string">
            <text:p>grpc-go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04" office:value-type="string" calcext:value-type="string">
            <text:p>X</text:p>
          </table:table-cell>
          <table:table-cell table:style-name="ce111"/>
          <table:table-cell table:style-name="ce113"/>
          <table:table-cell office:value-type="string" calcext:value-type="string">
            <text:p>X</text:p>
          </table:table-cell>
          <table:table-cell table:style-name="ce111"/>
          <table:table-cell table:style-name="ce113"/>
          <table:table-cell/>
          <table:table-cell office:value-type="string" calcext:value-type="string">
            <text:p>X</text:p>
          </table:table-cell>
          <table:table-cell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grpc-go#1424</text:p>
          </table:table-cell>
          <table:table-cell office:value-type="string" calcext:value-type="string">
            <text:p>GoBench</text:p>
          </table:table-cell>
          <table:table-cell table:style-name="ce84" office:value-type="string" calcext:value-type="string">
            <text:p><text:a xlink:href="https://github.com/timmyyuan/gobench/tree/master/gobench/goker/blocking/grpc/1424" xlink:type="simple">https://github.com/timmyyuan/gobench/tree/master/gobench/goker/blocking/grpc/1424</text:a></text:p>
          </table:table-cell>
          <table:table-cell table:style-name="ce84" office:value-type="string" calcext:value-type="string">
            <text:p>4e56696c6c5a8cd7b711a1eb8936463559361da5</text:p>
          </table:table-cell>
          <table:table-cell table:style-name="ce84" office:value-type="string" calcext:value-type="string">
            <text:p><text:a xlink:href="https://github.com/grpc/grpc-go/pull/1424" xlink:type="simple">https://github.com/grpc/grpc-go/pull/1424</text:a></text:p>
          </table:table-cell>
          <table:table-cell table:style-name="Default" office:value-type="string" calcext:value-type="string">
            <text:p>grpc-go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04"/>
          <table:table-cell table:style-name="ce111"/>
          <table:table-cell table:style-name="ce113"/>
          <table:table-cell/>
          <table:table-cell table:style-name="ce111" office:value-type="string" calcext:value-type="string">
            <text:p>X</text:p>
          </table:table-cell>
          <table:table-cell table:style-name="ce113"/>
          <table:table-cell table:number-columns-repeated="2"/>
          <table:table-cell office:value-type="string" calcext:value-type="string">
            <text:p>X</text:p>
          </table:table-cell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grpc-go#490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O5f7MiP2bzG7UAVgAdNtUUYQ9xcLV2O51mftAGTiVuA/edit?usp=sharing&quot;;&quot;47fc4a2936669af9ec8f851be845f2d4c7bcca18&quot;)" office:value-type="string" office:string-value="47fc4a2936669af9ec8f851be845f2d4c7bcca18" calcext:value-type="string">
            <text:p>47fc4a2936669af9ec8f851be845f2d4c7bcca18</text:p>
          </table:table-cell>
          <table:table-cell table:style-name="ce84" office:value-type="string" calcext:value-type="string">
            <text:p>9fafaa3e4fbc47d6e18f72a6d4f99ba1b0179d0c</text:p>
          </table:table-cell>
          <table:table-cell table:style-name="ce84" office:value-type="string" calcext:value-type="string">
            <text:p><text:a xlink:href="https://github.com/grpc/grpc-go/pull/490" xlink:type="simple">https://github.com/grpc/grpc-go/pull/490</text:a></text:p>
          </table:table-cell>
          <table:table-cell table:style-name="ce84" office:value-type="string" calcext:value-type="string">
            <text:p>grpc-go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104"/>
          <table:table-cell table:style-name="ce111" office:value-type="string" calcext:value-type="string">
            <text:p>X</text:p>
          </table:table-cell>
          <table:table-cell table:style-name="ce113"/>
          <table:table-cell/>
          <table:table-cell table:style-name="ce111" office:value-type="string" calcext:value-type="string">
            <text:p>X</text:p>
          </table:table-cell>
          <table:table-cell table:style-name="ce1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kubernetes#25331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vkQHp8G8zJ8mBiJrMVBP-TLahJTJb-QUmkAahdy_kds/edit?usp=sharing&quot;;&quot;97f4647dc3d8cf46c2b66b89a31c758a6edfb57c&quot;)" office:value-type="string" office:string-value="97f4647dc3d8cf46c2b66b89a31c758a6edfb57c" calcext:value-type="string">
            <text:p>97f4647dc3d8cf46c2b66b89a31c758a6edfb57c</text:p>
          </table:table-cell>
          <table:table-cell table:style-name="ce84" office:value-type="string" calcext:value-type="string">
            <text:p>8a81000b71ddb319ee47185194dccb196dec64bf</text:p>
          </table:table-cell>
          <table:table-cell table:style-name="ce84" office:value-type="string" calcext:value-type="string">
            <text:p><text:a xlink:href="https://github.com/kubernetes/kubernetes/pull/25331" xlink:type="simple">https://github.com/kubernetes/kubernetes/pull/25331</text:a></text:p>
          </table:table-cell>
          <table:table-cell table:style-name="ce84" office:value-type="string" calcext:value-type="string">
            <text:p>kubernetes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04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/>
          <table:table-cell table:style-name="ce111"/>
          <table:table-cell table:style-name="ce113"/>
          <table:table-cell office:value-type="string" calcext:value-type="string">
            <text:p>X</text:p>
          </table:table-cell>
          <table:table-cell table:number-columns-repeated="2"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kubernetes#35672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5vBuB9y1ZVvcNRloE7YM2BUe77YIRB7YxW5YBq8T4r0/edit?usp=sharing&quot;;&quot;991674380b7773d73afaeafeac6242bf3b6e6001&quot;)" office:value-type="string" office:string-value="991674380b7773d73afaeafeac6242bf3b6e6001" calcext:value-type="string">
            <text:p>991674380b7773d73afaeafeac6242bf3b6e6001</text:p>
          </table:table-cell>
          <table:table-cell table:style-name="ce84" office:value-type="string" calcext:value-type="string">
            <text:p>68ca6381643b3d8f2afd7c5810ced87499d0a17a</text:p>
          </table:table-cell>
          <table:table-cell table:style-name="ce84" office:value-type="string" calcext:value-type="string">
            <text:p><text:a xlink:href="https://github.com/kubernetes/kubernetes/pull/35672" xlink:type="simple">https://github.com/kubernetes/kubernetes/pull/35672</text:a></text:p>
          </table:table-cell>
          <table:table-cell table:style-name="ce84" office:value-type="string" calcext:value-type="string">
            <text:p>kubernetes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104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13"/>
          <table:table-cell/>
          <table:table-cell table:style-name="ce111" office:value-type="string" calcext:value-type="string">
            <text:p>X</text:p>
          </table:table-cell>
          <table:table-cell table:style-name="ce113"/>
          <table:table-cell table:number-columns-repeated="3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kubernetes#5316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9gPzpX-xTvrkZ9ILejUvnoCsla5flebEs9HGg_C2B4c/edit?usp=sharing&quot;;&quot;0aee25e06527993c59f3159e0cf3ff4342e169cd&quot;)" office:value-type="string" office:string-value="0aee25e06527993c59f3159e0cf3ff4342e169cd" calcext:value-type="string">
            <text:p>0aee25e06527993c59f3159e0cf3ff4342e169cd</text:p>
          </table:table-cell>
          <table:table-cell table:style-name="ce84" office:value-type="string" calcext:value-type="string">
            <text:p>0aee25e06527993c59f3159e0cf3ff4342e169cd</text:p>
          </table:table-cell>
          <table:table-cell table:style-name="ce84" office:value-type="string" calcext:value-type="string">
            <text:p><text:a xlink:href="https://github.com/kubernetes/kubernetes/pull/5316" xlink:type="simple">https://github.com/kubernetes/kubernetes/pull/5316</text:a></text:p>
          </table:table-cell>
          <table:table-cell table:style-name="ce84" office:value-type="string" calcext:value-type="string">
            <text:p>kubernetes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 office:value-type="string" calcext:value-type="string">
            <text:p>X</text:p>
          </table:table-cell>
          <table:table-cell table:style-name="ce104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04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/>
          <table:table-cell table:style-name="ce111"/>
          <table:table-cell table:style-name="ce113" office:value-type="string" calcext:value-type="string">
            <text:p>X</text:p>
          </table:table-cell>
          <table:table-cell table:number-columns-repeated="3"/>
          <table:table-cell table:style-name="ce111"/>
          <table:table-cell table:style-name="ce115" office:value-type="string" calcext:value-type="string">
            <text:p>X</text:p>
          </table:table-cell>
          <table:table-cell table:style-name="ce115"/>
          <table:table-cell table:style-name="ce115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moby#21233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kJloYdoBGLTSpVPoKrPTJCfqccGzlicVmwBB4lyjDGQ/edit&quot;;&quot;2f4aa9658408ac72a598363c6e22eadf93dbb8a7&quot;)" office:value-type="string" office:string-value="2f4aa9658408ac72a598363c6e22eadf93dbb8a7" calcext:value-type="string">
            <text:p>2f4aa9658408ac72a598363c6e22eadf93dbb8a7</text:p>
          </table:table-cell>
          <table:table-cell table:style-name="ce84" office:value-type="string" calcext:value-type="string">
            <text:p>aa76ddd35307a007b14e955f7d7d787cb13bc0ea</text:p>
          </table:table-cell>
          <table:table-cell table:style-name="ce84" office:value-type="string" calcext:value-type="string">
            <text:p><text:a xlink:href="https://github.com/moby/moby/pull/21233" xlink:type="simple">https://github.com/moby/moby/pull/21233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04"/>
          <table:table-cell table:style-name="ce111"/>
          <table:table-cell table:style-name="ce113"/>
          <table:table-cell office:value-type="string" calcext:value-type="string">
            <text:p>X</text:p>
          </table:table-cell>
          <table:table-cell table:style-name="ce111"/>
          <table:table-cell table:style-name="ce113"/>
          <table:table-cell table:number-columns-repeated="3"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moby#33293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nb24jhXR77E8s8tKXVJJPNApaXg0W8Zt00fxsyJX3ZQ/edit&quot;;&quot;4d2d2ea39336aade783c5c415b83d129bdd339bb&quot;)" office:value-type="string" office:string-value="4d2d2ea39336aade783c5c415b83d129bdd339bb" calcext:value-type="string">
            <text:p>4d2d2ea39336aade783c5c415b83d129bdd339bb</text:p>
          </table:table-cell>
          <table:table-cell table:style-name="ce84" office:value-type="string" calcext:value-type="string">
            <text:p>d98d4faef86c4ba4470c7f28c2ce92c10de4a565</text:p>
          </table:table-cell>
          <table:table-cell table:style-name="ce84" office:value-type="string" calcext:value-type="string">
            <text:p><text:a xlink:href="https://github.com/moby/moby/pull/33293" xlink:type="simple">https://github.com/moby/moby/pull/33293</text:a></text:p>
          </table:table-cell>
          <table:table-cell table:style-name="Default" office:value-type="string" calcext:value-type="string">
            <text:p>moby</text:p>
          </table:table-cell>
          <table:table-cell office:value-type="string" calcext:value-type="string">
            <text:p>VERY easy to reproduce</text:p>
          </table:table-cell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04"/>
          <table:table-cell table:style-name="ce111"/>
          <table:table-cell table:style-name="ce113" office:value-type="string" calcext:value-type="string">
            <text:p>X</text:p>
          </table:table-cell>
          <table:table-cell/>
          <table:table-cell table:style-name="ce111"/>
          <table:table-cell table:style-name="ce113" office:value-type="string" calcext:value-type="string">
            <text:p>X</text:p>
          </table:table-cell>
          <table:table-cell table:number-columns-repeated="3"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moby#33781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1_GfdrWAb1fObWLl2KMpnOxwDqXv-eqwAkqtx6j2-jw/edit?usp=sharing&quot;;&quot;da28210a157a3bf5662f1a049bb10f9b69d2a5a2&quot;)" office:value-type="string" office:string-value="da28210a157a3bf5662f1a049bb10f9b69d2a5a2" calcext:value-type="string">
            <text:p>da28210a157a3bf5662f1a049bb10f9b69d2a5a2</text:p>
          </table:table-cell>
          <table:table-cell table:style-name="ce84" office:value-type="string" calcext:value-type="string">
            <text:p>da28210a157a3bf5662f1a049bb10f9b69d2a5a2</text:p>
          </table:table-cell>
          <table:table-cell table:style-name="ce84" office:value-type="string" calcext:value-type="string">
            <text:p><text:a xlink:href="https://github.com/moby/moby/pull/33781" xlink:type="simple">https://github.com/moby/moby/pull/33781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 office:value-type="string" calcext:value-type="string">
            <text:p>X</text:p>
          </table:table-cell>
          <table:table-cell table:style-name="ce10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04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/>
          <table:table-cell table:style-name="ce111"/>
          <table:table-cell table:style-name="ce11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11"/>
          <table:table-cell table:style-name="ce115" table:number-columns-repeated="2"/>
          <table:table-cell table:style-name="ce115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moby#4395</text:p>
          </table:table-cell>
          <table:table-cell office:value-type="string" calcext:value-type="string">
            <text:p>Go-concurrency-bugs</text:p>
          </table:table-cell>
          <table:table-cell table:style-name="ce84" table:formula="of:=HYPERLINK(&quot;https://docs.google.com/document/d/1hjDPUmxQmv8eeXSpbnm05hh2s-opENCJGXTgzCzd0zA/edit?usp=sharing&quot;;&quot;d3a6ee1e55a53ee54b91ffb6c53ba674768cf9de&quot;)" office:value-type="string" office:string-value="d3a6ee1e55a53ee54b91ffb6c53ba674768cf9de" calcext:value-type="string">
            <text:p>d3a6ee1e55a53ee54b91ffb6c53ba674768cf9de</text:p>
          </table:table-cell>
          <table:table-cell table:style-name="ce84" office:value-type="string" calcext:value-type="string">
            <text:p>f83482c91885b8980031f44e30d73d6971042601</text:p>
          </table:table-cell>
          <table:table-cell table:style-name="ce84" office:value-type="string" calcext:value-type="string">
            <text:p><text:a xlink:href="https://github.com/moby/moby/pull/4395" xlink:type="simple">https://github.com/moby/moby/pull/4395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85" office:value-type="string" calcext:value-type="string">
            <text:p>Channel</text:p>
          </table:table-cell>
          <table:table-cell/>
          <table:table-cell table:style-name="ce99"/>
          <table:table-cell table:style-name="ce104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04" office:value-type="string" calcext:value-type="string">
            <text:p>X</text:p>
          </table:table-cell>
          <table:table-cell table:style-name="ce111"/>
          <table:table-cell table:style-name="ce113" office:value-type="string" calcext:value-type="string">
            <text:p>X</text:p>
          </table:table-cell>
          <table:table-cell/>
          <table:table-cell table:style-name="ce111"/>
          <table:table-cell table:style-name="ce113" office:value-type="string" calcext:value-type="string">
            <text:p>X</text:p>
          </table:table-cell>
          <table:table-cell table:number-columns-repeated="3"/>
          <table:table-cell table:style-name="ce111"/>
          <table:table-cell table:style-name="ce115" office:value-type="string" calcext:value-type="string">
            <text:p>X</text:p>
          </table:table-cell>
          <table:table-cell table:number-columns-repeated="2" table:style-name="ce115" office:value-type="string" calcext:value-type="string">
            <text:p>x</text:p>
          </table:table-cell>
          <table:table-cell table:number-columns-repeated="992"/>
        </table:table-row>
        <table:table-row table:style-name="ro1" table:number-rows-repeated="11">
          <table:table-cell table:number-columns-repeated="3"/>
          <table:table-cell table:style-name="ce84" table:number-columns-repeated="3"/>
          <table:table-cell table:style-name="Default"/>
          <table:table-cell/>
          <table:table-cell table:style-name="ce85"/>
          <table:table-cell/>
          <table:table-cell table:style-name="ce100"/>
          <table:table-cell table:style-name="ce104"/>
          <table:table-cell table:number-columns-repeated="5"/>
          <table:table-cell table:style-name="ce104"/>
          <table:table-cell table:style-name="ce111"/>
          <table:table-cell table:style-name="ce113"/>
          <table:table-cell/>
          <table:table-cell table:style-name="ce111"/>
          <table:table-cell table:style-name="ce113"/>
          <table:table-cell table:number-columns-repeated="3"/>
          <table:table-cell table:style-name="ce111"/>
          <table:table-cell table:style-name="ce115" table:number-columns-repeated="3"/>
          <table:table-cell table:number-columns-repeated="992"/>
        </table:table-row>
        <table:table-row table:style-name="ro1" table:number-rows-repeated="15">
          <table:table-cell table:number-columns-repeated="3"/>
          <table:table-cell table:style-name="ce84" table:number-columns-repeated="4"/>
          <table:table-cell/>
          <table:table-cell table:style-name="ce85"/>
          <table:table-cell table:number-columns-repeated="1013"/>
        </table:table-row>
        <table:table-row table:style-name="ro1" table:number-rows-repeated="55">
          <table:table-cell table:number-columns-repeated="8"/>
          <table:table-cell table:style-name="ce85"/>
          <table:table-cell table:number-columns-repeated="1013"/>
        </table:table-row>
        <table:table-row table:style-name="ro1" table:number-rows-repeated="10484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Bugs.I4:Bugs.I100">
            <calcext:condition calcext:apply-style-name="Error" calcext:value="not-contains-text([$Sheet2.$B$8:$Sheet2.$B$11])" calcext:base-cell-address="Bugs.I4"/>
          </calcext:conditional-format>
          <calcext:conditional-format calcext:target-range-address="Bugs.K4:Bugs.AD1048576">
            <calcext:condition calcext:apply-style-name="BG Grey" calcext:value="!=0" calcext:base-cell-address="Bugs.K4"/>
          </calcext:conditional-format>
        </calcext:conditional-formats>
      </table:table>
      <table:table table:name="Evaluation" table:style-name="ta1">
        <office:forms form:automatic-focus="false" form:apply-design-mode="false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7" table:default-cell-style-name="Default"/>
        <table:table-column table:style-name="co68" table:default-cell-style-name="Default"/>
        <table:table-column table:style-name="co7" table:default-cell-style-name="ce40"/>
        <table:table-column table:style-name="co69" table:default-cell-style-name="ce40"/>
        <table:table-column table:style-name="co70" table:default-cell-style-name="ce40"/>
        <table:table-column table:style-name="co71" table:default-cell-style-name="ce40"/>
        <table:table-column table:style-name="co7" table:number-columns-repeated="2" table:default-cell-style-name="ce40"/>
        <table:table-column table:style-name="co72" table:default-cell-style-name="ce40"/>
        <table:table-column table:style-name="co7" table:default-cell-style-name="ce40"/>
        <table:table-column table:style-name="co73" table:default-cell-style-name="ce40"/>
        <table:table-column table:style-name="co7" table:number-columns-repeated="8" table:default-cell-style-name="ce40"/>
        <table:table-column table:style-name="co7" table:number-columns-repeated="16357" table:default-cell-style-name="Default"/>
        <table:table-row table:style-name="ro1">
          <table:table-cell table:number-columns-repeated="10"/>
          <table:table-cell table:style-name="Default" table:number-columns-repeated="17"/>
          <table:table-cell table:number-columns-repeated="16357"/>
        </table:table-row>
        <table:table-row table:style-name="ro1">
          <table:table-cell table:number-columns-repeated="3"/>
          <table:table-cell office:value-type="string" calcext:value-type="string">
            <text:p>Observations</text:p>
          </table:table-cell>
          <table:table-cell table:number-columns-repeated="4"/>
          <table:table-cell table:style-name="ce122" office:value-type="string" calcext:value-type="string" table:number-columns-spanned="4" table:number-rows-spanned="1">
            <text:p>Gong</text:p>
          </table:table-cell>
          <table:covered-table-cell table:style-name="ce122"/>
          <table:covered-table-cell table:number-columns-repeated="2" table:style-name="Default"/>
          <table:table-cell table:style-name="Default" table:number-columns-repeated="2"/>
          <table:table-cell table:style-name="ce41" office:value-type="string" calcext:value-type="string" table:number-columns-spanned="4" table:number-rows-spanned="1">
            <text:p>GoDDaR</text:p>
          </table:table-cell>
          <table:covered-table-cell table:number-columns-repeated="3" table:style-name="ce42"/>
          <table:table-cell table:style-name="Default"/>
          <table:table-cell table:style-name="ce122" office:value-type="string" calcext:value-type="string" table:number-columns-spanned="3" table:number-rows-spanned="1">
            <text:p>Gcatch</text:p>
          </table:table-cell>
          <table:covered-table-cell table:style-name="ce125"/>
          <table:covered-table-cell table:style-name="Default"/>
          <table:table-cell table:style-name="Default"/>
          <table:table-cell table:style-name="ce38" office:value-type="string" calcext:value-type="string" table:number-columns-spanned="3" table:number-rows-spanned="1">
            <text:p>Observation</text:p>
          </table:table-cell>
          <table:covered-table-cell table:number-columns-repeated="2" table:style-name="ce39"/>
          <table:table-cell table:style-name="Default"/>
          <table:table-cell table:number-columns-repeated="16357"/>
        </table:table-row>
        <table:table-row table:style-name="ro8">
          <table:table-cell/>
          <table:table-cell table:formula="of:=[$Bugs.B3]" office:value-type="string" office:string-value="Bug Id" calcext:value-type="string">
            <text:p>Bug Id</text:p>
          </table:table-cell>
          <table:table-cell table:number-columns-repeated="5"/>
          <table:table-cell table:style-name="ce120" office:value-type="string" calcext:value-type="string">
            <text:p>Deadlock</text:p>
          </table:table-cell>
          <table:table-cell table:style-name="ce34" office:value-type="string" calcext:value-type="string">
            <text:p>Deadlock detected</text:p>
          </table:table-cell>
          <table:table-cell table:style-name="ce120" office:value-type="string" calcext:value-type="string">
            <text:p>No deadlock detected</text:p>
          </table:table-cell>
          <table:table-cell table:style-name="ce120" office:value-type="string" calcext:value-type="string">
            <text:p>Failure to parse MiGo</text:p>
          </table:table-cell>
          <table:table-cell table:style-name="ce120" office:value-type="string" calcext:value-type="string" table:number-columns-spanned="2" table:number-rows-spanned="1">
            <text:p>"We don't deal with Seq"</text:p>
          </table:table-cell>
          <table:covered-table-cell table:style-name="ce118"/>
          <table:table-cell table:style-name="ce120"/>
          <table:table-cell table:style-name="ce120" office:value-type="string" calcext:value-type="string">
            <text:p>Deadlock</text:p>
          </table:table-cell>
          <table:table-cell table:style-name="ce120" office:value-type="string" calcext:value-type="string">
            <text:p>Deadlock detected</text:p>
          </table:table-cell>
          <table:table-cell table:style-name="ce120" office:value-type="string" calcext:value-type="string">
            <text:p>Invalid deadlock detected</text:p>
          </table:table-cell>
          <table:table-cell table:style-name="ce120" office:value-type="string" calcext:value-type="string">
            <text:p>No deadlock detected</text:p>
          </table:table-cell>
          <table:table-cell table:style-name="ce120"/>
          <table:table-cell table:style-name="ce120" office:value-type="string" calcext:value-type="string">
            <text:p>Deadlock</text:p>
          </table:table-cell>
          <table:table-cell table:style-name="ce120" office:value-type="string" calcext:value-type="string">
            <text:p>Deadlock detected</text:p>
          </table:table-cell>
          <table:table-cell table:style-name="ce120" office:value-type="string" calcext:value-type="string">
            <text:p>No deadlock detected</text:p>
          </table:table-cell>
          <table:table-cell table:style-name="ce120"/>
          <table:table-cell table:style-name="ce120" office:value-type="string" calcext:value-type="string">
            <text:p>Has <text:span text:style-name="T1">context</text:span> in MiGo</text:p>
          </table:table-cell>
          <table:table-cell table:style-name="ce120" office:value-type="string" calcext:value-type="string">
            <text:p>Closes channels</text:p>
          </table:table-cell>
          <table:table-cell table:style-name="ce120" office:value-type="string" calcext:value-type="string">
            <text:p>Channel passing</text:p>
          </table:table-cell>
          <table:table-cell table:style-name="ce125" table:number-columns-repeated="3"/>
          <table:table-cell table:number-columns-repeated="16355"/>
        </table:table-row>
        <table:table-row table:style-name="ro8">
          <table:table-cell table:number-columns-repeated="8"/>
          <table:table-cell table:style-name="ce125" table:number-columns-repeated="2"/>
          <table:table-cell table:style-name="ce120" table:number-columns-repeated="2"/>
          <table:table-cell table:style-name="ce120" office:value-type="string" calcext:value-type="string">
            <text:p>Due to context</text:p>
          </table:table-cell>
          <table:table-cell table:style-name="ce125" table:number-columns-repeated="16"/>
          <table:table-cell table:number-columns-repeated="2"/>
          <table:table-cell table:style-name="ce125" table:number-columns-repeated="16353"/>
        </table:table-row>
        <table:table-row table:style-name="ro9">
          <table:table-cell/>
          <table:table-cell office:value-type="string" calcext:value-type="string">
            <text:p>cockroachdb#13197</text:p>
          </table:table-cell>
          <table:table-cell table:style-name="ce25" office:value-type="string" calcext:value-type="string">
            <text:p><text:a xlink:href="https://github.com/cockroachdb/cockroach/pull/13197" xlink:type="simple">https://github.com/cockroachdb/cockroach/pull/13197</text:a></text:p>
          </table:table-cell>
          <table:table-cell table:style-name="ce118" office:value-type="string" calcext:value-type="string">
            <text:p>Has context package</text:p>
          </table:table-cell>
          <table:table-cell table:style-name="ce118" table:formula="of:=COM.MICROSOFT.CONCAT(&quot;\href{&quot;; [.C5]; &quot;}{&quot;; SUBSTITUTE([.B5]; &quot;#&quot;; &quot;\#&quot;); &quot;}&quot;; &quot;\textsuperscript{&quot;; [.F5] ; &quot;}&quot;)" office:value-type="string" office:string-value="\href{https://github.com/cockroachdb/cockroach/pull/13197}{cockroachdb\#13197}\textsuperscript{~1}" calcext:value-type="string">
            <text:p>\href{https://github.com/cockroachdb/cockroach/pull/13197}{cockroachdb\#13197}\textsuperscript{~1}</text:p>
          </table:table-cell>
          <table:table-cell table:style-name="ce27" office:value-type="string" calcext:value-type="string">
            <text:p>~1</text:p>
          </table:table-cell>
          <table:table-cell table:style-name="ce118" table:formula="of:=COM.MICROSOFT.CONCAT([.E5]; &quot; &amp; &quot;; [.O5];&quot; &amp; &quot;;[.H5]; &quot; &amp; &quot;;[.T5]; &quot; \\&quot;)" office:value-type="string" office:string-value="\href{https://github.com/cockroachdb/cockroach/pull/13197}{cockroachdb\#13197}\textsuperscript{~1} &amp; - &amp; - &amp; \textcolor{Maroon}{\xmark} \\" calcext:value-type="string">
            <text:p>\href{https://github.com/cockroachdb/cockroach/pull/13197}{cockroachdb\#13197}\textsuperscript{~1} &amp; - &amp; - &amp; \textcolor{Maroon}{\xmark} \\</text:p>
          </table:table-cell>
          <table:table-cell table:style-name="ce29" table:formula="of:=IF(NOT(ISBLANK([.I5])); [.$B$29]; IF(NOT(ISBLANK([.J5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120" table:formula="of:=IF(NOT(ISBLANK([.P5])); [.$B$29]; IF(NOT(ISBLANK([.R5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120" table:formula="of:=IF(NOT(ISBLANK([.U5])); [.$B$29]; IF(NOT(ISBLANK([.V5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2"/>
          <table:table-cell table:style-name="ce125" table:number-columns-repeated="16353"/>
        </table:table-row>
        <table:table-row table:style-name="ro9">
          <table:table-cell/>
          <table:table-cell office:value-type="string" calcext:value-type="string">
            <text:p>cockroachdb#13755</text:p>
          </table:table-cell>
          <table:table-cell table:style-name="ce25" office:value-type="string" calcext:value-type="string">
            <text:p><text:a xlink:href="https://github.com/cockroachdb/cockroach/pull/13755" xlink:type="simple">https://github.com/cockroachdb/cockroach/pull/13755</text:a></text:p>
          </table:table-cell>
          <table:table-cell table:style-name="ce118" office:value-type="string" calcext:value-type="string">
            <text:p>Has context package</text:p>
          </table:table-cell>
          <table:table-cell table:style-name="ce118" table:formula="of:=COM.MICROSOFT.CONCAT(&quot;\href{&quot;; [.C6]; &quot;}{&quot;; SUBSTITUTE([.B6]; &quot;#&quot;; &quot;\#&quot;); &quot;}&quot;; &quot;\textsuperscript{&quot;; [.F6] ; &quot;}&quot;)" office:value-type="string" office:string-value="\href{https://github.com/cockroachdb/cockroach/pull/13755}{cockroachdb\#13755}\textsuperscript{~1}" calcext:value-type="string">
            <text:p>\href{https://github.com/cockroachdb/cockroach/pull/13755}{cockroachdb\#13755}\textsuperscript{~1}</text:p>
          </table:table-cell>
          <table:table-cell table:style-name="ce27" office:value-type="string" calcext:value-type="string">
            <text:p>~1</text:p>
          </table:table-cell>
          <table:table-cell table:style-name="ce118" table:formula="of:=COM.MICROSOFT.CONCAT([.E6]; &quot; &amp; &quot;; [.O6];&quot; &amp; &quot;;[.H6]; &quot; &amp; &quot;;[.T6]; &quot; \\&quot;)" office:value-type="string" office:string-value="\href{https://github.com/cockroachdb/cockroach/pull/13755}{cockroachdb\#13755}\textsuperscript{~1} &amp; - &amp; - &amp; \textcolor{Maroon}{\xmark} \\" calcext:value-type="string">
            <text:p>\href{https://github.com/cockroachdb/cockroach/pull/13755}{cockroachdb\#13755}\textsuperscript{~1} &amp; - &amp; - &amp; \textcolor{Maroon}{\xmark} \\</text:p>
          </table:table-cell>
          <table:table-cell table:style-name="ce29" table:formula="of:=IF(NOT(ISBLANK([.I6])); [.$B$29]; IF(NOT(ISBLANK([.J6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120" table:formula="of:=IF(NOT(ISBLANK([.P6])); [.$B$29]; IF(NOT(ISBLANK([.R6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120" table:formula="of:=IF(NOT(ISBLANK([.U6])); [.$B$29]; IF(NOT(ISBLANK([.V6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cockroachdb#18101</text:p>
          </table:table-cell>
          <table:table-cell table:style-name="ce25" office:value-type="string" calcext:value-type="string">
            <text:p><text:a xlink:href="https://github.com/cockroachdb/cockroach/pull/18101" xlink:type="simple">https://github.com/cockroachdb/cockroach/pull/18101</text:a></text:p>
          </table:table-cell>
          <table:table-cell table:style-name="ce118"/>
          <table:table-cell table:style-name="ce118" table:formula="of:=COM.MICROSOFT.CONCAT(&quot;\href{&quot;; [.C7]; &quot;}{&quot;; SUBSTITUTE([.B7]; &quot;#&quot;; &quot;\#&quot;); &quot;}&quot;; &quot;\textsuperscript{&quot;; [.F7] ; &quot;}&quot;)" office:value-type="string" office:string-value="\href{https://github.com/cockroachdb/cockroach/pull/18101}{cockroachdb\#18101}\textsuperscript{}" calcext:value-type="string">
            <text:p>\href{https://github.com/cockroachdb/cockroach/pull/18101}{cockroachdb\#18101}\textsuperscript{}</text:p>
          </table:table-cell>
          <table:table-cell table:style-name="ce27"/>
          <table:table-cell table:style-name="ce118" table:formula="of:=COM.MICROSOFT.CONCAT([.E7]; &quot; &amp; &quot;; [.O7];&quot; &amp; &quot;;[.H7]; &quot; &amp; &quot;;[.T7]; &quot; \\&quot;)" office:value-type="string" office:string-value="\href{https://github.com/cockroachdb/cockroach/pull/18101}{cockroachdb\#18101}\textsuperscript{} &amp; \textcolor{Green}{\cmark} &amp; \textcolor{Green}{\cmark} &amp; \textcolor{Maroon}{\xmark} \\" calcext:value-type="string">
            <text:p>\href{https://github.com/cockroachdb/cockroach/pull/18101}{cockroachdb\#18101}\textsuperscript{} &amp; \textcolor{Green}{\cmark} &amp; \textcolor{Green}{\cmark} &amp; \textcolor{Maroon}{\xmark} \\</text:p>
          </table:table-cell>
          <table:table-cell table:style-name="ce29" table:formula="of:=IF(NOT(ISBLANK([.I7])); [.$B$29]; IF(NOT(ISBLANK([.J7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120" table:formula="of:=IF(NOT(ISBLANK([.P7])); [.$B$29]; IF(NOT(ISBLANK([.R7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120" table:formula="of:=IF(NOT(ISBLANK([.U7])); [.$B$29]; IF(NOT(ISBLANK([.V7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cockroachdb#24808</text:p>
          </table:table-cell>
          <table:table-cell table:style-name="ce25" office:value-type="string" calcext:value-type="string">
            <text:p><text:a xlink:href="https://github.com/cockroachdb/cockroach/pull/24808" xlink:type="simple">https://github.com/cockroachdb/cockroach/pull/24808</text:a></text:p>
          </table:table-cell>
          <table:table-cell table:style-name="ce118" office:value-type="string" calcext:value-type="string">
            <text:p>Requires correct handling of async chan</text:p>
          </table:table-cell>
          <table:table-cell table:style-name="ce118" table:formula="of:=COM.MICROSOFT.CONCAT(&quot;\href{&quot;; [.C8]; &quot;}{&quot;; SUBSTITUTE([.B8]; &quot;#&quot;; &quot;\#&quot;); &quot;}&quot;; &quot;\textsuperscript{&quot;; [.F8] ; &quot;}&quot;)" office:value-type="string" office:string-value="\href{https://github.com/cockroachdb/cockroach/pull/24808}{cockroachdb\#24808}\textsuperscript{~2}" calcext:value-type="string">
            <text:p>\href{https://github.com/cockroachdb/cockroach/pull/24808}{cockroachdb\#24808}\textsuperscript{~2}</text:p>
          </table:table-cell>
          <table:table-cell table:style-name="ce27" office:value-type="string" calcext:value-type="string">
            <text:p>~2</text:p>
          </table:table-cell>
          <table:table-cell table:style-name="ce118" table:formula="of:=COM.MICROSOFT.CONCAT([.E8]; &quot; &amp; &quot;; [.O8];&quot; &amp; &quot;;[.H8]; &quot; &amp; &quot;;[.T8]; &quot; \\&quot;)" office:value-type="string" office:string-value="\href{https://github.com/cockroachdb/cockroach/pull/24808}{cockroachdb\#24808}\textsuperscript{~2} &amp; - &amp; - &amp; \textcolor{Maroon}{\xmark} \\" calcext:value-type="string">
            <text:p>\href{https://github.com/cockroachdb/cockroach/pull/24808}{cockroachdb\#24808}\textsuperscript{~2} &amp; - &amp; - &amp; \textcolor{Maroon}{\xmark} \\</text:p>
          </table:table-cell>
          <table:table-cell table:style-name="ce29" table:formula="of:=IF(NOT(ISBLANK([.I8])); [.$B$29]; IF(NOT(ISBLANK([.J8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120" table:formula="of:=IF(NOT(ISBLANK([.P8])); [.$B$29]; IF(NOT(ISBLANK([.R8])); [.$B$30]; &quot;-&quot;))" office:value-type="string" office:string-value="-" calcext:value-type="string">
            <text:p>-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/>
          <table:table-cell table:style-name="ce31"/>
          <table:table-cell table:style-name="ce120" table:formula="of:=IF(NOT(ISBLANK([.U8])); [.$B$29]; IF(NOT(ISBLANK([.V8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cockroachdb#24808 - adapted</text:p>
          </table:table-cell>
          <table:table-cell table:style-name="ce25" office:value-type="string" calcext:value-type="string">
            <text:p><text:a xlink:href="https://github.com/cockroachdb/cockroach/pull/24808" xlink:type="simple">https://github.com/cockroachdb/cockroach/pull/24808</text:a></text:p>
          </table:table-cell>
          <table:table-cell table:style-name="ce118" office:value-type="string" calcext:value-type="string">
            <text:p>Requires correct handling of async chan</text:p>
          </table:table-cell>
          <table:table-cell table:style-name="ce118" table:formula="of:=COM.MICROSOFT.CONCAT(&quot;\href{&quot;; [.C9]; &quot;}{&quot;; SUBSTITUTE([.B9]; &quot;#&quot;; &quot;\#&quot;); &quot;}&quot;; &quot;\textsuperscript{&quot;; [.F9] ; &quot;}&quot;)" office:value-type="string" office:string-value="\href{https://github.com/cockroachdb/cockroach/pull/24808}{cockroachdb\#24808 - adapted}\textsuperscript{~2}" calcext:value-type="string">
            <text:p>\href{https://github.com/cockroachdb/cockroach/pull/24808}{cockroachdb\#24808 - adapted}\textsuperscript{~2}</text:p>
          </table:table-cell>
          <table:table-cell table:style-name="ce27" office:value-type="string" calcext:value-type="string">
            <text:p>~2</text:p>
          </table:table-cell>
          <table:table-cell table:style-name="ce118" table:formula="of:=COM.MICROSOFT.CONCAT([.E9]; &quot; &amp; &quot;; [.O9];&quot; &amp; &quot;;[.H9]; &quot; &amp; &quot;;[.T9]; &quot; \\&quot;)" office:value-type="string" office:string-value="\href{https://github.com/cockroachdb/cockroach/pull/24808}{cockroachdb\#24808 - adapted}\textsuperscript{~2} &amp; - &amp; \textcolor{Maroon}{\xmark} &amp; \textcolor{Maroon}{\xmark} \\" calcext:value-type="string">
            <text:p>\href{https://github.com/cockroachdb/cockroach/pull/24808}{cockroachdb\#24808 - adapted}\textsuperscript{~2} &amp; - &amp; \textcolor{Maroon}{\xmark} &amp; \textcolor{Maroon}{\xmark} \\</text:p>
          </table:table-cell>
          <table:table-cell table:style-name="ce29" table:formula="of:=IF(NOT(ISBLANK([.I9])); [.$B$29]; IF(NOT(ISBLANK([.J9])); [.$B$30]; &quot;-&quot;))" office:value-type="string" office:string-value="\textcolor{Maroon}{\xmark}" calcext:value-type="string">
            <text:p>\textcolor{Maroon}{\xmark}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3" table:number-columns-repeated="4"/>
          <table:table-cell table:style-name="ce120" table:formula="of:=IF(NOT(ISBLANK([.P9])); [.$B$29]; IF(NOT(ISBLANK([.R9])); [.$B$30]; &quot;-&quot;))" office:value-type="string" office:string-value="-" calcext:value-type="string">
            <text:p>-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/>
          <table:table-cell table:style-name="ce31"/>
          <table:table-cell table:style-name="ce120" table:formula="of:=IF(NOT(ISBLANK([.U9])); [.$B$29]; IF(NOT(ISBLANK([.V9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cockroachdb#25456</text:p>
          </table:table-cell>
          <table:table-cell table:style-name="ce25" office:value-type="string" calcext:value-type="string">
            <text:p><text:a xlink:href="https://github.com/cockroachdb/cockroach/pull/25456" xlink:type="simple">https://github.com/cockroachdb/cockroach/pull/25456</text:a></text:p>
          </table:table-cell>
          <table:table-cell table:style-name="ce118"/>
          <table:table-cell table:style-name="ce118" table:formula="of:=COM.MICROSOFT.CONCAT(&quot;\href{&quot;; [.C10]; &quot;}{&quot;; SUBSTITUTE([.B10]; &quot;#&quot;; &quot;\#&quot;); &quot;}&quot;; &quot;\textsuperscript{&quot;; [.F10] ; &quot;}&quot;)" office:value-type="string" office:string-value="\href{https://github.com/cockroachdb/cockroach/pull/25456}{cockroachdb\#25456}\textsuperscript{}" calcext:value-type="string">
            <text:p>\href{https://github.com/cockroachdb/cockroach/pull/25456}{cockroachdb\#25456}\textsuperscript{}</text:p>
          </table:table-cell>
          <table:table-cell table:style-name="ce27"/>
          <table:table-cell table:style-name="ce118" table:formula="of:=COM.MICROSOFT.CONCAT([.E10]; &quot; &amp; &quot;; [.O10];&quot; &amp; &quot;;[.H10]; &quot; &amp; &quot;;[.T10]; &quot; \\&quot;)" office:value-type="string" office:string-value="\href{https://github.com/cockroachdb/cockroach/pull/25456}{cockroachdb\#25456}\textsuperscript{} &amp; \textcolor{Green}{\cmark} &amp; \textcolor{Green}{\cmark} &amp; \textcolor{Green}{\cmark} \\" calcext:value-type="string">
            <text:p>\href{https://github.com/cockroachdb/cockroach/pull/25456}{cockroachdb\#25456}\textsuperscript{} &amp; \textcolor{Green}{\cmark} &amp; \textcolor{Green}{\cmark} &amp; \textcolor{Green}{\cmark} \\</text:p>
          </table:table-cell>
          <table:table-cell table:style-name="ce29" table:formula="of:=IF(NOT(ISBLANK([.I10])); [.$B$29]; IF(NOT(ISBLANK([.J10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120" table:formula="of:=IF(NOT(ISBLANK([.P10])); [.$B$29]; IF(NOT(ISBLANK([.R10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120" table:formula="of:=IF(NOT(ISBLANK([.U10])); [.$B$29]; IF(NOT(ISBLANK([.V10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etcd#6857</text:p>
          </table:table-cell>
          <table:table-cell table:style-name="ce25" office:value-type="string" calcext:value-type="string">
            <text:p><text:a xlink:href="https://github.com/etcd-io/etcd/pull/6857" xlink:type="simple">https://github.com/etcd-io/etcd/pull/6857</text:a></text:p>
          </table:table-cell>
          <table:table-cell table:style-name="ce118"/>
          <table:table-cell table:style-name="ce118" table:formula="of:=COM.MICROSOFT.CONCAT(&quot;\href{&quot;; [.C11]; &quot;}{&quot;; SUBSTITUTE([.B11]; &quot;#&quot;; &quot;\#&quot;); &quot;}&quot;; &quot;\textsuperscript{&quot;; [.F11] ; &quot;}&quot;)" office:value-type="string" office:string-value="\href{https://github.com/etcd-io/etcd/pull/6857}{etcd\#6857}\textsuperscript{}" calcext:value-type="string">
            <text:p>\href{https://github.com/etcd-io/etcd/pull/6857}{etcd\#6857}\textsuperscript{}</text:p>
          </table:table-cell>
          <table:table-cell table:style-name="ce27"/>
          <table:table-cell table:style-name="ce118" table:formula="of:=COM.MICROSOFT.CONCAT([.E11]; &quot; &amp; &quot;; [.O11];&quot; &amp; &quot;;[.H11]; &quot; &amp; &quot;;[.T11]; &quot; \\&quot;)" office:value-type="string" office:string-value="\href{https://github.com/etcd-io/etcd/pull/6857}{etcd\#6857}\textsuperscript{} &amp; - &amp; - &amp; \textcolor{Green}{\cmark} \\" calcext:value-type="string">
            <text:p>\href{https://github.com/etcd-io/etcd/pull/6857}{etcd\#6857}\textsuperscript{} &amp; - &amp; - &amp; \textcolor{Green}{\cmark} \\</text:p>
          </table:table-cell>
          <table:table-cell table:style-name="ce29" table:formula="of:=IF(NOT(ISBLANK([.I11])); [.$B$29]; IF(NOT(ISBLANK([.J11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120" table:formula="of:=IF(NOT(ISBLANK([.P11])); [.$B$29]; IF(NOT(ISBLANK([.R11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120" table:formula="of:=IF(NOT(ISBLANK([.U11])); [.$B$29]; IF(NOT(ISBLANK([.V11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3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etcd#6857 - adapted</text:p>
          </table:table-cell>
          <table:table-cell table:style-name="ce25" office:value-type="string" calcext:value-type="string">
            <text:p><text:a xlink:href="https://github.com/etcd-io/etcd/pull/6857" xlink:type="simple">https://github.com/etcd-io/etcd/pull/6857</text:a></text:p>
          </table:table-cell>
          <table:table-cell table:style-name="ce118" office:value-type="string" calcext:value-type="string">
            <text:p>Has channel passing</text:p>
          </table:table-cell>
          <table:table-cell table:style-name="ce118" table:formula="of:=COM.MICROSOFT.CONCAT(&quot;\href{&quot;; [.C12]; &quot;}{&quot;; SUBSTITUTE([.B12]; &quot;#&quot;; &quot;\#&quot;); &quot;}&quot;; &quot;\textsuperscript{&quot;; [.F12] ; &quot;}&quot;)" office:value-type="string" office:string-value="\href{https://github.com/etcd-io/etcd/pull/6857}{etcd\#6857 - adapted}\textsuperscript{~3}" calcext:value-type="string">
            <text:p>\href{https://github.com/etcd-io/etcd/pull/6857}{etcd\#6857 - adapted}\textsuperscript{~3}</text:p>
          </table:table-cell>
          <table:table-cell table:style-name="ce27" office:value-type="string" calcext:value-type="string">
            <text:p>~3</text:p>
          </table:table-cell>
          <table:table-cell table:style-name="ce118" table:formula="of:=COM.MICROSOFT.CONCAT([.E12]; &quot; &amp; &quot;; [.O12];&quot; &amp; &quot;;[.H12]; &quot; &amp; &quot;;[.T12]; &quot; \\&quot;)" office:value-type="string" office:string-value="\href{https://github.com/etcd-io/etcd/pull/6857}{etcd\#6857 - adapted}\textsuperscript{~3} &amp; - &amp; - &amp; - \\" calcext:value-type="string">
            <text:p>\href{https://github.com/etcd-io/etcd/pull/6857}{etcd\#6857 - adapted}\textsuperscript{~3} &amp; - &amp; - &amp; - \\</text:p>
          </table:table-cell>
          <table:table-cell table:style-name="ce29" table:formula="of:=IF(NOT(ISBLANK([.I12])); [.$B$29]; IF(NOT(ISBLANK([.J12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 table:number-columns-repeated="4"/>
          <table:table-cell table:style-name="ce120" table:formula="of:=IF(NOT(ISBLANK([.P12])); [.$B$29]; IF(NOT(ISBLANK([.R12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120" table:formula="of:=IF(NOT(ISBLANK([.U12])); [.$B$29]; IF(NOT(ISBLANK([.V12])); [.$B$30]; &quot;-&quot;))" office:value-type="string" office:string-value="-" calcext:value-type="string">
            <text:p>-</text:p>
          </table:table-cell>
          <table:table-cell table:style-name="ce33" table:number-columns-repeated="5"/>
          <table:table-cell table:style-name="ce33" office:value-type="string" calcext:value-type="string">
            <text:p>X</text:p>
          </table:table-cell>
          <table:table-cell table:style-name="ce33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grpc-go#1275</text:p>
          </table:table-cell>
          <table:table-cell table:style-name="ce25" office:value-type="string" calcext:value-type="string">
            <text:p><text:a xlink:href="https://github.com/grpc/grpc-go/pull/1275" xlink:type="simple">https://github.com/grpc/grpc-go/pull/1275</text:a></text:p>
          </table:table-cell>
          <table:table-cell table:style-name="ce118"/>
          <table:table-cell table:style-name="ce118" table:formula="of:=COM.MICROSOFT.CONCAT(&quot;\href{&quot;; [.C13]; &quot;}{&quot;; SUBSTITUTE([.B13]; &quot;#&quot;; &quot;\#&quot;); &quot;}&quot;; &quot;\textsuperscript{&quot;; [.F13] ; &quot;}&quot;)" office:value-type="string" office:string-value="\href{https://github.com/grpc/grpc-go/pull/1275}{grpc-go\#1275}\textsuperscript{}" calcext:value-type="string">
            <text:p>\href{https://github.com/grpc/grpc-go/pull/1275}{grpc-go\#1275}\textsuperscript{}</text:p>
          </table:table-cell>
          <table:table-cell table:style-name="ce27"/>
          <table:table-cell table:style-name="ce118" table:formula="of:=COM.MICROSOFT.CONCAT([.E13]; &quot; &amp; &quot;; [.O13];&quot; &amp; &quot;;[.H13]; &quot; &amp; &quot;;[.T13]; &quot; \\&quot;)" office:value-type="string" office:string-value="\href{https://github.com/grpc/grpc-go/pull/1275}{grpc-go\#1275}\textsuperscript{} &amp; \textcolor{Green}{\cmark} &amp; \textcolor{Green}{\cmark} &amp; \textcolor{Green}{\cmark} \\" calcext:value-type="string">
            <text:p>\href{https://github.com/grpc/grpc-go/pull/1275}{grpc-go\#1275}\textsuperscript{} &amp; \textcolor{Green}{\cmark} &amp; \textcolor{Green}{\cmark} &amp; \textcolor{Green}{\cmark} \\</text:p>
          </table:table-cell>
          <table:table-cell table:style-name="ce29" table:formula="of:=IF(NOT(ISBLANK([.I13])); [.$B$29]; IF(NOT(ISBLANK([.J13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120" table:formula="of:=IF(NOT(ISBLANK([.P13])); [.$B$29]; IF(NOT(ISBLANK([.R13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120" table:formula="of:=IF(NOT(ISBLANK([.U13])); [.$B$29]; IF(NOT(ISBLANK([.V13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grpc-go#1424</text:p>
          </table:table-cell>
          <table:table-cell table:style-name="ce25" office:value-type="string" calcext:value-type="string">
            <text:p><text:a xlink:href="https://github.com/grpc/grpc-go/pull/1424" xlink:type="simple">https://github.com/grpc/grpc-go/pull/1424</text:a></text:p>
          </table:table-cell>
          <table:table-cell table:style-name="ce118"/>
          <table:table-cell table:style-name="ce118" table:formula="of:=COM.MICROSOFT.CONCAT(&quot;\href{&quot;; [.C14]; &quot;}{&quot;; SUBSTITUTE([.B14]; &quot;#&quot;; &quot;\#&quot;); &quot;}&quot;; &quot;\textsuperscript{&quot;; [.F14] ; &quot;}&quot;)" office:value-type="string" office:string-value="\href{https://github.com/grpc/grpc-go/pull/1424}{grpc-go\#1424}\textsuperscript{}" calcext:value-type="string">
            <text:p>\href{https://github.com/grpc/grpc-go/pull/1424}{grpc-go\#1424}\textsuperscript{}</text:p>
          </table:table-cell>
          <table:table-cell table:style-name="ce27"/>
          <table:table-cell table:style-name="ce118" table:formula="of:=COM.MICROSOFT.CONCAT([.E14]; &quot; &amp; &quot;; [.O14];&quot; &amp; &quot;;[.H14]; &quot; &amp; &quot;;[.T14]; &quot; \\&quot;)" office:value-type="string" office:string-value="\href{https://github.com/grpc/grpc-go/pull/1424}{grpc-go\#1424}\textsuperscript{} &amp; \textcolor{Green}{\cmark} &amp; \textcolor{Green}{\cmark} &amp; \textcolor{Green}{\cmark} \\" calcext:value-type="string">
            <text:p>\href{https://github.com/grpc/grpc-go/pull/1424}{grpc-go\#1424}\textsuperscript{} &amp; \textcolor{Green}{\cmark} &amp; \textcolor{Green}{\cmark} &amp; \textcolor{Green}{\cmark} \\</text:p>
          </table:table-cell>
          <table:table-cell table:style-name="ce29" table:formula="of:=IF(NOT(ISBLANK([.I14])); [.$B$29]; IF(NOT(ISBLANK([.J14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120" table:formula="of:=IF(NOT(ISBLANK([.P14])); [.$B$29]; IF(NOT(ISBLANK([.R14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120" table:formula="of:=IF(NOT(ISBLANK([.U14])); [.$B$29]; IF(NOT(ISBLANK([.V14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grpc-go#490</text:p>
          </table:table-cell>
          <table:table-cell table:style-name="ce25" office:value-type="string" calcext:value-type="string">
            <text:p><text:a xlink:href="https://github.com/grpc/grpc-go/pull/490" xlink:type="simple">https://github.com/grpc/grpc-go/pull/490</text:a></text:p>
          </table:table-cell>
          <table:table-cell table:style-name="ce118"/>
          <table:table-cell table:style-name="ce118" table:formula="of:=COM.MICROSOFT.CONCAT(&quot;\href{&quot;; [.C15]; &quot;}{&quot;; SUBSTITUTE([.B15]; &quot;#&quot;; &quot;\#&quot;); &quot;}&quot;; &quot;\textsuperscript{&quot;; [.F15] ; &quot;}&quot;)" office:value-type="string" office:string-value="\href{https://github.com/grpc/grpc-go/pull/490}{grpc-go\#490}\textsuperscript{}" calcext:value-type="string">
            <text:p>\href{https://github.com/grpc/grpc-go/pull/490}{grpc-go\#490}\textsuperscript{}</text:p>
          </table:table-cell>
          <table:table-cell table:style-name="ce27"/>
          <table:table-cell table:style-name="ce118" table:formula="of:=COM.MICROSOFT.CONCAT([.E15]; &quot; &amp; &quot;; [.O15];&quot; &amp; &quot;;[.H15]; &quot; &amp; &quot;;[.T15]; &quot; \\&quot;)" office:value-type="string" office:string-value="\href{https://github.com/grpc/grpc-go/pull/490}{grpc-go\#490}\textsuperscript{} &amp; \textcolor{Green}{\cmark} &amp; \textcolor{Green}{\cmark} &amp; \textcolor{Maroon}{\xmark} \\" calcext:value-type="string">
            <text:p>\href{https://github.com/grpc/grpc-go/pull/490}{grpc-go\#490}\textsuperscript{} &amp; \textcolor{Green}{\cmark} &amp; \textcolor{Green}{\cmark} &amp; \textcolor{Maroon}{\xmark} \\</text:p>
          </table:table-cell>
          <table:table-cell table:style-name="ce29" table:formula="of:=IF(NOT(ISBLANK([.I15])); [.$B$29]; IF(NOT(ISBLANK([.J15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120" table:formula="of:=IF(NOT(ISBLANK([.P15])); [.$B$29]; IF(NOT(ISBLANK([.R15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120" table:formula="of:=IF(NOT(ISBLANK([.U15])); [.$B$29]; IF(NOT(ISBLANK([.V15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kubernetes#25331</text:p>
          </table:table-cell>
          <table:table-cell table:style-name="ce25" office:value-type="string" calcext:value-type="string">
            <text:p><text:a xlink:href="https://github.com/kubernetes/kubernetes/pull/25331" xlink:type="simple">https://github.com/kubernetes/kubernetes/pull/25331</text:a></text:p>
          </table:table-cell>
          <table:table-cell table:style-name="ce118" office:value-type="string" calcext:value-type="string">
            <text:p>Has context package</text:p>
          </table:table-cell>
          <table:table-cell table:style-name="ce118" table:formula="of:=COM.MICROSOFT.CONCAT(&quot;\href{&quot;; [.C16]; &quot;}{&quot;; SUBSTITUTE([.B16]; &quot;#&quot;; &quot;\#&quot;); &quot;}&quot;; &quot;\textsuperscript{&quot;; [.F16] ; &quot;}&quot;)" office:value-type="string" office:string-value="\href{https://github.com/kubernetes/kubernetes/pull/25331}{kubernetes\#25331}\textsuperscript{~1, 2}" calcext:value-type="string">
            <text:p>\href{https://github.com/kubernetes/kubernetes/pull/25331}{kubernetes\#25331}\textsuperscript{~1, 2}</text:p>
          </table:table-cell>
          <table:table-cell table:style-name="ce27" office:value-type="string" calcext:value-type="string">
            <text:p>~1, 2</text:p>
          </table:table-cell>
          <table:table-cell table:style-name="ce118" table:formula="of:=COM.MICROSOFT.CONCAT([.E16]; &quot; &amp; &quot;; [.O16];&quot; &amp; &quot;;[.H16]; &quot; &amp; &quot;;[.T16]; &quot; \\&quot;)" office:value-type="string" office:string-value="\href{https://github.com/kubernetes/kubernetes/pull/25331}{kubernetes\#25331}\textsuperscript{~1, 2} &amp; - &amp; - &amp; \textcolor{Maroon}{\xmark} \\" calcext:value-type="string">
            <text:p>\href{https://github.com/kubernetes/kubernetes/pull/25331}{kubernetes\#25331}\textsuperscript{~1, 2} &amp; - &amp; - &amp; \textcolor{Maroon}{\xmark} \\</text:p>
          </table:table-cell>
          <table:table-cell table:style-name="ce29" table:formula="of:=IF(NOT(ISBLANK([.I16])); [.$B$29]; IF(NOT(ISBLANK([.J16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120" table:formula="of:=IF(NOT(ISBLANK([.P16])); [.$B$29]; IF(NOT(ISBLANK([.R16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120" table:formula="of:=IF(NOT(ISBLANK([.U16])); [.$B$29]; IF(NOT(ISBLANK([.V16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kubernetes#35672</text:p>
          </table:table-cell>
          <table:table-cell table:style-name="ce25" office:value-type="string" calcext:value-type="string">
            <text:p><text:a xlink:href="https://github.com/kubernetes/kubernetes/pull/35672" xlink:type="simple">https://github.com/kubernetes/kubernetes/pull/35672</text:a></text:p>
          </table:table-cell>
          <table:table-cell table:style-name="ce118"/>
          <table:table-cell table:style-name="ce118" table:formula="of:=COM.MICROSOFT.CONCAT(&quot;\href{&quot;; [.C17]; &quot;}{&quot;; SUBSTITUTE([.B17]; &quot;#&quot;; &quot;\#&quot;); &quot;}&quot;; &quot;\textsuperscript{&quot;; [.F17] ; &quot;}&quot;)" office:value-type="string" office:string-value="\href{https://github.com/kubernetes/kubernetes/pull/35672}{kubernetes\#35672}\textsuperscript{}" calcext:value-type="string">
            <text:p>\href{https://github.com/kubernetes/kubernetes/pull/35672}{kubernetes\#35672}\textsuperscript{}</text:p>
          </table:table-cell>
          <table:table-cell table:style-name="ce27"/>
          <table:table-cell table:style-name="ce118" table:formula="of:=COM.MICROSOFT.CONCAT([.E17]; &quot; &amp; &quot;; [.O17];&quot; &amp; &quot;;[.H17]; &quot; &amp; &quot;;[.T17]; &quot; \\&quot;)" office:value-type="string" office:string-value="\href{https://github.com/kubernetes/kubernetes/pull/35672}{kubernetes\#35672}\textsuperscript{} &amp; \textcolor{Green}{\cmark} &amp; \textcolor{Green}{\cmark} &amp; \textcolor{Green}{\cmark} \\" calcext:value-type="string">
            <text:p>\href{https://github.com/kubernetes/kubernetes/pull/35672}{kubernetes\#35672}\textsuperscript{} &amp; \textcolor{Green}{\cmark} &amp; \textcolor{Green}{\cmark} &amp; \textcolor{Green}{\cmark} \\</text:p>
          </table:table-cell>
          <table:table-cell table:style-name="ce29" table:formula="of:=IF(NOT(ISBLANK([.I17])); [.$B$29]; IF(NOT(ISBLANK([.J17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120" table:formula="of:=IF(NOT(ISBLANK([.P17])); [.$B$29]; IF(NOT(ISBLANK([.R17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120" table:formula="of:=IF(NOT(ISBLANK([.U17])); [.$B$29]; IF(NOT(ISBLANK([.V17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kubernetes#5316</text:p>
          </table:table-cell>
          <table:table-cell table:style-name="ce25" office:value-type="string" calcext:value-type="string">
            <text:p><text:a xlink:href="https://github.com/kubernetes/kubernetes/pull/5316" xlink:type="simple">https://github.com/kubernetes/kubernetes/pull/5316</text:a></text:p>
          </table:table-cell>
          <table:table-cell table:style-name="ce118" office:value-type="string" calcext:value-type="string">
            <text:p>Good, simple real world example</text:p>
          </table:table-cell>
          <table:table-cell table:style-name="ce118" table:formula="of:=COM.MICROSOFT.CONCAT(&quot;\href{&quot;; [.C18]; &quot;}{&quot;; SUBSTITUTE([.B18]; &quot;#&quot;; &quot;\#&quot;); &quot;}&quot;; &quot;\textsuperscript{&quot;; [.F18] ; &quot;}&quot;)" office:value-type="string" office:string-value="\href{https://github.com/kubernetes/kubernetes/pull/5316}{kubernetes\#5316}\textsuperscript{}" calcext:value-type="string">
            <text:p>\href{https://github.com/kubernetes/kubernetes/pull/5316}{kubernetes\#5316}\textsuperscript{}</text:p>
          </table:table-cell>
          <table:table-cell table:style-name="ce27"/>
          <table:table-cell table:style-name="ce118" table:formula="of:=COM.MICROSOFT.CONCAT([.E18]; &quot; &amp; &quot;; [.O18];&quot; &amp; &quot;;[.H18]; &quot; &amp; &quot;;[.T18]; &quot; \\&quot;)" office:value-type="string" office:string-value="\href{https://github.com/kubernetes/kubernetes/pull/5316}{kubernetes\#5316}\textsuperscript{} &amp; \textcolor{Green}{\cmark} &amp; \textcolor{Green}{\cmark} &amp; \textcolor{Green}{\cmark} \\" calcext:value-type="string">
            <text:p>\href{https://github.com/kubernetes/kubernetes/pull/5316}{kubernetes\#5316}\textsuperscript{} &amp; \textcolor{Green}{\cmark} &amp; \textcolor{Green}{\cmark} &amp; \textcolor{Green}{\cmark} \\</text:p>
          </table:table-cell>
          <table:table-cell table:style-name="ce29" table:formula="of:=IF(NOT(ISBLANK([.I18])); [.$B$29]; IF(NOT(ISBLANK([.J18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120" table:formula="of:=IF(NOT(ISBLANK([.P18])); [.$B$29]; IF(NOT(ISBLANK([.R18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120" table:formula="of:=IF(NOT(ISBLANK([.U18])); [.$B$29]; IF(NOT(ISBLANK([.V18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moby#21233</text:p>
          </table:table-cell>
          <table:table-cell table:style-name="ce25" office:value-type="string" calcext:value-type="string">
            <text:p><text:a xlink:href="https://github.com/moby/moby/pull/21233" xlink:type="simple">https://github.com/moby/moby/pull/21233</text:a></text:p>
          </table:table-cell>
          <table:table-cell table:style-name="ce118"/>
          <table:table-cell table:style-name="ce118" table:formula="of:=COM.MICROSOFT.CONCAT(&quot;\href{&quot;; [.C19]; &quot;}{&quot;; SUBSTITUTE([.B19]; &quot;#&quot;; &quot;\#&quot;); &quot;}&quot;; &quot;\textsuperscript{&quot;; [.F19] ; &quot;}&quot;)" office:value-type="string" office:string-value="\href{https://github.com/moby/moby/pull/21233}{moby\#21233}\textsuperscript{}" calcext:value-type="string">
            <text:p>\href{https://github.com/moby/moby/pull/21233}{moby\#21233}\textsuperscript{}</text:p>
          </table:table-cell>
          <table:table-cell table:style-name="ce27"/>
          <table:table-cell table:style-name="ce118" table:formula="of:=COM.MICROSOFT.CONCAT([.E19]; &quot; &amp; &quot;; [.O19];&quot; &amp; &quot;;[.H19]; &quot; &amp; &quot;;[.T19]; &quot; \\&quot;)" office:value-type="string" office:string-value="\href{https://github.com/moby/moby/pull/21233}{moby\#21233}\textsuperscript{} &amp; \textcolor{Green}{\cmark} &amp; \textcolor{Green}{\cmark} &amp; \textcolor{Maroon}{\xmark} \\" calcext:value-type="string">
            <text:p>\href{https://github.com/moby/moby/pull/21233}{moby\#21233}\textsuperscript{} &amp; \textcolor{Green}{\cmark} &amp; \textcolor{Green}{\cmark} &amp; \textcolor{Maroon}{\xmark} \\</text:p>
          </table:table-cell>
          <table:table-cell table:style-name="ce29" table:formula="of:=IF(NOT(ISBLANK([.I19])); [.$B$29]; IF(NOT(ISBLANK([.J19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120" table:formula="of:=IF(NOT(ISBLANK([.P19])); [.$B$29]; IF(NOT(ISBLANK([.R19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120" table:formula="of:=IF(NOT(ISBLANK([.U19])); [.$B$29]; IF(NOT(ISBLANK([.V19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moby#33293</text:p>
          </table:table-cell>
          <table:table-cell table:style-name="ce25" office:value-type="string" calcext:value-type="string">
            <text:p><text:a xlink:href="https://github.com/moby/moby/pull/33293" xlink:type="simple">https://github.com/moby/moby/pull/33293</text:a></text:p>
          </table:table-cell>
          <table:table-cell table:style-name="ce118"/>
          <table:table-cell table:style-name="ce118" table:formula="of:=COM.MICROSOFT.CONCAT(&quot;\href{&quot;; [.C20]; &quot;}{&quot;; SUBSTITUTE([.B20]; &quot;#&quot;; &quot;\#&quot;); &quot;}&quot;; &quot;\textsuperscript{&quot;; [.F20] ; &quot;}&quot;)" office:value-type="string" office:string-value="\href{https://github.com/moby/moby/pull/33293}{moby\#33293}\textsuperscript{}" calcext:value-type="string">
            <text:p>\href{https://github.com/moby/moby/pull/33293}{moby\#33293}\textsuperscript{}</text:p>
          </table:table-cell>
          <table:table-cell table:style-name="ce27"/>
          <table:table-cell table:style-name="ce118" table:formula="of:=COM.MICROSOFT.CONCAT([.E20]; &quot; &amp; &quot;; [.O20];&quot; &amp; &quot;;[.H20]; &quot; &amp; &quot;;[.T20]; &quot; \\&quot;)" office:value-type="string" office:string-value="\href{https://github.com/moby/moby/pull/33293}{moby\#33293}\textsuperscript{} &amp; \textcolor{Green}{\cmark} &amp; \textcolor{Green}{\cmark} &amp; \textcolor{Green}{\cmark} \\" calcext:value-type="string">
            <text:p>\href{https://github.com/moby/moby/pull/33293}{moby\#33293}\textsuperscript{} &amp; \textcolor{Green}{\cmark} &amp; \textcolor{Green}{\cmark} &amp; \textcolor{Green}{\cmark} \\</text:p>
          </table:table-cell>
          <table:table-cell table:style-name="ce29" table:formula="of:=IF(NOT(ISBLANK([.I20])); [.$B$29]; IF(NOT(ISBLANK([.J20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120" table:formula="of:=IF(NOT(ISBLANK([.P20])); [.$B$29]; IF(NOT(ISBLANK([.R20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120" table:formula="of:=IF(NOT(ISBLANK([.U20])); [.$B$29]; IF(NOT(ISBLANK([.V20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moby#33781</text:p>
          </table:table-cell>
          <table:table-cell table:style-name="ce25" office:value-type="string" calcext:value-type="string">
            <text:p><text:a xlink:href="https://github.com/moby/moby/pull/33781" xlink:type="simple">https://github.com/moby/moby/pull/33781</text:a></text:p>
          </table:table-cell>
          <table:table-cell table:style-name="ce118"/>
          <table:table-cell table:style-name="ce118" table:formula="of:=COM.MICROSOFT.CONCAT(&quot;\href{&quot;; [.C21]; &quot;}{&quot;; SUBSTITUTE([.B21]; &quot;#&quot;; &quot;\#&quot;); &quot;}&quot;; &quot;\textsuperscript{&quot;; [.F21] ; &quot;}&quot;)" office:value-type="string" office:string-value="\href{https://github.com/moby/moby/pull/33781}{moby\#33781}\textsuperscript{}" calcext:value-type="string">
            <text:p>\href{https://github.com/moby/moby/pull/33781}{moby\#33781}\textsuperscript{}</text:p>
          </table:table-cell>
          <table:table-cell table:style-name="ce27"/>
          <table:table-cell table:style-name="ce118" table:formula="of:=COM.MICROSOFT.CONCAT([.E21]; &quot; &amp; &quot;; [.O21];&quot; &amp; &quot;;[.H21]; &quot; &amp; &quot;;[.T21]; &quot; \\&quot;)" office:value-type="string" office:string-value="\href{https://github.com/moby/moby/pull/33781}{moby\#33781}\textsuperscript{} &amp; - &amp; - &amp; \textcolor{Green}{\cmark} \\" calcext:value-type="string">
            <text:p>\href{https://github.com/moby/moby/pull/33781}{moby\#33781}\textsuperscript{} &amp; - &amp; - &amp; \textcolor{Green}{\cmark} \\</text:p>
          </table:table-cell>
          <table:table-cell table:style-name="ce29" table:formula="of:=IF(NOT(ISBLANK([.I21])); [.$B$29]; IF(NOT(ISBLANK([.J21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120" table:formula="of:=IF(NOT(ISBLANK([.P21])); [.$B$29]; IF(NOT(ISBLANK([.R21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120" table:formula="of:=IF(NOT(ISBLANK([.U21])); [.$B$29]; IF(NOT(ISBLANK([.V21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moby#33781 - adapted</text:p>
          </table:table-cell>
          <table:table-cell table:style-name="ce25" office:value-type="string" calcext:value-type="string">
            <text:p><text:a xlink:href="https://github.com/moby/moby/pull/33781" xlink:type="simple">https://github.com/moby/moby/pull/33781</text:a></text:p>
          </table:table-cell>
          <table:table-cell table:style-name="ce118"/>
          <table:table-cell table:style-name="ce118" table:formula="of:=COM.MICROSOFT.CONCAT(&quot;\href{&quot;; [.C22]; &quot;}{&quot;; SUBSTITUTE([.B22]; &quot;#&quot;; &quot;\#&quot;); &quot;}&quot;; &quot;\textsuperscript{&quot;; [.F22] ; &quot;}&quot;)" office:value-type="string" office:string-value="\href{https://github.com/moby/moby/pull/33781}{moby\#33781 - adapted}\textsuperscript{}" calcext:value-type="string">
            <text:p>\href{https://github.com/moby/moby/pull/33781}{moby\#33781 - adapted}\textsuperscript{}</text:p>
          </table:table-cell>
          <table:table-cell table:style-name="ce27"/>
          <table:table-cell table:style-name="ce118" table:formula="of:=COM.MICROSOFT.CONCAT([.E22]; &quot; &amp; &quot;; [.O22];&quot; &amp; &quot;;[.H22]; &quot; &amp; &quot;;[.T22]; &quot; \\&quot;)" office:value-type="string" office:string-value="\href{https://github.com/moby/moby/pull/33781}{moby\#33781 - adapted}\textsuperscript{} &amp; \textcolor{Maroon}{\xmark} &amp; \textcolor{Maroon}{\xmark} &amp; \textcolor{Green}{\cmark} \\" calcext:value-type="string">
            <text:p>\href{https://github.com/moby/moby/pull/33781}{moby\#33781 - adapted}\textsuperscript{} &amp; \textcolor{Maroon}{\xmark} &amp; \textcolor{Maroon}{\xmark} &amp; \textcolor{Green}{\cmark} \\</text:p>
          </table:table-cell>
          <table:table-cell table:style-name="ce29" table:formula="of:=IF(NOT(ISBLANK([.I22])); [.$B$29]; IF(NOT(ISBLANK([.J22])); [.$B$30]; &quot;-&quot;))" office:value-type="string" office:string-value="\textcolor{Maroon}{\xmark}" calcext:value-type="string">
            <text:p>\textcolor{Maroon}{\xmark}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3" table:number-columns-repeated="4"/>
          <table:table-cell table:style-name="ce120" table:formula="of:=IF(NOT(ISBLANK([.P22])); [.$B$29]; IF(NOT(ISBLANK([.R22])); [.$B$30]; &quot;-&quot;))" office:value-type="string" office:string-value="\textcolor{Maroon}{\xmark}" calcext:value-type="string">
            <text:p>\textcolor{Maroon}{\xmark}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1"/>
          <table:table-cell table:style-name="ce120" table:formula="of:=IF(NOT(ISBLANK([.U22])); [.$B$29]; IF(NOT(ISBLANK([.V22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 table:number-columns-repeated="2"/>
          <table:table-cell table:number-columns-repeated="16355"/>
        </table:table-row>
        <table:table-row table:style-name="ro9">
          <table:table-cell/>
          <table:table-cell office:value-type="string" calcext:value-type="string">
            <text:p>moby#4395</text:p>
          </table:table-cell>
          <table:table-cell table:style-name="ce25" office:value-type="string" calcext:value-type="string">
            <text:p><text:a xlink:href="https://github.com/moby/moby/pull/4395" xlink:type="simple">https://github.com/moby/moby/pull/4395</text:a></text:p>
          </table:table-cell>
          <table:table-cell table:style-name="ce118"/>
          <table:table-cell table:style-name="ce118" table:formula="of:=COM.MICROSOFT.CONCAT(&quot;\href{&quot;; [.C23]; &quot;}{&quot;; SUBSTITUTE([.B23]; &quot;#&quot;; &quot;\#&quot;); &quot;}&quot;; &quot;\textsuperscript{&quot;; [.F23] ; &quot;}&quot;)" office:value-type="string" office:string-value="\href{https://github.com/moby/moby/pull/4395}{moby\#4395}\textsuperscript{}" calcext:value-type="string">
            <text:p>\href{https://github.com/moby/moby/pull/4395}{moby\#4395}\textsuperscript{}</text:p>
          </table:table-cell>
          <table:table-cell table:style-name="ce27"/>
          <table:table-cell table:style-name="ce118" table:formula="of:=COM.MICROSOFT.CONCAT([.E23]; &quot; &amp; &quot;; [.O23];&quot; &amp; &quot;;[.H23]; &quot; &amp; &quot;;[.T23]; &quot; \\&quot;)" office:value-type="string" office:string-value="\href{https://github.com/moby/moby/pull/4395}{moby\#4395}\textsuperscript{} &amp; \textcolor{Green}{\cmark} &amp; \textcolor{Green}{\cmark} &amp; \textcolor{Green}{\cmark} \\" calcext:value-type="string">
            <text:p>\href{https://github.com/moby/moby/pull/4395}{moby\#4395}\textsuperscript{} &amp; \textcolor{Green}{\cmark} &amp; \textcolor{Green}{\cmark} &amp; \textcolor{Green}{\cmark} \\</text:p>
          </table:table-cell>
          <table:table-cell table:style-name="ce29" table:formula="of:=IF(NOT(ISBLANK([.I23])); [.$B$29]; IF(NOT(ISBLANK([.J23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120" table:formula="of:=IF(NOT(ISBLANK([.P23])); [.$B$29]; IF(NOT(ISBLANK([.R23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1"/>
          <table:table-cell table:style-name="ce120" table:formula="of:=IF(NOT(ISBLANK([.U23])); [.$B$29]; IF(NOT(ISBLANK([.V23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as context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Async channel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hannel passing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\textcolor{Green}{\cmark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\textcolor{Maroon}{\xmark}</text:p>
          </table:table-cell>
          <table:table-cell table:number-columns-repeated="16382"/>
        </table:table-row>
        <table:table-row table:style-name="ro1" table:number-rows-repeated="2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Evaluation.U5:Evaluation.AC23 Evaluation.I5:Evaluation.N23 Evaluation.P5:Evaluation.S23">
            <calcext:condition calcext:apply-style-name="Grey BG" calcext:value="!=0" calcext:base-cell-address="Evaluation.I5"/>
          </calcext:conditional-format>
        </calcext:conditional-formats>
      </table:table>
      <table:table table:name="Gobench bugs" table:style-name="ta1">
        <table:table-column table:style-name="co7" table:default-cell-style-name="Default"/>
        <table:table-column table:style-name="co74" table:default-cell-style-name="ce20"/>
        <table:table-column table:style-name="co75" table:default-cell-style-name="Default"/>
        <table:table-column table:style-name="co76" table:default-cell-style-name="ce20"/>
        <table:table-column table:style-name="co77" table:default-cell-style-name="Default"/>
        <table:table-column table:style-name="co78" table:default-cell-style-name="Default"/>
        <table:table-column table:style-name="co7" table:number-columns-repeated="3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In Collection</text:p>
          </table:table-cell>
          <table:table-cell office:value-type="string" calcext:value-type="string">
            <text:p>Bug ID</text:p>
          </table:table-cell>
          <table:table-cell table:style-name="Default" office:value-type="string" calcext:value-type="string">
            <text:p>In Go-concurrency-bugs</text:p>
          </table:table-cell>
          <table:table-cell office:value-type="string" calcext:value-type="string">
            <text:p>Bug ID – Go-concurrency-bug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SubsubType</text:p>
          </table:table-cell>
        </table:table-row>
        <table:table-row table:style-name="ro1">
          <table:table-cell/>
          <table:table-cell table:formula="of:=IF(ISNA(MATCH([.C3];[$Bugs.B$4:$Bugs.B$43];0)); &quot;&quot;; &quot;X&quot;)">
            <text:p/>
          </table:table-cell>
          <table:table-cell office:value-type="string" calcext:value-type="string">
            <text:p>cockroachdb#2448</text:p>
          </table:table-cell>
          <table:table-cell table:formula="of:=IF(ISNA(MATCH([.E3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cockroachdb#2448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4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cockroachdb#24808</text:p>
          </table:table-cell>
          <table:table-cell table:formula="of:=IF(ISNA(MATCH([.E4];[$'go-concurrency-bugs'.D$3:$'go-concurrency-bugs'.D$92];0)); &quot;&quot;; &quot;X&quot;)">
            <text:p/>
          </table:table-cell>
          <table:table-cell office:value-type="string" calcext:value-type="string">
            <text:p>cockroachdb#24808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5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cockroachdb#25456</text:p>
          </table:table-cell>
          <table:table-cell table:formula="of:=IF(ISNA(MATCH([.E5];[$'go-concurrency-bugs'.D$3:$'go-concurrency-bugs'.D$92];0)); &quot;&quot;; &quot;X&quot;)">
            <text:p/>
          </table:table-cell>
          <table:table-cell office:value-type="string" calcext:value-type="string">
            <text:p>cockroachdb#25456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6];[$Bugs.B$4:$Bugs.B$43];0)); &quot;&quot;; &quot;X&quot;)">
            <text:p/>
          </table:table-cell>
          <table:table-cell office:value-type="string" calcext:value-type="string">
            <text:p>cockroachdb#35073</text:p>
          </table:table-cell>
          <table:table-cell table:formula="of:=IF(ISNA(MATCH([.E6];[$'go-concurrency-bugs'.D$3:$'go-concurrency-bugs'.D$92];0)); &quot;&quot;; &quot;X&quot;)">
            <text:p/>
          </table:table-cell>
          <table:table-cell office:value-type="string" calcext:value-type="string">
            <text:p>cockroachdb#35073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7];[$Bugs.B$4:$Bugs.B$43];0)); &quot;&quot;; &quot;X&quot;)">
            <text:p/>
          </table:table-cell>
          <table:table-cell office:value-type="string" calcext:value-type="string">
            <text:p>cockroachdb#35931</text:p>
          </table:table-cell>
          <table:table-cell table:formula="of:=IF(ISNA(MATCH([.E7];[$'go-concurrency-bugs'.D$3:$'go-concurrency-bugs'.D$92];0)); &quot;&quot;; &quot;X&quot;)">
            <text:p/>
          </table:table-cell>
          <table:table-cell office:value-type="string" calcext:value-type="string">
            <text:p>cockroachdb#35931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8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etcd#6857</text:p>
          </table:table-cell>
          <table:table-cell table:formula="of:=IF(ISNA(MATCH([.E8];[$'go-concurrency-bugs'.D$3:$'go-concurrency-bugs'.D$92];0)); &quot;&quot;; &quot;X&quot;)">
            <text:p/>
          </table:table-cell>
          <table:table-cell office:value-type="string" calcext:value-type="string">
            <text:p>etcd#6857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9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grpc-go#1275</text:p>
          </table:table-cell>
          <table:table-cell table:formula="of:=IF(ISNA(MATCH([.E9];[$'go-concurrency-bugs'.D$3:$'go-concurrency-bugs'.D$92];0)); &quot;&quot;; &quot;X&quot;)">
            <text:p/>
          </table:table-cell>
          <table:table-cell office:value-type="string" calcext:value-type="string">
            <text:p>grpc#1275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0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grpc-go#1424</text:p>
          </table:table-cell>
          <table:table-cell table:formula="of:=IF(ISNA(MATCH([.E10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grpc#1424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1];[$Bugs.B$4:$Bugs.B$43];0)); &quot;&quot;; &quot;X&quot;)">
            <text:p/>
          </table:table-cell>
          <table:table-cell office:value-type="string" calcext:value-type="string">
            <text:p>grpc-go#660</text:p>
          </table:table-cell>
          <table:table-cell table:formula="of:=IF(ISNA(MATCH([.E11];[$'go-concurrency-bugs'.D$3:$'go-concurrency-bugs'.D$92];0)); &quot;&quot;; &quot;X&quot;)">
            <text:p/>
          </table:table-cell>
          <table:table-cell office:value-type="string" calcext:value-type="string">
            <text:p>grpc#660</text:p>
          </table:table-cell>
          <table:table-cell office:value-type="string" calcext:value-type="string">
            <text:p>Can't find the buggy code in the pull request</text:p>
          </table:table-cell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2];[$Bugs.B$4:$Bugs.B$43];0)); &quot;&quot;; &quot;X&quot;)">
            <text:p/>
          </table:table-cell>
          <table:table-cell office:value-type="string" calcext:value-type="string">
            <text:p>istio#17860</text:p>
          </table:table-cell>
          <table:table-cell table:formula="of:=IF(ISNA(MATCH([.E12];[$'go-concurrency-bugs'.D$3:$'go-concurrency-bugs'.D$92];0)); &quot;&quot;; &quot;X&quot;)">
            <text:p/>
          </table:table-cell>
          <table:table-cell office:value-type="string" calcext:value-type="string">
            <text:p>istio#17860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3];[$Bugs.B$4:$Bugs.B$43];0)); &quot;&quot;; &quot;X&quot;)">
            <text:p/>
          </table:table-cell>
          <table:table-cell office:value-type="string" calcext:value-type="string">
            <text:p>kubernetes#38669</text:p>
          </table:table-cell>
          <table:table-cell table:formula="of:=IF(ISNA(MATCH([.E13];[$'go-concurrency-bugs'.D$3:$'go-concurrency-bugs'.D$92];0)); &quot;&quot;; &quot;X&quot;)">
            <text:p/>
          </table:table-cell>
          <table:table-cell office:value-type="string" calcext:value-type="string">
            <text:p>kubernetes#38669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4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kubernetes#5316</text:p>
          </table:table-cell>
          <table:table-cell table:formula="of:=IF(ISNA(MATCH([.E14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kubernetes#5316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5];[$Bugs.B$4:$Bugs.B$43];0)); &quot;&quot;; &quot;X&quot;)">
            <text:p/>
          </table:table-cell>
          <table:table-cell office:value-type="string" calcext:value-type="string">
            <text:p>kubernetes#70277</text:p>
          </table:table-cell>
          <table:table-cell table:formula="of:=IF(ISNA(MATCH([.E15];[$'go-concurrency-bugs'.D$3:$'go-concurrency-bugs'.D$92];0)); &quot;&quot;; &quot;X&quot;)">
            <text:p/>
          </table:table-cell>
          <table:table-cell office:value-type="string" calcext:value-type="string">
            <text:p>kubernetes#70277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6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21233</text:p>
          </table:table-cell>
          <table:table-cell table:formula="of:=IF(ISNA(MATCH([.E16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21233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7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33293</text:p>
          </table:table-cell>
          <table:table-cell table:formula="of:=IF(ISNA(MATCH([.E17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33293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8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4395</text:p>
          </table:table-cell>
          <table:table-cell table:formula="of:=IF(ISNA(MATCH([.E18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4395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9];[$Bugs.B$4:$Bugs.B$43];0)); &quot;&quot;; &quot;X&quot;)">
            <text:p/>
          </table:table-cell>
          <table:table-cell office:value-type="string" calcext:value-type="string">
            <text:p>syncthing#5795</text:p>
          </table:table-cell>
          <table:table-cell table:formula="of:=IF(ISNA(MATCH([.E19];[$'go-concurrency-bugs'.D$3:$'go-concurrency-bugs'.D$92];0)); &quot;&quot;; &quot;X&quot;)">
            <text:p/>
          </table:table-cell>
          <table:table-cell office:value-type="string" calcext:value-type="string">
            <text:p>syncthing#5795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</table:table>
      <table:table table:name="go-concurrency-bugs" table:style-name="ta1">
        <table:table-column table:style-name="co37" table:number-columns-repeated="2" table:default-cell-style-name="ce134"/>
        <table:table-column table:style-name="co38" table:default-cell-style-name="ce158"/>
        <table:table-column table:style-name="co39" table:default-cell-style-name="ce134"/>
        <table:table-column table:style-name="co40" table:default-cell-style-name="ce134"/>
        <table:table-column table:style-name="co41" table:default-cell-style-name="ce134"/>
        <table:table-column table:style-name="co42" table:default-cell-style-name="ce134"/>
        <table:table-column table:style-name="co43" table:default-cell-style-name="ce134"/>
        <table:table-column table:style-name="co44" table:default-cell-style-name="ce134"/>
        <table:table-column table:style-name="co45" table:default-cell-style-name="ce134"/>
        <table:table-column table:style-name="co46" table:default-cell-style-name="ce134"/>
        <table:table-column table:style-name="co47" table:default-cell-style-name="ce134"/>
        <table:table-column table:style-name="co48" table:default-cell-style-name="ce134"/>
        <table:table-column table:style-name="co46" table:default-cell-style-name="ce134"/>
        <table:table-column table:style-name="co37" table:default-cell-style-name="ce134"/>
        <table:table-column table:style-name="co49" table:number-columns-repeated="6" table:default-cell-style-name="ce134"/>
        <table:table-column table:style-name="co50" table:default-cell-style-name="ce134"/>
        <table:table-column table:style-name="co49" table:number-columns-repeated="2" table:default-cell-style-name="ce134"/>
        <table:table-column table:style-name="co51" table:default-cell-style-name="ce134"/>
        <table:table-column table:style-name="co52" table:number-columns-repeated="5" table:default-cell-style-name="ce134"/>
        <table:table-column table:style-name="co43" table:default-cell-style-name="ce134"/>
        <table:table-column table:style-name="co49" table:number-columns-repeated="2" table:default-cell-style-name="ce134"/>
        <table:table-column table:style-name="co53" table:default-cell-style-name="ce134"/>
        <table:table-column table:style-name="co54" table:default-cell-style-name="ce134"/>
        <table:table-column table:style-name="co49" table:number-columns-repeated="2" table:default-cell-style-name="ce134"/>
        <table:table-column table:style-name="co54" table:default-cell-style-name="ce134"/>
        <table:table-column table:style-name="co49" table:number-columns-repeated="2" table:default-cell-style-name="ce134"/>
        <table:table-column table:style-name="co46" table:default-cell-style-name="ce134"/>
        <table:table-column table:style-name="co49" table:default-cell-style-name="ce134"/>
        <table:table-column table:style-name="co55" table:number-columns-repeated="2" table:default-cell-style-name="ce134"/>
        <table:table-column table:style-name="co56" table:number-columns-repeated="2" table:default-cell-style-name="ce134"/>
        <table:table-column table:style-name="co54" table:default-cell-style-name="ce134"/>
        <table:table-column table:style-name="co57" table:number-columns-repeated="8" table:default-cell-style-name="ce134"/>
        <table:table-column table:style-name="co58" table:default-cell-style-name="ce134"/>
        <table:table-column table:style-name="co40" table:default-cell-style-name="ce134"/>
        <table:table-column table:style-name="co50" table:default-cell-style-name="ce134"/>
        <table:table-column table:style-name="co40" table:number-columns-repeated="966" table:default-cell-style-name="ce134"/>
        <table:table-row table:style-name="ro5">
          <table:table-cell/>
          <table:table-cell table:style-name="ce135"/>
          <table:table-cell table:style-name="ce135" office:value-type="string" calcext:value-type="string">
            <text:p>commit hash</text:p>
          </table:table-cell>
          <table:table-cell table:style-name="ce135" office:value-type="string" calcext:value-type="string">
            <text:p>BugID</text:p>
          </table:table-cell>
          <table:table-cell table:style-name="ce135" office:value-type="string" calcext:value-type="string">
            <text:p>Reproduced?</text:p>
          </table:table-cell>
          <table:table-cell table:style-name="ce135" office:value-type="string" calcext:value-type="string">
            <text:p>application</text:p>
          </table:table-cell>
          <table:table-cell table:style-name="ce135" office:value-type="string" calcext:value-type="string">
            <text:p>leak</text:p>
          </table:table-cell>
          <table:table-cell table:style-name="ce160"/>
          <table:table-cell table:style-name="ce135" office:value-type="string" calcext:value-type="string">
            <text:p>circular</text:p>
          </table:table-cell>
          <table:table-cell table:style-name="ce135" office:value-type="string" calcext:value-type="string">
            <text:p>singular</text:p>
          </table:table-cell>
          <table:table-cell table:style-name="ce163"/>
          <table:table-cell table:style-name="ce161" office:value-type="string" calcext:value-type="string">
            <text:p>tranditional</text:p>
          </table:table-cell>
          <table:table-cell table:style-name="ce161" office:value-type="string" calcext:value-type="string">
            <text:p>non-trandition</text:p>
          </table:table-cell>
          <table:table-cell table:style-name="ce163"/>
          <table:table-cell table:style-name="ce161" office:value-type="string" calcext:value-type="string">
            <text:p>lock related</text:p>
          </table:table-cell>
          <table:table-cell table:style-name="ce161" office:value-type="string" calcext:value-type="string">
            <text:p>wait related</text:p>
          </table:table-cell>
          <table:table-cell table:style-name="ce161" office:value-type="string" calcext:value-type="string">
            <text:p>WaitGroup</text:p>
          </table:table-cell>
          <table:table-cell table:style-name="ce161" office:value-type="string" calcext:value-type="string">
            <text:p>rwlock</text:p>
          </table:table-cell>
          <table:table-cell table:style-name="ce161" office:value-type="string" calcext:value-type="string">
            <text:p>channel related</text:p>
          </table:table-cell>
          <table:table-cell table:style-name="ce161" office:value-type="string" calcext:value-type="string">
            <text:p>mixing lock/wait &amp; channel</text:p>
          </table:table-cell>
          <table:table-cell table:style-name="ce161" office:value-type="string" calcext:value-type="string">
            <text:p>messaging lib</text:p>
          </table:table-cell>
          <table:table-cell table:style-name="ce163"/>
          <table:table-cell table:style-name="ce161" office:value-type="string" calcext:value-type="string">
            <text:p>shared</text:p>
          </table:table-cell>
          <table:table-cell table:style-name="ce161" office:value-type="string" calcext:value-type="string">
            <text:p>message</text:p>
          </table:table-cell>
          <table:table-cell table:style-name="ce163"/>
          <table:table-cell table:style-name="ce161" office:value-type="string" calcext:value-type="string">
            <text:p>Syn Add</text:p>
          </table:table-cell>
          <table:table-cell table:style-name="ce161" office:value-type="string" calcext:value-type="string">
            <text:p>Syn Move</text:p>
          </table:table-cell>
          <table:table-cell table:style-name="ce161" office:value-type="string" calcext:value-type="string">
            <text:p>Syn Change</text:p>
          </table:table-cell>
          <table:table-cell table:style-name="ce161" office:value-type="string" calcext:value-type="string">
            <text:p>Syn Remove</text:p>
          </table:table-cell>
          <table:table-cell table:style-name="ce161" office:value-type="string" calcext:value-type="string">
            <text:p>Misc</text:p>
          </table:table-cell>
          <table:table-cell table:style-name="ce163"/>
          <table:table-cell table:style-name="ce161" office:value-type="string" calcext:value-type="string">
            <text:p>double lock</text:p>
          </table:table-cell>
          <table:table-cell table:style-name="ce161" office:value-type="string" calcext:value-type="string">
            <text:p>lock ordering conflicting</text:p>
          </table:table-cell>
          <table:table-cell table:style-name="ce161" office:value-type="string" calcext:value-type="string">
            <text:p>mis-unlock</text:p>
          </table:table-cell>
          <table:table-cell table:style-name="ce163"/>
          <table:table-cell table:style-name="ce161" office:value-type="string" calcext:value-type="string">
            <text:p>channel in critical section</text:p>
          </table:table-cell>
          <table:table-cell table:style-name="ce161" office:value-type="string" calcext:value-type="string">
            <text:p>channel not in cs</text:p>
          </table:table-cell>
          <table:table-cell table:style-name="ce163"/>
          <table:table-cell table:style-name="ce161" office:value-type="string" calcext:value-type="string">
            <text:p>channel wait for each other</text:p>
          </table:table-cell>
          <table:table-cell table:style-name="ce161" office:value-type="string" calcext:value-type="string">
            <text:p>starving channel</text:p>
          </table:table-cell>
          <table:table-cell table:style-name="ce163"/>
          <table:table-cell table:style-name="ce161" office:value-type="string" calcext:value-type="string">
            <text:p>lock</text:p>
          </table:table-cell>
          <table:table-cell table:style-name="ce161" office:value-type="string" calcext:value-type="string">
            <text:p>rwlock</text:p>
          </table:table-cell>
          <table:table-cell table:style-name="ce161" office:value-type="string" calcext:value-type="string">
            <text:p>channel</text:p>
          </table:table-cell>
          <table:table-cell table:style-name="ce161" office:value-type="string" calcext:value-type="string">
            <text:p>waitgroup</text:p>
          </table:table-cell>
          <table:table-cell table:style-name="ce161" office:value-type="string" calcext:value-type="string">
            <text:p>wait</text:p>
          </table:table-cell>
          <table:table-cell table:style-name="ce163"/>
          <table:table-cell table:style-name="ce135" office:value-type="string" calcext:value-type="string">
            <text:p>lock-patch</text:p>
          </table:table-cell>
          <table:table-cell table:style-name="ce135" office:value-type="string" calcext:value-type="string">
            <text:p>channel-patch</text:p>
          </table:table-cell>
          <table:table-cell table:style-name="ce135" office:value-type="string" calcext:value-type="string">
            <text:p>atomic-patch</text:p>
          </table:table-cell>
          <table:table-cell table:style-name="ce135" office:value-type="string" calcext:value-type="string">
            <text:p>waitgroup-patch</text:p>
          </table:table-cell>
          <table:table-cell table:style-name="ce135" office:value-type="string" calcext:value-type="string">
            <text:p>wait-patch</text:p>
          </table:table-cell>
          <table:table-cell table:style-name="ce135" office:value-type="string" calcext:value-type="string">
            <text:p>select-patch</text:p>
          </table:table-cell>
          <table:table-cell table:style-name="ce135" office:value-type="string" calcext:value-type="string">
            <text:p>once-patch</text:p>
          </table:table-cell>
          <table:table-cell table:style-name="ce135" office:value-type="string" calcext:value-type="string">
            <text:p>go-patch</text:p>
          </table:table-cell>
          <table:table-cell table:style-name="ce163"/>
          <table:table-cell table:style-name="ce137" office:value-type="string" calcext:value-type="string">
            <text:p>patch size</text:p>
          </table:table-cell>
          <table:table-cell table:style-name="ce137"/>
          <table:table-cell table:number-columns-repeated="966"/>
        </table:table-row>
        <table:table-row table:style-name="ro6">
          <table:table-cell/>
          <table:table-cell table:style-name="ce136"/>
          <table:table-cell table:style-name="ce141"/>
          <table:table-cell table:style-name="ce136"/>
          <table:table-cell table:style-name="ce160"/>
          <table:table-cell table:style-name="ce136"/>
          <table:table-cell table:style-name="ce160"/>
          <table:table-cell table:style-name="ce136" table:number-columns-repeated="3"/>
          <table:table-cell table:style-name="ce164" table:number-columns-repeated="4"/>
          <table:table-cell table:style-name="ce163" table:number-columns-repeated="16"/>
          <table:table-cell table:style-name="ce164"/>
          <table:table-cell table:style-name="ce163" table:number-columns-repeated="3"/>
          <table:table-cell table:style-name="ce164"/>
          <table:table-cell table:style-name="ce163" table:number-columns-repeated="2"/>
          <table:table-cell table:style-name="ce164" table:number-columns-repeated="2"/>
          <table:table-cell table:style-name="ce163"/>
          <table:table-cell table:style-name="ce164" table:number-columns-repeated="16"/>
          <table:table-cell table:style-name="ce140"/>
          <table:table-cell table:number-columns-repeated="967"/>
        </table:table-row>
        <table:table-row table:style-name="ro7">
          <table:table-cell/>
          <table:table-cell table:style-name="ce137" office:value-type="float" office:value="1" calcext:value-type="float">
            <text:p>1</text:p>
          </table:table-cell>
          <table:table-cell table:style-name="ce142" table:formula="of:=HYPERLINK(&quot;https://docs.google.com/document/d/1wRQlDReSCn1DhuOWeP2cZluREF-RyzpOb3PuDs4XPHo/edit&quot;;&quot;0d9e54367f7bf7da9670de723d533eaa920868c8&quot;)" office:value-type="string" office:string-value="0d9e54367f7bf7da9670de723d533eaa920868c8" calcext:value-type="string">
            <text:p>0d9e54367f7bf7da9670de723d533eaa920868c8</text:p>
          </table:table-cell>
          <table:table-cell table:style-name="ce137"/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3:.R3])" office:value-type="float" office:value="1" calcext:value-type="float">
            <text:p>1</text:p>
          </table:table-cell>
          <table:table-cell table:style-name="ce161" table:formula="of:=SUM([.S3:.U3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137" office:value-type="float" office:value="2" calcext:value-type="float">
            <text:p>2</text:p>
          </table:table-cell>
          <table:table-cell table:style-name="ce143" table:formula="of:=HYPERLINK(&quot;https://docs.google.com/document/d/1kJloYdoBGLTSpVPoKrPTJCfqccGzlicVmwBB4lyjDGQ/edit&quot;;&quot;2f4aa9658408ac72a598363c6e22eadf93dbb8a7&quot;)" office:value-type="string" office:string-value="2f4aa9658408ac72a598363c6e22eadf93dbb8a7" calcext:value-type="string">
            <text:p>2f4aa9658408ac72a598363c6e22eadf93dbb8a7</text:p>
          </table:table-cell>
          <table:table-cell table:style-name="ce137" office:value-type="string" calcext:value-type="string">
            <text:p>moby#21233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3"/>
          <table:table-cell table:style-name="ce161" table:formula="of:=SUM([.O4:.R4])" office:value-type="float" office:value="0" calcext:value-type="float">
            <text:p>0</text:p>
          </table:table-cell>
          <table:table-cell table:style-name="ce161" table:formula="of:=SUM([.S4:.U4])" office:value-type="float" office:value="1" calcext:value-type="float">
            <text:p>1</text:p>
          </table:table-cell>
          <table:table-cell table:style-name="ce163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 table:number-columns-repeated="8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3" calcext:value-type="float">
            <text:p>3</text:p>
          </table:table-cell>
          <table:table-cell table:style-name="ce144" table:formula="of:=HYPERLINK(&quot;https://docs.google.com/document/d/1XpVTYqGfGa9UeJ1ZFfTanpsqGBGNEnQuBkTUGcjUACg/edit&quot;;&quot;89b123473774248fc3a0356dd3ce5b116cc69b29&quot;)" office:value-type="string" office:string-value="89b123473774248fc3a0356dd3ce5b116cc69b29" calcext:value-type="string">
            <text:p>89b123473774248fc3a0356dd3ce5b116cc69b29</text:p>
          </table:table-cell>
          <table:table-cell table:style-name="ce137" office:value-type="string" calcext:value-type="string">
            <text:p>moby#28462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5:.R5])" office:value-type="float" office:value="0" calcext:value-type="float">
            <text:p>0</text:p>
          </table:table-cell>
          <table:table-cell table:style-name="ce161" table:formula="of:=SUM([.S5:.U5])" office:value-type="float" office:value="1" calcext:value-type="float">
            <text:p>1</text:p>
          </table:table-cell>
          <table:table-cell table:style-name="ce163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3"/>
          <table:table-cell table:style-name="ce164"/>
          <table:table-cell table:number-columns-repeated="2" table:style-name="ce161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8" office:value-type="float" office:value="4" calcext:value-type="float">
            <text:p>4</text:p>
          </table:table-cell>
          <table:table-cell table:style-name="ce143" table:formula="of:=HYPERLINK(&quot;https://docs.google.com/document/d/1E2RpTLglEEMLLBagwevBxV7TjO-cHm9fpIKKjkUJlOM/edit&quot;;&quot;2f16895ee94848e2d8ad72bc01968b4c88d84cb8&quot;)" office:value-type="string" office:string-value="2f16895ee94848e2d8ad72bc01968b4c88d84cb8" calcext:value-type="string">
            <text:p>2f16895ee94848e2d8ad72bc01968b4c88d84cb8</text:p>
          </table:table-cell>
          <table:table-cell table:style-name="ce137" office:value-type="string" calcext:value-type="string">
            <text:p>moby#17176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6:.R6])" office:value-type="float" office:value="1" calcext:value-type="float">
            <text:p>1</text:p>
          </table:table-cell>
          <table:table-cell table:style-name="ce161" table:formula="of:=SUM([.S6:.U6])" office:value-type="float" office:value="0" calcext:value-type="float">
            <text:p>0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8" office:value-type="float" office:value="5" calcext:value-type="float">
            <text:p>5</text:p>
          </table:table-cell>
          <table:table-cell table:style-name="ce143" table:formula="of:=HYPERLINK(&quot;https://docs.google.com/document/d/1mzwxq07rwe8JCVlfuWH7XS5VDsPDKslYCVWxNUOxZ_E/edit&quot;;&quot;2ffef1b7eb618162673c6ffabccb9ca57c7dfce3&quot;)" office:value-type="string" office:string-value="2ffef1b7eb618162673c6ffabccb9ca57c7dfce3" calcext:value-type="string">
            <text:p>2ffef1b7eb618162673c6ffabccb9ca57c7dfce3</text:p>
          </table:table-cell>
          <table:table-cell table:style-name="ce137" office:value-type="string" calcext:value-type="string">
            <text:p>moby#4951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7:.R7])" office:value-type="float" office:value="1" calcext:value-type="float">
            <text:p>1</text:p>
          </table:table-cell>
          <table:table-cell table:style-name="ce161" table:formula="of:=SUM([.S7:.U7])" office:value-type="float" office:value="0" calcext:value-type="float">
            <text:p>0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1" calcext:value-type="float">
            <text:p>1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8" office:value-type="float" office:value="6" calcext:value-type="float">
            <text:p>6</text:p>
          </table:table-cell>
          <table:table-cell table:style-name="ce143" table:formula="of:=HYPERLINK(&quot;https://docs.google.com/document/d/1R-ecD6UYp_3XERjmUGh2KbeUdHMPboV5Clf_-56F85U/edit&quot;;&quot;03ea2166b66632ee7cdd824d7acd87b15c9bccb2&quot;)" office:value-type="string" office:string-value="03ea2166b66632ee7cdd824d7acd87b15c9bccb2" calcext:value-type="string">
            <text:p>03ea2166b66632ee7cdd824d7acd87b15c9bccb2</text:p>
          </table:table-cell>
          <table:table-cell table:style-name="ce137" office:value-type="string" calcext:value-type="string">
            <text:p>moby#8909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8:.R8])" office:value-type="float" office:value="1" calcext:value-type="float">
            <text:p>1</text:p>
          </table:table-cell>
          <table:table-cell table:style-name="ce161" table:formula="of:=SUM([.S8:.U8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137" office:value-type="float" office:value="7" calcext:value-type="float">
            <text:p>7</text:p>
          </table:table-cell>
          <table:table-cell table:style-name="ce142" table:formula="of:=HYPERLINK(&quot;https://docs.google.com/document/d/1nb24jhXR77E8s8tKXVJJPNApaXg0W8Zt00fxsyJX3ZQ/edit&quot;;&quot;4d2d2ea39336aade783c5c415b83d129bdd339bb&quot;)" office:value-type="string" office:string-value="4d2d2ea39336aade783c5c415b83d129bdd339bb" calcext:value-type="string">
            <text:p>4d2d2ea39336aade783c5c415b83d129bdd339bb</text:p>
          </table:table-cell>
          <table:table-cell table:style-name="ce137" office:value-type="string" calcext:value-type="string">
            <text:p>moby#33293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3"/>
          <table:table-cell table:style-name="ce161" table:formula="of:=SUM([.O9:.R9])" office:value-type="float" office:value="0" calcext:value-type="float">
            <text:p>0</text:p>
          </table:table-cell>
          <table:table-cell table:style-name="ce161" table:formula="of:=SUM([.S9:.U9])" office:value-type="float" office:value="1" calcext:value-type="float">
            <text:p>1</text:p>
          </table:table-cell>
          <table:table-cell table:style-name="ce163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8" calcext:value-type="float">
            <text:p>8</text:p>
          </table:table-cell>
          <table:table-cell table:style-name="ce142" table:formula="of:=HYPERLINK(&quot;https://docs.google.com/document/d/1rG5yMUnKzJGnfSIjY677O0VuIJWxdsCo4fDO3p-fXlU/edit&quot;;&quot;4d009084de8cad94a180130eb57efa2a98df6d98&quot;)" office:value-type="string" office:string-value="4d009084de8cad94a180130eb57efa2a98df6d98" calcext:value-type="string">
            <text:p>4d009084de8cad94a180130eb57efa2a98df6d98</text:p>
          </table:table-cell>
          <table:table-cell table:style-name="ce137" office:value-type="string" calcext:value-type="string">
            <text:p>moby#25642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10:.R10])" office:value-type="float" office:value="1" calcext:value-type="float">
            <text:p>1</text:p>
          </table:table-cell>
          <table:table-cell table:style-name="ce161" table:formula="of:=SUM([.S10:.U10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9" calcext:value-type="float">
            <text:p>9</text:p>
          </table:table-cell>
          <table:table-cell table:style-name="ce142" table:formula="of:=HYPERLINK(&quot;https://docs.google.com/document/d/1QY_mY_snZQBhDrcT6vfgc1G1CHFF1OxcqhmL3df4wQY/edit&quot;;&quot;6cbb8e070d6c3a66bf48fbe5cbf689557eee23db&quot;)" office:value-type="string" office:string-value="6cbb8e070d6c3a66bf48fbe5cbf689557eee23db" calcext:value-type="string">
            <text:p>6cbb8e070d6c3a66bf48fbe5cbf689557eee23db</text:p>
          </table:table-cell>
          <table:table-cell table:style-name="ce137" office:value-type="string" calcext:value-type="string">
            <text:p>moby#7559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11:.R11])" office:value-type="float" office:value="1" calcext:value-type="float">
            <text:p>1</text:p>
          </table:table-cell>
          <table:table-cell table:style-name="ce161" table:formula="of:=SUM([.S11:.U11])" office:value-type="float" office:value="0" calcext:value-type="float">
            <text:p>0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0" calcext:value-type="float">
            <text:p>10</text:p>
          </table:table-cell>
          <table:table-cell table:style-name="ce142" table:formula="of:=HYPERLINK(&quot;https://docs.google.com/document/d/13CJU9Q0RKdRrJJ8q0R9rScJXKJEy2Gqnh8UXToWtQs8/edit&quot;;&quot;37addf0a50ccba51630368c6ed09eb08166d6f48&quot;)" office:value-type="string" office:string-value="37addf0a50ccba51630368c6ed09eb08166d6f48" calcext:value-type="string">
            <text:p>37addf0a50ccba51630368c6ed09eb08166d6f48</text:p>
          </table:table-cell>
          <table:table-cell table:style-name="ce137" office:value-type="string" calcext:value-type="string">
            <text:p>moby#31273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12:.R12])" office:value-type="float" office:value="1" calcext:value-type="float">
            <text:p>1</text:p>
          </table:table-cell>
          <table:table-cell table:style-name="ce161" table:formula="of:=SUM([.S12:.U12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1" calcext:value-type="float">
            <text:p>11</text:p>
          </table:table-cell>
          <table:table-cell table:style-name="ce142" table:formula="of:=HYPERLINK(&quot;https://docs.google.com/document/d/1eK90ZkBs5I7PyTaErOCionoujSjmsUyXaNZjHkWGPxU/edit&quot;;&quot;bd2b3d363ff7c46e01cce4e6a41d41f24a0047da&quot;)" office:value-type="string" office:string-value="bd2b3d363ff7c46e01cce4e6a41d41f24a0047da" calcext:value-type="string">
            <text:p>bd2b3d363ff7c46e01cce4e6a41d41f24a0047da</text:p>
          </table:table-cell>
          <table:table-cell table:style-name="ce137" office:value-type="string" calcext:value-type="string">
            <text:p>moby#22732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13:.R13])" office:value-type="float" office:value="1" calcext:value-type="float">
            <text:p>1</text:p>
          </table:table-cell>
          <table:table-cell table:style-name="ce161" table:formula="of:=SUM([.S13:.U13])" office:value-type="float" office:value="0" calcext:value-type="float">
            <text:p>0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2" calcext:value-type="float">
            <text:p>12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2" calcext:value-type="float">
            <text:p>12</text:p>
          </table:table-cell>
          <table:table-cell table:style-name="ce142" table:formula="of:=HYPERLINK(&quot;https://docs.google.com/document/d/12dRK4GqZ1instwLkQipjHS_U_DM-YNpQlnHGzi_8Xvg/edit&quot;;&quot;f2d384fca6fa08da13fdc01c7991e8e35b081198&quot;)" office:value-type="string" office:string-value="f2d384fca6fa08da13fdc01c7991e8e35b081198" calcext:value-type="string">
            <text:p>f2d384fca6fa08da13fdc01c7991e8e35b081198</text:p>
          </table:table-cell>
          <table:table-cell table:style-name="ce137" office:value-type="string" calcext:value-type="string">
            <text:p>moby#30408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5"/>
          <table:table-cell table:style-name="ce163"/>
          <table:table-cell table:style-name="ce161" table:formula="of:=SUM([.O14:.R14])" office:value-type="float" office:value="1" calcext:value-type="float">
            <text:p>1</text:p>
          </table:table-cell>
          <table:table-cell table:style-name="ce161" table:formula="of:=SUM([.S14:.U14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table:number-columns-repeated="4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2" table:number-columns-repeated="8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3" calcext:value-type="float">
            <text:p>13</text:p>
          </table:table-cell>
          <table:table-cell table:style-name="ce142" table:formula="of:=HYPERLINK(&quot;https://docs.google.com/document/d/1-TP19rqrcTsFNwYoxquUOD4CHZSz4fCgVbJU-YP7L5Q/edit&quot;;&quot;42360d164b9f25fb4b150ef066fcf57fa39559a7&quot;)" office:value-type="string" office:string-value="42360d164b9f25fb4b150ef066fcf57fa39559a7" calcext:value-type="string">
            <text:p>42360d164b9f25fb4b150ef066fcf57fa39559a7</text:p>
          </table:table-cell>
          <table:table-cell table:style-name="ce137" office:value-type="string" calcext:value-type="string">
            <text:p>moby#25384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3"/>
          <table:table-cell table:style-name="ce161" table:formula="of:=SUM([.O15:.R15])" office:value-type="float" office:value="1" calcext:value-type="float">
            <text:p>1</text:p>
          </table:table-cell>
          <table:table-cell table:style-name="ce161" table:formula="of:=SUM([.S15:.U15])" office:value-type="float" office:value="0" calcext:value-type="float">
            <text:p>0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9" office:value-type="float" office:value="14" calcext:value-type="float">
            <text:p>14</text:p>
          </table:table-cell>
          <table:table-cell table:style-name="ce142" table:formula="of:=HYPERLINK(&quot;https://docs.google.com/document/d/1Ar86MzTF_f8W26Vlb6UrEi4kG1mavGm5qRpnsfknhZ8/edit&quot;;&quot;a69a59ffc7e3d028a72d1195c2c1535f447eaa84&quot;)" office:value-type="string" office:string-value="a69a59ffc7e3d028a72d1195c2c1535f447eaa84" calcext:value-type="string">
            <text:p>a69a59ffc7e3d028a72d1195c2c1535f447eaa84</text:p>
          </table:table-cell>
          <table:table-cell table:style-name="ce137" office:value-type="string" calcext:value-type="string">
            <text:p>moby#27782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16:.R16])" office:value-type="float" office:value="0" calcext:value-type="float">
            <text:p>0</text:p>
          </table:table-cell>
          <table:table-cell table:style-name="ce161" table:formula="of:=SUM([.S16:.U16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37" office:value-type="float" office:value="14" calcext:value-type="float">
            <text:p>14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5" calcext:value-type="float">
            <text:p>15</text:p>
          </table:table-cell>
          <table:table-cell table:style-name="ce142" table:formula="of:=HYPERLINK(&quot;https://docs.google.com/document/d/1_ZItQu4DAMnRCTHsluq3n-21zAanRRDGfi2tSKv-ddw/edit&quot;;&quot;a44fcd3d27c06aaa60d8d1cbce169f0d982e74b1&quot;)" office:value-type="string" office:string-value="a44fcd3d27c06aaa60d8d1cbce169f0d982e74b1" calcext:value-type="string">
            <text:p>a44fcd3d27c06aaa60d8d1cbce169f0d982e74b1</text:p>
          </table:table-cell>
          <table:table-cell table:style-name="ce137" office:value-type="string" calcext:value-type="string">
            <text:p>moby#36114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17:.R17])" office:value-type="float" office:value="1" calcext:value-type="float">
            <text:p>1</text:p>
          </table:table-cell>
          <table:table-cell table:style-name="ce161" table:formula="of:=SUM([.S17:.U17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6" calcext:value-type="float">
            <text:p>16</text:p>
          </table:table-cell>
          <table:table-cell table:style-name="ce142" table:formula="of:=HYPERLINK(&quot;https://docs.google.com/document/d/1IiQDjZto4y_7RnttIKV2q-oKVfx60hP_u8dZC9fHBv4/edit&quot;;&quot;58befe3081726ef74ea09198cd9488fb42c51f51&quot;)" office:value-type="string" office:string-value="58befe3081726ef74ea09198cd9488fb42c51f51" calcext:value-type="string">
            <text:p>58befe3081726ef74ea09198cd9488fb42c51f51</text:p>
          </table:table-cell>
          <table:table-cell table:style-name="ce137" office:value-type="string" calcext:value-type="string">
            <text:p>moby#256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6"/>
          <table:table-cell table:style-name="ce161" office:value-type="float" office:value="1" calcext:value-type="float">
            <text:p>1</text:p>
          </table:table-cell>
          <table:table-cell table:style-name="ce163"/>
          <table:table-cell table:style-name="ce161" table:formula="of:=SUM([.O18:.R18])" office:value-type="float" office:value="0" calcext:value-type="float">
            <text:p>0</text:p>
          </table:table-cell>
          <table:table-cell table:style-name="ce161" table:formula="of:=SUM([.S18:.U18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7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37" office:value-type="float" office:value="8" calcext:value-type="float">
            <text:p>8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9" office:value-type="float" office:value="17" calcext:value-type="float">
            <text:p>17</text:p>
          </table:table-cell>
          <table:table-cell table:style-name="ce142" table:formula="of:=HYPERLINK(&quot;https://docs.google.com/document/d/1Mnl66BqnvbI5Qxk-yt3UO0CFu6rDRf_i0j4zIWDxaj4/edit&quot;;&quot;2938dce794be7559ba73b4e9630015020a7fa937&quot;)" office:value-type="string" office:string-value="2938dce794be7559ba73b4e9630015020a7fa937" calcext:value-type="string">
            <text:p>2938dce794be7559ba73b4e9630015020a7fa937</text:p>
          </table:table-cell>
          <table:table-cell table:style-name="ce137" office:value-type="string" calcext:value-type="string">
            <text:p>moby#29733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Docker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5"/>
          <table:table-cell table:style-name="ce163"/>
          <table:table-cell table:style-name="ce161" table:formula="of:=SUM([.O19:.R19])" office:value-type="float" office:value="1" calcext:value-type="float">
            <text:p>1</text:p>
          </table:table-cell>
          <table:table-cell table:style-name="ce161" table:formula="of:=SUM([.S19:.U19])" office:value-type="float" office:value="0" calcext:value-type="float">
            <text:p>0</text:p>
          </table:table-cell>
          <table:table-cell table:style-name="ce163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table:number-columns-repeated="4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2" table:number-columns-repeated="8"/>
          <table:table-cell table:style-name="ce164"/>
          <table:table-cell table:style-name="ce137" office:value-type="float" office:value="32" calcext:value-type="float">
            <text:p>32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137" office:value-type="float" office:value="18" calcext:value-type="float">
            <text:p>18</text:p>
          </table:table-cell>
          <table:table-cell table:style-name="ce142" table:formula="of:=HYPERLINK(&quot;https://docs.google.com/document/d/11_GfdrWAb1fObWLl2KMpnOxwDqXv-eqwAkqtx6j2-jw/edit?usp=sharing&quot;;&quot;da28210a157a3bf5662f1a049bb10f9b69d2a5a2&quot;)" office:value-type="string" office:string-value="da28210a157a3bf5662f1a049bb10f9b69d2a5a2" calcext:value-type="string">
            <text:p>da28210a157a3bf5662f1a049bb10f9b69d2a5a2</text:p>
          </table:table-cell>
          <table:table-cell table:style-name="ce137" office:value-type="string" calcext:value-type="string">
            <text:p>moby#33781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3"/>
          <table:table-cell table:style-name="ce161" table:formula="of:=SUM([.O20:.R20])" office:value-type="float" office:value="0" calcext:value-type="float">
            <text:p>0</text:p>
          </table:table-cell>
          <table:table-cell table:style-name="ce161" table:formula="of:=SUM([.S20:.U20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137" office:value-type="float" office:value="19" calcext:value-type="float">
            <text:p>19</text:p>
          </table:table-cell>
          <table:table-cell table:style-name="ce142" table:formula="of:=HYPERLINK(&quot;https://docs.google.com/document/d/18XAyjwM6KUysFT9pSWGG7faXXmGl04E0MbmEfzoLWBI/edit?usp=sharing&quot;;&quot;d55998be81973be5b083eed56b223c8ce98ce073&quot;)" office:value-type="string" office:string-value="d55998be81973be5b083eed56b223c8ce98ce073" calcext:value-type="string">
            <text:p>d55998be81973be5b083eed56b223c8ce98ce073</text:p>
          </table:table-cell>
          <table:table-cell/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3"/>
          <table:table-cell table:style-name="ce161" table:formula="of:=SUM([.O21:.R21])" office:value-type="float" office:value="0" calcext:value-type="float">
            <text:p>0</text:p>
          </table:table-cell>
          <table:table-cell table:style-name="ce161" table:formula="of:=SUM([.S21:.U21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20" calcext:value-type="float">
            <text:p>20</text:p>
          </table:table-cell>
          <table:table-cell table:style-name="ce142" table:formula="of:=HYPERLINK(&quot;https://docs.google.com/document/d/1ViavLByxfJWOXCZ0vxcQxQGnrOKNglBzruFFnIvFQOI/edit?usp=sharing&quot;;&quot;3037e4f7c4eec06cf3a5afca6f58ec58b4bdd63e&quot;)" office:value-type="string" office:string-value="3037e4f7c4eec06cf3a5afca6f58ec58b4bdd63e" calcext:value-type="string">
            <text:p>3037e4f7c4eec06cf3a5afca6f58ec58b4bdd63e</text:p>
          </table:table-cell>
          <table:table-cell table:style-name="ce137" office:value-type="string" calcext:value-type="string">
            <text:p>moby#15965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6"/>
          <table:table-cell table:style-name="ce161" office:value-type="float" office:value="1" calcext:value-type="float">
            <text:p>1</text:p>
          </table:table-cell>
          <table:table-cell table:style-name="ce163"/>
          <table:table-cell table:style-name="ce161" table:formula="of:=SUM([.O22:.R22])" office:value-type="float" office:value="0" calcext:value-type="float">
            <text:p>0</text:p>
          </table:table-cell>
          <table:table-cell table:style-name="ce161" table:formula="of:=SUM([.S22:.U22])" office:value-type="float" office:value="1" calcext:value-type="float">
            <text:p>1</text:p>
          </table:table-cell>
          <table:table-cell table:style-name="ce163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137" office:value-type="float" office:value="21" calcext:value-type="float">
            <text:p>21</text:p>
          </table:table-cell>
          <table:table-cell table:style-name="ce142" table:formula="of:=HYPERLINK(&quot;https://docs.google.com/document/d/1hjDPUmxQmv8eeXSpbnm05hh2s-opENCJGXTgzCzd0zA/edit?usp=sharing&quot;;&quot;d3a6ee1e55a53ee54b91ffb6c53ba674768cf9de&quot;)" office:value-type="string" office:string-value="d3a6ee1e55a53ee54b91ffb6c53ba674768cf9de" calcext:value-type="string">
            <text:p>d3a6ee1e55a53ee54b91ffb6c53ba674768cf9de</text:p>
          </table:table-cell>
          <table:table-cell table:style-name="ce137" office:value-type="string" calcext:value-type="string">
            <text:p>moby#4395</text:p>
          </table:table-cell>
          <table:table-cell table:style-name="ce135"/>
          <table:table-cell table:style-name="ce137" office:value-type="string" calcext:value-type="string">
            <text:p>Docker</text:p>
          </table:table-cell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3"/>
          <table:table-cell table:style-name="ce161" table:formula="of:=SUM([.O23:.R23])" office:value-type="float" office:value="0" calcext:value-type="float">
            <text:p>0</text:p>
          </table:table-cell>
          <table:table-cell table:style-name="ce161" table:formula="of:=SUM([.S23:.U23])" office:value-type="float" office:value="1" calcext:value-type="float">
            <text:p>1</text:p>
          </table:table-cell>
          <table:table-cell table:style-name="ce163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6">
          <table:table-cell/>
          <table:table-cell table:style-name="ce136"/>
          <table:table-cell table:style-name="ce141"/>
          <table:table-cell table:style-name="ce136"/>
          <table:table-cell table:style-name="ce160"/>
          <table:table-cell table:style-name="ce136"/>
          <table:table-cell table:style-name="ce160"/>
          <table:table-cell table:style-name="ce136" table:number-columns-repeated="3"/>
          <table:table-cell table:style-name="ce164" table:number-columns-repeated="4"/>
          <table:table-cell table:style-name="ce163" table:number-columns-repeated="16"/>
          <table:table-cell table:style-name="ce164"/>
          <table:table-cell table:style-name="ce163" table:number-columns-repeated="3"/>
          <table:table-cell table:style-name="ce164"/>
          <table:table-cell table:style-name="ce163" table:number-columns-repeated="2"/>
          <table:table-cell table:style-name="ce164" table:number-columns-repeated="2"/>
          <table:table-cell table:style-name="ce163"/>
          <table:table-cell table:style-name="ce164" table:number-columns-repeated="16"/>
          <table:table-cell table:style-name="ce140"/>
          <table:table-cell table:number-columns-repeated="967"/>
        </table:table-row>
        <table:table-row table:style-name="ro7">
          <table:table-cell/>
          <table:table-cell table:style-name="ce137" office:value-type="float" office:value="1" calcext:value-type="float">
            <text:p>1</text:p>
          </table:table-cell>
          <table:table-cell table:style-name="ce143" table:formula="of:=HYPERLINK(&quot;https://docs.google.com/document/d/1ywIr77epZOWXaL6oGV13u6N_Z4g3BHtd1Z7BzrJabvU/edit&quot;;&quot;04e2deeb287f7d60372ed853a75acfff3668cedc&quot;)" office:value-type="string" office:string-value="04e2deeb287f7d60372ed853a75acfff3668cedc" calcext:value-type="string">
            <text:p>04e2deeb287f7d60372ed853a75acfff3668cedc</text:p>
          </table:table-cell>
          <table:table-cell table:style-name="ce159" office:value-type="string" calcext:value-type="string">
            <text:p><text:a xlink:href="https://github.com/kubernetes/kubernetes/pull/45192" xlink:type="simple">kubernentes#45192</text:a>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25:.R25])" office:value-type="float" office:value="1" calcext:value-type="float">
            <text:p>1</text:p>
          </table:table-cell>
          <table:table-cell table:style-name="ce161" table:formula="of:=SUM([.S25:.U25])" office:value-type="float" office:value="0" calcext:value-type="float">
            <text:p>0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2" calcext:value-type="float">
            <text:p>2</text:p>
          </table:table-cell>
          <table:table-cell table:style-name="ce142" table:formula="of:=HYPERLINK(&quot;https://docs.google.com/document/d/1gbnrmWTteBGtrvUVMmkh0hCPRHeNcCNnIbw7DzCS3nE/edit&quot;;&quot;5cc841a337fe2a8bcfe29450a6bc4650d9e348c2&quot;)" office:value-type="string" office:string-value="5cc841a337fe2a8bcfe29450a6bc4650d9e348c2" calcext:value-type="string">
            <text:p>5cc841a337fe2a8bcfe29450a6bc4650d9e348c2</text:p>
          </table:table-cell>
          <table:table-cell table:style-name="ce137"/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26:.R26])" office:value-type="float" office:value="1" calcext:value-type="float">
            <text:p>1</text:p>
          </table:table-cell>
          <table:table-cell table:style-name="ce161" table:formula="of:=SUM([.S26:.U26])" office:value-type="float" office:value="0" calcext:value-type="float">
            <text:p>0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65" office:value-type="float" office:value="3" calcext:value-type="float">
            <text:p>3</text:p>
          </table:table-cell>
          <table:table-cell table:style-name="ce165"/>
          <table:table-cell table:number-columns-repeated="966"/>
        </table:table-row>
        <table:table-row table:style-name="ro7">
          <table:table-cell/>
          <table:table-cell table:style-name="ce137" office:value-type="float" office:value="3" calcext:value-type="float">
            <text:p>3</text:p>
          </table:table-cell>
          <table:table-cell table:style-name="ce142" table:formula="of:=HYPERLINK(&quot;https://docs.google.com/document/d/1KefmuZFBB4ZiwK_8Sw8Vswp_qXcbSUUhmVsMYUABH5w/edit&quot;;&quot;9a2089adc8b60e9a33ca59cdc931e21d956f1ff8&quot;)" office:value-type="string" office:string-value="9a2089adc8b60e9a33ca59cdc931e21d956f1ff8" calcext:value-type="string">
            <text:p>9a2089adc8b60e9a33ca59cdc931e21d956f1ff8</text:p>
          </table:table-cell>
          <table:table-cell table:style-name="ce137" office:value-type="string" calcext:value-type="string">
            <text:p>kubernetes#16223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27:.R27])" office:value-type="float" office:value="0" calcext:value-type="float">
            <text:p>0</text:p>
          </table:table-cell>
          <table:table-cell table:style-name="ce161" table:formula="of:=SUM([.S27:.U27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number-columns-repeated="2" table:style-name="ce161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37" office:value-type="float" office:value="14" calcext:value-type="float">
            <text:p>14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4" calcext:value-type="float">
            <text:p>4</text:p>
          </table:table-cell>
          <table:table-cell table:style-name="ce143" table:formula="of:=HYPERLINK(&quot;https://docs.google.com/document/d/15ZXzntgxrQMHj-PrjpaNoceDdekiyBsuQOroWV692k4/edit&quot;;&quot;c1b19fce903675b82e9fdd1befcc5f5d658bfe78&quot;)" office:value-type="string" office:string-value="c1b19fce903675b82e9fdd1befcc5f5d658bfe78" calcext:value-type="string">
            <text:p>c1b19fce903675b82e9fdd1befcc5f5d658bfe78</text:p>
          </table:table-cell>
          <table:table-cell table:style-name="ce137" office:value-type="string" calcext:value-type="string">
            <text:p>kubernetes#62464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3"/>
          <table:table-cell table:style-name="ce161" table:formula="of:=SUM([.O28:.R28])" office:value-type="float" office:value="1" calcext:value-type="float">
            <text:p>1</text:p>
          </table:table-cell>
          <table:table-cell table:style-name="ce161" table:formula="of:=SUM([.S28:.U28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5" calcext:value-type="float">
            <text:p>5</text:p>
          </table:table-cell>
          <table:table-cell table:style-name="ce143" table:formula="of:=HYPERLINK(&quot;https://docs.google.com/document/d/1Lzp0JZ2KxXBAgOlBmF8Az6lmkkkvRa365Hwi7RfaYKk/edit&quot;;&quot;9b00b7ef354725ffa57b3087c8add1990183f205&quot;)" office:value-type="string" office:string-value="9b00b7ef354725ffa57b3087c8add1990183f205" calcext:value-type="string">
            <text:p>9b00b7ef354725ffa57b3087c8add1990183f205</text:p>
          </table:table-cell>
          <table:table-cell table:style-name="ce137" office:value-type="string" calcext:value-type="string">
            <text:p>kubernetes#16851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29:.R29])" office:value-type="float" office:value="0" calcext:value-type="float">
            <text:p>0</text:p>
          </table:table-cell>
          <table:table-cell table:style-name="ce161" table:formula="of:=SUM([.S29:.U29])" office:value-type="float" office:value="1" calcext:value-type="float">
            <text:p>1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 table:number-columns-repeated="3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65" office:value-type="float" office:value="5" calcext:value-type="float">
            <text:p>5</text:p>
          </table:table-cell>
          <table:table-cell table:style-name="ce165"/>
          <table:table-cell table:number-columns-repeated="966"/>
        </table:table-row>
        <table:table-row table:style-name="ro7">
          <table:table-cell/>
          <table:table-cell table:style-name="ce137" office:value-type="float" office:value="6" calcext:value-type="float">
            <text:p>6</text:p>
          </table:table-cell>
          <table:table-cell table:style-name="ce143" table:formula="of:=HYPERLINK(&quot;https://docs.google.com/document/d/1UnxeU9Xs-n6sXKMDhC3A1Ujsugjlqgq3Pj1Z3yz-zXs/edit&quot;;&quot;82afb7ab1fe12cf2efceede2322d082eaf5d5adc&quot;)" office:value-type="string" office:string-value="82afb7ab1fe12cf2efceede2322d082eaf5d5adc" calcext:value-type="string">
            <text:p>82afb7ab1fe12cf2efceede2322d082eaf5d5adc</text:p>
          </table:table-cell>
          <table:table-cell table:style-name="ce137" office:value-type="string" calcext:value-type="string">
            <text:p>kubernetes#6632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30:.R30])" office:value-type="float" office:value="0" calcext:value-type="float">
            <text:p>0</text:p>
          </table:table-cell>
          <table:table-cell table:style-name="ce161" table:formula="of:=SUM([.S30:.U30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5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7" calcext:value-type="float">
            <text:p>7</text:p>
          </table:table-cell>
          <table:table-cell table:style-name="ce143" table:formula="of:=HYPERLINK(&quot;https://docs.google.com/document/d/1SJft_HhSn2OWD_Q9Fw9WwGwecQBuwG8zOr8ioUax6I8/edit&quot;;&quot;214d0189113347a5475c227feff23330196613f5&quot;)" office:value-type="string" office:string-value="214d0189113347a5475c227feff23330196613f5" calcext:value-type="string">
            <text:p>214d0189113347a5475c227feff23330196613f5</text:p>
          </table:table-cell>
          <table:table-cell table:style-name="ce137" office:value-type="string" calcext:value-type="string">
            <text:p>kubernetes#21112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31:.R31])" office:value-type="float" office:value="1" calcext:value-type="float">
            <text:p>1</text:p>
          </table:table-cell>
          <table:table-cell table:style-name="ce161" table:formula="of:=SUM([.S31:.U31])" office:value-type="float" office:value="0" calcext:value-type="float">
            <text:p>0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table:number-columns-repeated="7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8" calcext:value-type="float">
            <text:p>8</text:p>
          </table:table-cell>
          <table:table-cell table:style-name="ce143" table:formula="of:=HYPERLINK(&quot;https://docs.google.com/document/d/13oC8r49YL3h-VZMoF2SafQPN0J_bGbm1DIng2aevyr8/edit&quot;;&quot;435e0b73bb99862f9dedf56a50260ff3dfef14ff&quot;)" office:value-type="string" office:string-value="435e0b73bb99862f9dedf56a50260ff3dfef14ff" calcext:value-type="string">
            <text:p>435e0b73bb99862f9dedf56a50260ff3dfef14ff</text:p>
          </table:table-cell>
          <table:table-cell table:style-name="ce137" office:value-type="string" calcext:value-type="string">
            <text:p>kubernetes#1321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32:.R32])" office:value-type="float" office:value="0" calcext:value-type="float">
            <text:p>0</text:p>
          </table:table-cell>
          <table:table-cell table:style-name="ce161" table:formula="of:=SUM([.S32:.U32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number-columns-repeated="2"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37" office:value-type="float" office:value="9" calcext:value-type="float">
            <text:p>9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9" calcext:value-type="float">
            <text:p>9</text:p>
          </table:table-cell>
          <table:table-cell table:style-name="ce143" table:formula="of:=HYPERLINK(&quot;https://docs.google.com/document/d/1y08sW4VehkQO_m0g8v4c7OiiuGRpyZqvRyFoFTjjR8Y/edit&quot;;&quot;64ad3e17ad15cd0f9a4fd86706eec1c572033254&quot;)" office:value-type="string" office:string-value="64ad3e17ad15cd0f9a4fd86706eec1c572033254" calcext:value-type="string">
            <text:p>64ad3e17ad15cd0f9a4fd86706eec1c572033254</text:p>
          </table:table-cell>
          <table:table-cell table:style-name="ce137" office:value-type="string" calcext:value-type="string">
            <text:p>kubernetes#10182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33:.R33])" office:value-type="float" office:value="0" calcext:value-type="float">
            <text:p>0</text:p>
          </table:table-cell>
          <table:table-cell table:style-name="ce161" table:formula="of:=SUM([.S33:.U33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 table:number-columns-repeated="7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0" calcext:value-type="float">
            <text:p>10</text:p>
          </table:table-cell>
          <table:table-cell table:style-name="ce143" table:formula="of:=HYPERLINK(&quot;https://docs.google.com/document/d/1-GCyu_zRb3wR2BaWZ7inqIB0NYhb87wb3CTIkNKL-O8/edit&quot;;&quot;010a127314a935d8d038f8dd4559fc5b249813e4&quot;)" office:value-type="string" office:string-value="010a127314a935d8d038f8dd4559fc5b249813e4" calcext:value-type="string">
            <text:p>010a127314a935d8d038f8dd4559fc5b249813e4</text:p>
          </table:table-cell>
          <table:table-cell table:style-name="ce137" office:value-type="string" calcext:value-type="string">
            <text:p>kubernetes#58107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3"/>
          <table:table-cell table:style-name="ce161" table:formula="of:=SUM([.O34:.R34])" office:value-type="float" office:value="1" calcext:value-type="float">
            <text:p>1</text:p>
          </table:table-cell>
          <table:table-cell table:style-name="ce161" table:formula="of:=SUM([.S34:.U34])" office:value-type="float" office:value="0" calcext:value-type="float">
            <text:p>0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1" calcext:value-type="float">
            <text:p>11</text:p>
          </table:table-cell>
          <table:table-cell table:style-name="ce143" table:formula="of:=HYPERLINK(&quot;https://docs.google.com/document/d/1H9_xZP-PogzLHrER07hpOqq_qVNDmO26zHSQP8mGlMs/edit&quot;;&quot;e98c8e7685f4475e091f9186606098039c2fc250&quot;)" office:value-type="string" office:string-value="e98c8e7685f4475e091f9186606098039c2fc250" calcext:value-type="string">
            <text:p>e98c8e7685f4475e091f9186606098039c2fc250</text:p>
          </table:table-cell>
          <table:table-cell table:style-name="ce137" office:value-type="string" calcext:value-type="string">
            <text:p>kubernetes#11298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35:.R35])" office:value-type="float" office:value="1" calcext:value-type="float">
            <text:p>1</text:p>
          </table:table-cell>
          <table:table-cell table:style-name="ce161" table:formula="of:=SUM([.S35:.U35])" office:value-type="float" office:value="1" calcext:value-type="float">
            <text:p>1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3"/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number-columns-repeated="2"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number-columns-repeated="2"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37" office:value-type="float" office:value="14" calcext:value-type="float">
            <text:p>14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2" calcext:value-type="float">
            <text:p>12</text:p>
          </table:table-cell>
          <table:table-cell table:style-name="ce143" table:formula="of:=HYPERLINK(&quot;https://docs.google.com/document/d/1nv-7mbVrMoj34gRhxgKzAlyx_nFpE1AylzP65_OFt00/edit&quot;;&quot;d3639aff7397dd0f0d3553b82043401ff834a356&quot;)" office:value-type="string" office:string-value="d3639aff7397dd0f0d3553b82043401ff834a356" calcext:value-type="string">
            <text:p>d3639aff7397dd0f0d3553b82043401ff834a356</text:p>
          </table:table-cell>
          <table:table-cell table:style-name="ce137" office:value-type="string" calcext:value-type="string">
            <text:p>kubernetes#20697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36:.R36])" office:value-type="float" office:value="1" calcext:value-type="float">
            <text:p>1</text:p>
          </table:table-cell>
          <table:table-cell table:style-name="ce161" table:formula="of:=SUM([.S36:.U36])" office:value-type="float" office:value="0" calcext:value-type="float">
            <text:p>0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3" calcext:value-type="float">
            <text:p>13</text:p>
          </table:table-cell>
          <table:table-cell table:style-name="ce143" table:formula="of:=HYPERLINK(&quot;https://docs.google.com/document/d/1VPx5tfQaH3PwHzoLCEo7QmpXQtVlqbyv4sVjnN_0uFk/edit&quot;;&quot;a12b7edc42c5c06a2e7d9f381975658692951d5a&quot;)" office:value-type="string" office:string-value="a12b7edc42c5c06a2e7d9f381975658692951d5a" calcext:value-type="string">
            <text:p>a12b7edc42c5c06a2e7d9f381975658692951d5a</text:p>
          </table:table-cell>
          <table:table-cell table:style-name="ce137" office:value-type="string" calcext:value-type="string">
            <text:p>kubernetes#13135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37:.R37])" office:value-type="float" office:value="1" calcext:value-type="float">
            <text:p>1</text:p>
          </table:table-cell>
          <table:table-cell table:style-name="ce161" table:formula="of:=SUM([.S37:.U37])" office:value-type="float" office:value="0" calcext:value-type="float">
            <text:p>0</text:p>
          </table:table-cell>
          <table:table-cell table:style-name="ce163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4" calcext:value-type="float">
            <text:p>14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4" calcext:value-type="float">
            <text:p>14</text:p>
          </table:table-cell>
          <table:table-cell table:style-name="ce142" table:formula="of:=HYPERLINK(&quot;https://docs.google.com/document/d/1Aj_sWMrlQg8-03KXi1UzY3KpTFJvgxOxn0Vd13QZ2JI/edit?usp=sharing&quot;;&quot;681d153050930f67945fc308ad10566ec299edd5&quot;)" office:value-type="string" office:string-value="681d153050930f67945fc308ad10566ec299edd5" calcext:value-type="string">
            <text:p>681d153050930f67945fc308ad10566ec299edd5</text:p>
          </table:table-cell>
          <table:table-cell table:style-name="ce137" office:value-type="string" calcext:value-type="string">
            <text:p>kubernetes#30872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Kubernetes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38:.R38])" office:value-type="float" office:value="1" calcext:value-type="float">
            <text:p>1</text:p>
          </table:table-cell>
          <table:table-cell table:style-name="ce161" table:formula="of:=SUM([.S38:.U38])" office:value-type="float" office:value="0" calcext:value-type="float">
            <text:p>0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8" calcext:value-type="float">
            <text:p>18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137" office:value-type="float" office:value="15" calcext:value-type="float">
            <text:p>15</text:p>
          </table:table-cell>
          <table:table-cell table:style-name="ce142" table:formula="of:=HYPERLINK(&quot;https://docs.google.com/document/d/15vBuB9y1ZVvcNRloE7YM2BUe77YIRB7YxW5YBq8T4r0/edit?usp=sharing&quot;;&quot;991674380b7773d73afaeafeac6242bf3b6e6001&quot;)" office:value-type="string" office:string-value="991674380b7773d73afaeafeac6242bf3b6e6001" calcext:value-type="string">
            <text:p>991674380b7773d73afaeafeac6242bf3b6e6001</text:p>
          </table:table-cell>
          <table:table-cell table:style-name="ce137" office:value-type="string" calcext:value-type="string">
            <text:p>kubernetes#35672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3"/>
          <table:table-cell table:style-name="ce161" table:formula="of:=SUM([.O39:.R39])" office:value-type="float" office:value="0" calcext:value-type="float">
            <text:p>0</text:p>
          </table:table-cell>
          <table:table-cell table:style-name="ce161" table:formula="of:=SUM([.S39:.U39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137" office:value-type="float" office:value="16" calcext:value-type="float">
            <text:p>16</text:p>
          </table:table-cell>
          <table:table-cell table:style-name="ce142" table:formula="of:=HYPERLINK(&quot;https://docs.google.com/document/d/1vkQHp8G8zJ8mBiJrMVBP-TLahJTJb-QUmkAahdy_kds/edit?usp=sharing&quot;;&quot;97f4647dc3d8cf46c2b66b89a31c758a6edfb57c&quot;)" office:value-type="string" office:string-value="97f4647dc3d8cf46c2b66b89a31c758a6edfb57c" calcext:value-type="string">
            <text:p>97f4647dc3d8cf46c2b66b89a31c758a6edfb57c</text:p>
          </table:table-cell>
          <table:table-cell table:style-name="ce137" office:value-type="string" calcext:value-type="string">
            <text:p>kubernetes#25331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3"/>
          <table:table-cell table:style-name="ce161" table:formula="of:=SUM([.O40:.R40])" office:value-type="float" office:value="0" calcext:value-type="float">
            <text:p>0</text:p>
          </table:table-cell>
          <table:table-cell table:style-name="ce161" table:formula="of:=SUM([.S40:.U40])" office:value-type="float" office:value="1" calcext:value-type="float">
            <text:p>1</text:p>
          </table:table-cell>
          <table:table-cell table:style-name="ce163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137" office:value-type="float" office:value="17" calcext:value-type="float">
            <text:p>17</text:p>
          </table:table-cell>
          <table:table-cell table:style-name="ce142" table:formula="of:=HYPERLINK(&quot;https://docs.google.com/document/d/19gPzpX-xTvrkZ9ILejUvnoCsla5flebEs9HGg_C2B4c/edit?usp=sharing&quot;;&quot;0aee25e06527993c59f3159e0cf3ff4342e169cd&quot;)" office:value-type="string" office:string-value="0aee25e06527993c59f3159e0cf3ff4342e169cd" calcext:value-type="string">
            <text:p>0aee25e06527993c59f3159e0cf3ff4342e169cd</text:p>
          </table:table-cell>
          <table:table-cell table:style-name="ce137" office:value-type="string" calcext:value-type="string">
            <text:p>kubernetes#5316</text:p>
          </table:table-cell>
          <table:table-cell table:style-name="ce135"/>
          <table:table-cell table:style-name="ce137" office:value-type="string" calcext:value-type="string">
            <text:p>kubernetes</text:p>
          </table:table-cell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3"/>
          <table:table-cell table:style-name="ce161" table:formula="of:=SUM([.O41:.R41])" office:value-type="float" office:value="0" calcext:value-type="float">
            <text:p>0</text:p>
          </table:table-cell>
          <table:table-cell table:style-name="ce161" table:formula="of:=SUM([.S41:.U41])" office:value-type="float" office:value="1" calcext:value-type="float">
            <text:p>1</text:p>
          </table:table-cell>
          <table:table-cell table:style-name="ce163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 office:value-type="float" office:value="1" calcext:value-type="float">
            <text:p>1</text:p>
          </table:table-cell>
          <table:table-cell table:style-name="ce164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6">
          <table:table-cell/>
          <table:table-cell table:style-name="ce136"/>
          <table:table-cell table:style-name="ce141"/>
          <table:table-cell table:style-name="ce136"/>
          <table:table-cell table:style-name="ce160"/>
          <table:table-cell table:style-name="ce136"/>
          <table:table-cell table:style-name="ce160"/>
          <table:table-cell table:style-name="ce136" table:number-columns-repeated="3"/>
          <table:table-cell table:style-name="ce164" table:number-columns-repeated="4"/>
          <table:table-cell table:style-name="ce163" table:number-columns-repeated="16"/>
          <table:table-cell table:style-name="ce164"/>
          <table:table-cell table:style-name="ce163" table:number-columns-repeated="3"/>
          <table:table-cell table:style-name="ce164"/>
          <table:table-cell table:style-name="ce163" table:number-columns-repeated="2"/>
          <table:table-cell table:style-name="ce164" table:number-columns-repeated="2"/>
          <table:table-cell table:style-name="ce163"/>
          <table:table-cell table:style-name="ce164" table:number-columns-repeated="16"/>
          <table:table-cell table:style-name="ce140"/>
          <table:table-cell table:number-columns-repeated="967"/>
        </table:table-row>
        <table:table-row table:style-name="ro7">
          <table:table-cell/>
          <table:table-cell table:style-name="ce137" office:value-type="float" office:value="1" calcext:value-type="float">
            <text:p>1</text:p>
          </table:table-cell>
          <table:table-cell table:style-name="ce142" table:formula="of:=HYPERLINK(&quot;https://docs.google.com/document/d/1TaMCWTxrDJ2BHKrCookGtcLfm1le_4bfkM4vi-wE7CQ/edit?usp=sharing&quot;;&quot;87d99fe0387ee1df1cf1811d88d37331939ef4ae&quot;)" office:value-type="string" office:string-value="87d99fe0387ee1df1cf1811d88d37331939ef4ae" calcext:value-type="string">
            <text:p>87d99fe0387ee1df1cf1811d88d37331939ef4ae</text:p>
          </table:table-cell>
          <table:table-cell table:style-name="ce137" office:value-type="string" calcext:value-type="string">
            <text:p>etcd#7891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64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43:.R43])" office:value-type="float" office:value="0" calcext:value-type="float">
            <text:p>0</text:p>
          </table:table-cell>
          <table:table-cell table:style-name="ce161" table:formula="of:=SUM([.S43:.U43])" office:value-type="float" office:value="1" calcext:value-type="float">
            <text:p>1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3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2" calcext:value-type="float">
            <text:p>2</text:p>
          </table:table-cell>
          <table:table-cell table:style-name="ce142" table:formula="of:=HYPERLINK(&quot;https://docs.google.com/document/d/1zX3t7MkBAmPI7KAsF9atKeM1c1aLM3uf2z2gaZL7WB4/edit&quot;;&quot;91ff6f30b50a14158ec10cdd24836d775a336f52&quot;)" office:value-type="string" office:string-value="91ff6f30b50a14158ec10cdd24836d775a336f52" calcext:value-type="string">
            <text:p>91ff6f30b50a14158ec10cdd24836d775a336f52</text:p>
          </table:table-cell>
          <table:table-cell table:style-name="ce137" office:value-type="string" calcext:value-type="string">
            <text:p>etcd#6937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44:.R44])" office:value-type="float" office:value="1" calcext:value-type="float">
            <text:p>1</text:p>
          </table:table-cell>
          <table:table-cell table:style-name="ce161" table:formula="of:=SUM([.S44:.U44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3" calcext:value-type="float">
            <text:p>3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3" calcext:value-type="float">
            <text:p>3</text:p>
          </table:table-cell>
          <table:table-cell table:style-name="ce142" table:formula="of:=HYPERLINK(&quot;https://docs.google.com/document/d/1xKuHyvHLpAfNHlRPPEG8diLbS7L8fXpsY9WRUQ3FcmU/edit&quot;;&quot;7618fdd1d642e47cac70c03f637b0fd798a53a6e&quot;)" office:value-type="string" office:string-value="7618fdd1d642e47cac70c03f637b0fd798a53a6e" calcext:value-type="string">
            <text:p>7618fdd1d642e47cac70c03f637b0fd798a53a6e</text:p>
          </table:table-cell>
          <table:table-cell table:style-name="ce137" office:value-type="string" calcext:value-type="string">
            <text:p>etcd#6873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64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45:.R45])" office:value-type="float" office:value="0" calcext:value-type="float">
            <text:p>0</text:p>
          </table:table-cell>
          <table:table-cell table:style-name="ce161" table:formula="of:=SUM([.S45:.U45])" office:value-type="float" office:value="1" calcext:value-type="float">
            <text:p>1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 table:number-columns-repeated="3"/>
          <table:table-cell table:style-name="ce164"/>
          <table:table-cell table:number-columns-repeated="2" table:style-name="ce161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4" calcext:value-type="float">
            <text:p>4</text:p>
          </table:table-cell>
          <table:table-cell table:style-name="ce142" table:formula="of:=HYPERLINK(&quot;https://docs.google.com/document/d/1YIZffd2TtK2B3bXaSIn4VdxutEM_wVxzO4gGrhh_nGw/edit&quot;;&quot;ae062a0825a4100d0cf9ac7c8bb0fa1ca69c6814&quot;)" office:value-type="string" office:string-value="ae062a0825a4100d0cf9ac7c8bb0fa1ca69c6814" calcext:value-type="string">
            <text:p>ae062a0825a4100d0cf9ac7c8bb0fa1ca69c6814</text:p>
          </table:table-cell>
          <table:table-cell table:style-name="ce137" office:value-type="string" calcext:value-type="string">
            <text:p>None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46:.R46])" office:value-type="float" office:value="1" calcext:value-type="float">
            <text:p>1</text:p>
          </table:table-cell>
          <table:table-cell table:style-name="ce161" table:formula="of:=SUM([.S46:.U46])" office:value-type="float" office:value="0" calcext:value-type="float">
            <text:p>0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0" calcext:value-type="float">
            <text:p>0</text:p>
          </table:table-cell>
          <table:table-cell table:style-name="ce162" table:number-columns-repeated="2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5" calcext:value-type="float">
            <text:p>5</text:p>
          </table:table-cell>
          <table:table-cell table:style-name="ce144" table:formula="of:=HYPERLINK(&quot;https://docs.google.com/document/d/15DqGv7D0fP59A_pJJkwB2u3MkWUKyo0N3WrdBe4WWp8/edit&quot;;&quot;d21d2e6624bc5400e52baa45804668f5f9b6a161&quot;)" office:value-type="string" office:string-value="d21d2e6624bc5400e52baa45804668f5f9b6a161" calcext:value-type="string">
            <text:p>d21d2e6624bc5400e52baa45804668f5f9b6a161</text:p>
          </table:table-cell>
          <table:table-cell table:style-name="ce137" office:value-type="string" calcext:value-type="string">
            <text:p>etcd#4679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64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47:.R47])" office:value-type="float" office:value="0" calcext:value-type="float">
            <text:p>0</text:p>
          </table:table-cell>
          <table:table-cell table:style-name="ce161" table:formula="of:=SUM([.S47:.U47])" office:value-type="float" office:value="1" calcext:value-type="float">
            <text:p>1</text:p>
          </table:table-cell>
          <table:table-cell table:style-name="ce163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64"/>
          <table:table-cell table:style-name="ce161" table:number-columns-repeated="3"/>
          <table:table-cell table:style-name="ce164"/>
          <table:table-cell table:number-columns-repeated="2" table:style-name="ce161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6" calcext:value-type="float">
            <text:p>6</text:p>
          </table:table-cell>
          <table:table-cell table:style-name="ce144" table:formula="of:=HYPERLINK(&quot;https://docs.google.com/document/d/1jf_FjfhTlZqLpEVtWfau0-xDALw0dDgsdKykCBCteuQ/edit&quot;;&quot;fb12a4e412fee79c8c59277f7e49d5cca5ed901f&quot;)" office:value-type="string" office:string-value="fb12a4e412fee79c8c59277f7e49d5cca5ed901f" calcext:value-type="string">
            <text:p>fb12a4e412fee79c8c59277f7e49d5cca5ed901f</text:p>
          </table:table-cell>
          <table:table-cell table:style-name="ce137" office:value-type="string" calcext:value-type="string">
            <text:p>None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6"/>
          <table:table-cell table:style-name="ce163"/>
          <table:table-cell table:style-name="ce161" table:formula="of:=SUM([.O48:.R48])" office:value-type="float" office:value="1" calcext:value-type="float">
            <text:p>1</text:p>
          </table:table-cell>
          <table:table-cell table:style-name="ce161" table:formula="of:=SUM([.S48:.U48])" office:value-type="float" office:value="0" calcext:value-type="float">
            <text:p>0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9" office:value-type="float" office:value="7" calcext:value-type="float">
            <text:p>7</text:p>
          </table:table-cell>
          <table:table-cell table:style-name="ce142" table:formula="of:=HYPERLINK(&quot;https://docs.google.com/document/d/1SBiOERYRBTmZ6qqr53HLni-GJK_mXg5F3tFTm8GV8Ns/edit&quot;;&quot;1b1fabef8ffec606909f01c3983300fff539f214&quot;)" office:value-type="string" office:string-value="1b1fabef8ffec606909f01c3983300fff539f214" calcext:value-type="string">
            <text:p>1b1fabef8ffec606909f01c3983300fff539f214</text:p>
          </table:table-cell>
          <table:table-cell table:style-name="ce137" office:value-type="string" calcext:value-type="string">
            <text:p>etcd#7471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64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61" table:number-columns-repeated="5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3"/>
          <table:table-cell table:style-name="ce161" table:formula="of:=SUM([.O49:.R49])" office:value-type="float" office:value="0" calcext:value-type="float">
            <text:p>0</text:p>
          </table:table-cell>
          <table:table-cell table:style-name="ce161" table:formula="of:=SUM([.S49:.U49])" office:value-type="float" office:value="1" calcext:value-type="float">
            <text:p>1</text:p>
          </table:table-cell>
          <table:table-cell table:style-name="ce163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64"/>
          <table:table-cell table:style-name="ce161" table:number-columns-repeated="3"/>
          <table:table-cell table:style-name="ce164"/>
          <table:table-cell table:number-columns-repeated="2" table:style-name="ce161" office:value-type="float" office:value="1" calcext:value-type="float">
            <text:p>1</text:p>
          </table:table-cell>
          <table:table-cell table:style-name="ce164"/>
          <table:table-cell table:style-name="ce162"/>
          <table:table-cell table:style-name="ce161"/>
          <table:table-cell table:style-name="ce164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3" calcext:value-type="float">
            <text:p>3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137" office:value-type="float" office:value="8" calcext:value-type="float">
            <text:p>8</text:p>
          </table:table-cell>
          <table:table-cell table:style-name="ce142" table:formula="of:=HYPERLINK(&quot;https://docs.google.com/document/d/1VR5HhSjUS70NoQUkwDavbEIJio9RslHJjs0qGIqZEJ8/edit&quot;;&quot;0cb304ec61019c5ff2f6260245ef30fb6dc9711a&quot;)" office:value-type="string" office:string-value="0cb304ec61019c5ff2f6260245ef30fb6dc9711a" calcext:value-type="string">
            <text:p>0cb304ec61019c5ff2f6260245ef30fb6dc9711a</text:p>
          </table:table-cell>
          <table:table-cell table:style-name="ce137" office:value-type="string" calcext:value-type="string">
            <text:p>etcd#4474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50:.R50])" office:value-type="float" office:value="0" calcext:value-type="float">
            <text:p>0</text:p>
          </table:table-cell>
          <table:table-cell table:style-name="ce161" table:formula="of:=SUM([.S50:.U50])" office:value-type="float" office:value="1" calcext:value-type="float">
            <text:p>1</text:p>
          </table:table-cell>
          <table:table-cell table:style-name="ce160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 table:number-columns-repeated="8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9" calcext:value-type="float">
            <text:p>9</text:p>
          </table:table-cell>
          <table:table-cell table:style-name="ce142" table:formula="of:=HYPERLINK(&quot;https://docs.google.com/document/d/1b-qUG_klyP27humfcr_i71j50RK8VIQ5uFa-wuvZ5EQ/edit&quot;;&quot;1d8813052292e6053957fae01d080fde9717f3fc&quot;)" office:value-type="string" office:string-value="1d8813052292e6053957fae01d080fde9717f3fc" calcext:value-type="string">
            <text:p>1d8813052292e6053957fae01d080fde9717f3fc</text:p>
          </table:table-cell>
          <table:table-cell table:style-name="ce137" office:value-type="string" calcext:value-type="string">
            <text:p>etcd#5509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51:.R51])" office:value-type="float" office:value="1" calcext:value-type="float">
            <text:p>1</text:p>
          </table:table-cell>
          <table:table-cell table:style-name="ce161" table:formula="of:=SUM([.S51:.U51])" office:value-type="float" office:value="0" calcext:value-type="float">
            <text:p>0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36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37" office:value-type="float" office:value="0" calcext:value-type="float">
            <text:p>0</text:p>
          </table:table-cell>
          <table:table-cell table:style-name="ce137" table:number-columns-repeated="2"/>
          <table:table-cell table:style-name="ce136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3" calcext:value-type="float">
            <text:p>3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137" office:value-type="float" office:value="10" calcext:value-type="float">
            <text:p>10</text:p>
          </table:table-cell>
          <table:table-cell table:style-name="ce142" table:formula="of:=HYPERLINK(&quot;https://docs.google.com/document/d/1j0QY_xo1Dyum3VYsG5tiFi4ycxx-FcSzPns5Ph77yk8/edit&quot;;&quot;7afc490c95789c408fbc256d8e790273d331c984&quot;)" office:value-type="string" office:string-value="7afc490c95789c408fbc256d8e790273d331c984" calcext:value-type="string">
            <text:p>7afc490c95789c408fbc256d8e790273d331c984</text:p>
          </table:table-cell>
          <table:table-cell table:style-name="ce137" office:value-type="string" calcext:value-type="string">
            <text:p>etcd#6855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52:.R52])" office:value-type="float" office:value="0" calcext:value-type="float">
            <text:p>0</text:p>
          </table:table-cell>
          <table:table-cell table:style-name="ce161" table:formula="of:=SUM([.S52:.U52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37" office:value-type="float" office:value="6" calcext:value-type="float">
            <text:p>6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1" calcext:value-type="float">
            <text:p>11</text:p>
          </table:table-cell>
          <table:table-cell table:style-name="ce142" table:formula="of:=HYPERLINK(&quot;https://docs.google.com/document/d/1saJpAZ1hXr4H8pDfJv27CDDI8ThZSPgBSGyzKdAQk98/edit&quot;;&quot;8baaa06cce9e58548f60e6e9b21c9af3d42580bb&quot;)" office:value-type="string" office:string-value="8baaa06cce9e58548f60e6e9b21c9af3d42580bb" calcext:value-type="string">
            <text:p>8baaa06cce9e58548f60e6e9b21c9af3d42580bb</text:p>
          </table:table-cell>
          <table:table-cell table:style-name="ce137" office:value-type="string" calcext:value-type="string">
            <text:p>etcd#7283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60"/>
          <table:table-cell table:style-name="ce161" table:formula="of:=SUM([.O53:.R53])" office:value-type="float" office:value="0" calcext:value-type="float">
            <text:p>0</text:p>
          </table:table-cell>
          <table:table-cell table:style-name="ce161" table:formula="of:=SUM([.S53:.U53])" office:value-type="float" office:value="1" calcext:value-type="float">
            <text:p>1</text:p>
          </table:table-cell>
          <table:table-cell table:style-name="ce160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36"/>
          <table:table-cell table:style-name="ce135" table:number-columns-repeated="3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number-columns-repeated="2"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65" office:value-type="float" office:value="45" calcext:value-type="float">
            <text:p>45</text:p>
          </table:table-cell>
          <table:table-cell table:style-name="ce165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137" office:value-type="float" office:value="12" calcext:value-type="float">
            <text:p>12</text:p>
          </table:table-cell>
          <table:table-cell table:style-name="ce142" table:formula="of:=HYPERLINK(&quot;https://docs.google.com/document/d/1-8v-JnijcdDmtePRcvx0RyeyKhGwzqF-R70tajkoc5k/edit&quot;;&quot;9497e9678cdc64785847993c96ff2748e09ef9a1&quot;)" office:value-type="string" office:string-value="9497e9678cdc64785847993c96ff2748e09ef9a1" calcext:value-type="string">
            <text:p>9497e9678cdc64785847993c96ff2748e09ef9a1</text:p>
          </table:table-cell>
          <table:table-cell table:style-name="ce137" office:value-type="string" calcext:value-type="string">
            <text:p>etcd#6278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54:.R54])" office:value-type="float" office:value="0" calcext:value-type="float">
            <text:p>0</text:p>
          </table:table-cell>
          <table:table-cell table:style-name="ce161" table:formula="of:=SUM([.S54:.U54])" office:value-type="float" office:value="1" calcext:value-type="float">
            <text:p>1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 table:number-columns-repeated="2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 table:number-columns-repeated="8"/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137" office:value-type="float" office:value="13" calcext:value-type="float">
            <text:p>13</text:p>
          </table:table-cell>
          <table:table-cell table:style-name="ce142" table:formula="of:=HYPERLINK(&quot;https://docs.google.com/document/d/1LSdJd7I_3EC1SzAoIlVKEvsk8KviRpOO2KxjeN-Gwlk/edit&quot;;&quot;22797c718504868665b78f143a595138cb521edf&quot;)" office:value-type="string" office:string-value="22797c718504868665b78f143a595138cb521edf" calcext:value-type="string">
            <text:p>22797c718504868665b78f143a595138cb521edf</text:p>
          </table:table-cell>
          <table:table-cell table:style-name="ce137" office:value-type="string" calcext:value-type="string">
            <text:p>etcd#5199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55:.R55])" office:value-type="float" office:value="0" calcext:value-type="float">
            <text:p>0</text:p>
          </table:table-cell>
          <table:table-cell table:style-name="ce161" table:formula="of:=SUM([.S55:.U55])" office:value-type="float" office:value="1" calcext:value-type="float">
            <text:p>1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 table:number-columns-repeated="2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 table:number-columns-repeated="8"/>
          <table:table-cell table:style-name="ce164"/>
          <table:table-cell table:style-name="ce137" office:value-type="float" office:value="14" calcext:value-type="float">
            <text:p>14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137" office:value-type="float" office:value="14" calcext:value-type="float">
            <text:p>14</text:p>
          </table:table-cell>
          <table:table-cell table:style-name="ce142" table:formula="of:=HYPERLINK(&quot;https://docs.google.com/document/d/1OKPXnyNHy9RFUleXt5-0T5WigYMm0-k2f0ejP0vBT6Q/edit&quot;;&quot;120020fa9c3d4b6c98d7beb863ac4c6bfe4d499b&quot;)" office:value-type="string" office:string-value="120020fa9c3d4b6c98d7beb863ac4c6bfe4d499b" calcext:value-type="string">
            <text:p>120020fa9c3d4b6c98d7beb863ac4c6bfe4d499b</text:p>
          </table:table-cell>
          <table:table-cell table:style-name="ce137" office:value-type="string" calcext:value-type="string">
            <text:p>etcd#5349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56:.R56])" office:value-type="float" office:value="0" calcext:value-type="float">
            <text:p>0</text:p>
          </table:table-cell>
          <table:table-cell table:style-name="ce161" table:formula="of:=SUM([.S56:.U56])" office:value-type="float" office:value="1" calcext:value-type="float">
            <text:p>1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 table:number-columns-repeated="2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 table:number-columns-repeated="8"/>
          <table:table-cell table:style-name="ce164"/>
          <table:table-cell table:style-name="ce137" office:value-type="float" office:value="20" calcext:value-type="float">
            <text:p>20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5" calcext:value-type="float">
            <text:p>15</text:p>
          </table:table-cell>
          <table:table-cell table:style-name="ce142" table:formula="of:=HYPERLINK(&quot;https://docs.google.com/document/d/1fsfCxtxyw9pqBw4dglLA3NTmOakwlnSxX2uKVhH14DU/edit&quot;;&quot;b2a15ec327ead1caf6d6983092dae17e09c88dd1&quot;)" office:value-type="string" office:string-value="b2a15ec327ead1caf6d6983092dae17e09c88dd1" calcext:value-type="string">
            <text:p>b2a15ec327ead1caf6d6983092dae17e09c88dd1</text:p>
          </table:table-cell>
          <table:table-cell table:style-name="ce137" office:value-type="string" calcext:value-type="string">
            <text:p>etcd#9074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6"/>
          <table:table-cell table:style-name="ce135" office:value-type="float" office:value="1" calcext:value-type="float">
            <text:p>1</text:p>
          </table:table-cell>
          <table:table-cell table:style-name="ce160"/>
          <table:table-cell table:style-name="ce161" table:formula="of:=SUM([.O57:.R57])" office:value-type="float" office:value="0" calcext:value-type="float">
            <text:p>0</text:p>
          </table:table-cell>
          <table:table-cell table:style-name="ce161" table:formula="of:=SUM([.S57:.U57])" office:value-type="float" office:value="1" calcext:value-type="float">
            <text:p>1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/>
          <table:table-cell table:style-name="ce137" table:number-columns-repeated="4"/>
          <table:table-cell table:style-name="ce136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137" office:value-type="float" office:value="16" calcext:value-type="float">
            <text:p>16</text:p>
          </table:table-cell>
          <table:table-cell table:style-name="ce142" table:formula="of:=HYPERLINK(&quot;https://docs.google.com/document/d/1bgIoGg3O_VCA1-au_F_Fua_dKwBCH_fpNYBOsPIGJJE/edit&quot;;&quot;b7cf2385e6874d07f32f183007e50f4448b7e3a2&quot;)" office:value-type="string" office:string-value="b7cf2385e6874d07f32f183007e50f4448b7e3a2" calcext:value-type="string">
            <text:p>b7cf2385e6874d07f32f183007e50f4448b7e3a2</text:p>
          </table:table-cell>
          <table:table-cell table:style-name="ce137" office:value-type="string" calcext:value-type="string">
            <text:p>etcd#4033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58:.R58])" office:value-type="float" office:value="0" calcext:value-type="float">
            <text:p>0</text:p>
          </table:table-cell>
          <table:table-cell table:style-name="ce161" table:formula="of:=SUM([.S58:.U58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5"/>
          <table:table-cell table:style-name="ce136"/>
          <table:table-cell table:style-name="ce137" table:number-columns-repeated="2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5"/>
          <table:table-cell table:style-name="ce162" office:value-type="float" office:value="1" calcext:value-type="float">
            <text:p>1</text:p>
          </table:table-cell>
          <table:table-cell table:style-name="ce164"/>
          <table:table-cell table:style-name="ce137" office:value-type="float" office:value="8" calcext:value-type="float">
            <text:p>8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137" office:value-type="float" office:value="17" calcext:value-type="float">
            <text:p>17</text:p>
          </table:table-cell>
          <table:table-cell table:style-name="ce142" table:formula="of:=HYPERLINK(&quot;https://docs.google.com/document/d/14MleRYXroFQFFpdu9lviMpvmPzln315f-EznruwZw9Y/edit&quot;;&quot;c43831063411d923566f1c607933c1d721c1f5f2&quot;)" office:value-type="string" office:string-value="c43831063411d923566f1c607933c1d721c1f5f2" calcext:value-type="string">
            <text:p>c43831063411d923566f1c607933c1d721c1f5f2</text:p>
          </table:table-cell>
          <table:table-cell table:style-name="ce137" office:value-type="string" calcext:value-type="string">
            <text:p>etcd#5459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59:.R59])" office:value-type="float" office:value="0" calcext:value-type="float">
            <text:p>0</text:p>
          </table:table-cell>
          <table:table-cell table:style-name="ce161" table:formula="of:=SUM([.S59:.U59])" office:value-type="float" office:value="1" calcext:value-type="float">
            <text:p>1</text:p>
          </table:table-cell>
          <table:table-cell table:style-name="ce160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/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7" table:number-columns-repeated="2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4"/>
          <table:table-cell table:style-name="ce164"/>
          <table:table-cell table:style-name="ce137" office:value-type="float" office:value="32" calcext:value-type="float">
            <text:p>32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8" calcext:value-type="float">
            <text:p>18</text:p>
          </table:table-cell>
          <table:table-cell table:style-name="ce142" table:formula="of:=HYPERLINK(&quot;https://docs.google.com/document/d/1OL-EltMcswZDTyQLiAVvwoLsbGKqK4iCRmrOiy1wS7o/edit&quot;;&quot;de008c8a4ac327eee481fcc0245f55de7b393351&quot;)" office:value-type="string" office:string-value="de008c8a4ac327eee481fcc0245f55de7b393351" calcext:value-type="string">
            <text:p>de008c8a4ac327eee481fcc0245f55de7b393351</text:p>
          </table:table-cell>
          <table:table-cell table:style-name="ce137" office:value-type="string" calcext:value-type="string">
            <text:p>etcd#6708</text:p>
          </table:table-cell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60:.R60])" office:value-type="float" office:value="1" calcext:value-type="float">
            <text:p>1</text:p>
          </table:table-cell>
          <table:table-cell table:style-name="ce161" table:formula="of:=SUM([.S60:.U60])" office:value-type="float" office:value="0" calcext:value-type="float">
            <text:p>0</text:p>
          </table:table-cell>
          <table:table-cell table:style-name="ce160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40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/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37" table:number-columns-repeated="3"/>
          <table:table-cell table:style-name="ce136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35" calcext:value-type="float">
            <text:p>35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9" calcext:value-type="float">
            <text:p>19</text:p>
          </table:table-cell>
          <table:table-cell table:style-name="ce142" table:formula="of:=HYPERLINK(&quot;https://drive.google.com/open?id=1m0b2XOC2KOGJCX_zUSFVrEr0Psq7IUI3Ep-3kUuMObE&quot;;&quot;36f5b713bf4cad4702163ed9476ea83de9059b3d&quot;)" office:value-type="string" office:string-value="36f5b713bf4cad4702163ed9476ea83de9059b3d" calcext:value-type="string">
            <text:p>36f5b713bf4cad4702163ed9476ea83de9059b3d</text:p>
          </table:table-cell>
          <table:table-cell table:style-name="ce137"/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61:.R61])" office:value-type="float" office:value="0" calcext:value-type="float">
            <text:p>0</text:p>
          </table:table-cell>
          <table:table-cell table:style-name="ce161" table:formula="of:=SUM([.S61:.U61])" office:value-type="float" office:value="1" calcext:value-type="float">
            <text:p>1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20" calcext:value-type="float">
            <text:p>20</text:p>
          </table:table-cell>
          <table:table-cell table:style-name="ce142" table:formula="of:=HYPERLINK(&quot;https://docs.google.com/document/d/1wy8v5NHzWVWlnUXluOj_XD7RMDWF-8rvej0SWbbwWhA/edit?usp=sharing&quot;;&quot;7b7feb46fcf13da75f93797740ffc6034bb585ff&quot;)" office:value-type="string" office:string-value="7b7feb46fcf13da75f93797740ffc6034bb585ff" calcext:value-type="string">
            <text:p>7b7feb46fcf13da75f93797740ffc6034bb585ff</text:p>
          </table:table-cell>
          <table:table-cell table:style-name="ce137"/>
          <table:table-cell table:style-name="ce135"/>
          <table:table-cell table:style-name="ce137" office:value-type="string" calcext:value-type="string">
            <text:p>etcd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62:.R62])" office:value-type="float" office:value="0" calcext:value-type="float">
            <text:p>0</text:p>
          </table:table-cell>
          <table:table-cell table:style-name="ce161" table:formula="of:=SUM([.S62:.U62])" office:value-type="float" office:value="1" calcext:value-type="float">
            <text:p>1</text:p>
          </table:table-cell>
          <table:table-cell table:style-name="ce160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style-name="ce136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21" calcext:value-type="float">
            <text:p>21</text:p>
          </table:table-cell>
          <table:table-cell table:style-name="ce142" table:formula="of:=HYPERLINK(&quot;https://docs.google.com/document/d/1dnRSWTbbFj3EKBCgcRkWv3tNPQ5WLxPwHSY0qzphtwM/edit?usp=sharing&quot;;&quot;cb9a3e04b141d150a370f1e6329428b621742041&quot;)" office:value-type="string" office:string-value="cb9a3e04b141d150a370f1e6329428b621742041" calcext:value-type="string">
            <text:p>cb9a3e04b141d150a370f1e6329428b621742041</text:p>
          </table:table-cell>
          <table:table-cell table:style-name="ce137"/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etcd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63:.R63])" office:value-type="float" office:value="0" calcext:value-type="float">
            <text:p>0</text:p>
          </table:table-cell>
          <table:table-cell table:style-name="ce161" table:formula="of:=SUM([.S63:.U63])" office:value-type="float" office:value="1" calcext:value-type="float">
            <text:p>1</text:p>
          </table:table-cell>
          <table:table-cell table:style-name="ce160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/>
          <table:table-cell table:style-name="ce140"/>
          <table:table-cell/>
          <table:table-cell table:style-name="ce137" table:number-columns-repeated="4"/>
          <table:table-cell table:style-name="ce136"/>
          <table:table-cell table:style-name="ce162" table:number-columns-repeated="8"/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6">
          <table:table-cell/>
          <table:table-cell table:style-name="ce140"/>
          <table:table-cell table:style-name="ce141"/>
          <table:table-cell table:style-name="ce136"/>
          <table:table-cell table:style-name="ce160"/>
          <table:table-cell table:style-name="ce136"/>
          <table:table-cell table:style-name="ce160"/>
          <table:table-cell table:style-name="ce140"/>
          <table:table-cell table:style-name="ce136" table:number-columns-repeated="6"/>
          <table:table-cell table:style-name="ce160" table:number-columns-repeated="11"/>
          <table:table-cell table:style-name="ce163" table:number-columns-repeated="5"/>
          <table:table-cell table:style-name="ce136"/>
          <table:table-cell table:style-name="ce160" table:number-columns-repeated="3"/>
          <table:table-cell table:style-name="ce136"/>
          <table:table-cell table:style-name="ce160" table:number-columns-repeated="2"/>
          <table:table-cell table:style-name="ce136" table:number-columns-repeated="2"/>
          <table:table-cell table:style-name="ce160"/>
          <table:table-cell table:style-name="ce136" table:number-columns-repeated="7"/>
          <table:table-cell table:style-name="ce164" table:number-columns-repeated="9"/>
          <table:table-cell table:style-name="ce140"/>
          <table:table-cell table:number-columns-repeated="967"/>
        </table:table-row>
        <table:table-row table:style-name="ro7">
          <table:table-cell/>
          <table:table-cell table:style-name="ce137" office:value-type="float" office:value="1" calcext:value-type="float">
            <text:p>1</text:p>
          </table:table-cell>
          <table:table-cell table:style-name="ce142" table:formula="of:=HYPERLINK(&quot;https://docs.google.com/document/d/1-8zO4PRnspKSvDmVcwfzkQIFzOB6bDh9-25rqYbneR8/edit&quot;;&quot;de89a847175062dbc12e274b19623193cd69685b&quot;)" office:value-type="string" office:string-value="de89a847175062dbc12e274b19623193cd69685b" calcext:value-type="string">
            <text:p>de89a847175062dbc12e274b19623193cd69685b</text:p>
          </table:table-cell>
          <table:table-cell table:style-name="ce137" office:value-type="string" calcext:value-type="string">
            <text:p>cockroachdb#6181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3"/>
          <table:table-cell table:style-name="ce135" office:value-type="float" office:value="1" calcext:value-type="float">
            <text:p>1</text:p>
          </table:table-cell>
          <table:table-cell table:style-name="ce135" table:number-columns-repeated="3"/>
          <table:table-cell table:style-name="ce160"/>
          <table:table-cell table:style-name="ce161" table:formula="of:=SUM([.O65:.R65])" office:value-type="float" office:value="1" calcext:value-type="float">
            <text:p>1</text:p>
          </table:table-cell>
          <table:table-cell table:style-name="ce161" table:formula="of:=SUM([.S65:.U65])" office:value-type="float" office:value="0" calcext:value-type="float">
            <text:p>0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table:number-columns-repeated="3"/>
          <table:table-cell table:style-name="ce136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2" calcext:value-type="float">
            <text:p>2</text:p>
          </table:table-cell>
          <table:table-cell table:style-name="ce142" table:formula="of:=HYPERLINK(&quot;https://docs.google.com/document/d/1YCI-05-kQPvxlp9vkAzUBF8KUk45CCPPnI_maMkDKfY/edit&quot;;&quot;d064942b067ab84628f79cbfda001fa3138d8d6e&quot;)" office:value-type="string" office:string-value="d064942b067ab84628f79cbfda001fa3138d8d6e" calcext:value-type="string">
            <text:p>d064942b067ab84628f79cbfda001fa3138d8d6e</text:p>
          </table:table-cell>
          <table:table-cell table:style-name="ce137" office:value-type="string" calcext:value-type="string">
            <text:p>cockroachdb#16141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3"/>
          <table:table-cell table:style-name="ce135" office:value-type="float" office:value="1" calcext:value-type="float">
            <text:p>1</text:p>
          </table:table-cell>
          <table:table-cell table:style-name="ce135" table:number-columns-repeated="3"/>
          <table:table-cell table:style-name="ce160"/>
          <table:table-cell table:style-name="ce161" table:formula="of:=SUM([.O66:.R66])" office:value-type="float" office:value="1" calcext:value-type="float">
            <text:p>1</text:p>
          </table:table-cell>
          <table:table-cell table:style-name="ce161" table:formula="of:=SUM([.S66:.U66])" office:value-type="float" office:value="0" calcext:value-type="float">
            <text:p>0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36"/>
          <table:table-cell table:style-name="ce135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table:number-columns-repeated="3"/>
          <table:table-cell table:style-name="ce136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4" calcext:value-type="float">
            <text:p>24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3" calcext:value-type="float">
            <text:p>3</text:p>
          </table:table-cell>
          <table:table-cell table:style-name="ce142" table:formula="of:=HYPERLINK(&quot;https://docs.google.com/document/d/11d5b3zYWZ_L-K_UY5FDLUy2vasnsFaMhOrNzQX_iAtg/edit&quot;;&quot;1cc699802557f67d4464de391b7350a527f9f445&quot;)" office:value-type="string" office:string-value="1cc699802557f67d4464de391b7350a527f9f445" calcext:value-type="string">
            <text:p>1cc699802557f67d4464de391b7350a527f9f445</text:p>
          </table:table-cell>
          <table:table-cell table:style-name="ce137" office:value-type="string" calcext:value-type="string">
            <text:p>cockroachdb#584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67:.R67])" office:value-type="float" office:value="1" calcext:value-type="float">
            <text:p>1</text:p>
          </table:table-cell>
          <table:table-cell table:style-name="ce161" table:formula="of:=SUM([.S67:.U67])" office:value-type="float" office:value="0" calcext:value-type="float">
            <text:p>0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36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 table:number-columns-repeated="4"/>
          <table:table-cell table:style-name="ce136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4" calcext:value-type="float">
            <text:p>4</text:p>
          </table:table-cell>
          <table:table-cell table:style-name="ce142" table:formula="of:=HYPERLINK(&quot;https://docs.google.com/document/d/1TBS9pR6Mld6rdv-qolVpBwfD3EGEySjWn7YhhLKHJyc/edit&quot;;&quot;ed6a100ba38dd51b0888b9a3d3ac6bdbb26c528c&quot;)" office:value-type="string" office:string-value="ed6a100ba38dd51b0888b9a3d3ac6bdbb26c528c" calcext:value-type="string">
            <text:p>ed6a100ba38dd51b0888b9a3d3ac6bdbb26c528c</text:p>
          </table:table-cell>
          <table:table-cell table:style-name="ce137" office:value-type="string" calcext:value-type="string">
            <text:p>cockroachdb#9935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68:.R68])" office:value-type="float" office:value="1" calcext:value-type="float">
            <text:p>1</text:p>
          </table:table-cell>
          <table:table-cell table:style-name="ce161" table:formula="of:=SUM([.S68:.U68])" office:value-type="float" office:value="0" calcext:value-type="float">
            <text:p>0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number-columns-repeated="4"/>
          <table:table-cell table:style-name="ce140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137" office:value-type="float" office:value="5" calcext:value-type="float">
            <text:p>5</text:p>
          </table:table-cell>
          <table:table-cell table:style-name="ce142" table:formula="of:=HYPERLINK(&quot;https://docs.google.com/document/d/1QqH9ZYMUFmuLAMjQdgtxf2Owg7hky3ByovRDETaK94k/edit&quot;;&quot;d9b384b05ebfa8ba6c679c8c0c6034357416c2d7&quot;)" office:value-type="string" office:string-value="d9b384b05ebfa8ba6c679c8c0c6034357416c2d7" calcext:value-type="string">
            <text:p>d9b384b05ebfa8ba6c679c8c0c6034357416c2d7</text:p>
          </table:table-cell>
          <table:table-cell table:style-name="ce137" office:value-type="string" calcext:value-type="string">
            <text:p>cockroachdb#2448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69:.R69])" office:value-type="float" office:value="0" calcext:value-type="float">
            <text:p>0</text:p>
          </table:table-cell>
          <table:table-cell table:style-name="ce161" table:formula="of:=SUM([.S69:.U69])" office:value-type="float" office:value="1" calcext:value-type="float">
            <text:p>1</text:p>
          </table:table-cell>
          <table:table-cell table:style-name="ce160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5"/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66" office:value-type="float" office:value="20" calcext:value-type="float">
            <text:p>20</text:p>
          </table:table-cell>
          <table:table-cell table:style-name="ce166"/>
          <table:table-cell table:number-columns-repeated="966"/>
        </table:table-row>
        <table:table-row table:style-name="ro7">
          <table:table-cell/>
          <table:table-cell table:style-name="ce137" office:value-type="float" office:value="6" calcext:value-type="float">
            <text:p>6</text:p>
          </table:table-cell>
          <table:table-cell table:style-name="ce142" table:formula="of:=HYPERLINK(&quot;https://docs.google.com/document/d/1QWrfhHEcUrXBP7HT2cYvI5Z--FwHNLAme2pWrIhCqVw/edit&quot;;&quot;cb65190f9caaf464723e7d072b1f1b69a044ef7b&quot;)" office:value-type="string" office:string-value="cb65190f9caaf464723e7d072b1f1b69a044ef7b" calcext:value-type="string">
            <text:p>cb65190f9caaf464723e7d072b1f1b69a044ef7b</text:p>
          </table:table-cell>
          <table:table-cell table:style-name="ce137" office:value-type="string" calcext:value-type="string">
            <text:p>cockroachdb#3710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3"/>
          <table:table-cell table:style-name="ce135" office:value-type="float" office:value="1" calcext:value-type="float">
            <text:p>1</text:p>
          </table:table-cell>
          <table:table-cell table:style-name="ce135" table:number-columns-repeated="3"/>
          <table:table-cell table:style-name="ce160"/>
          <table:table-cell table:style-name="ce161" table:formula="of:=SUM([.O70:.R70])" office:value-type="float" office:value="1" calcext:value-type="float">
            <text:p>1</text:p>
          </table:table-cell>
          <table:table-cell table:style-name="ce161" table:formula="of:=SUM([.S70:.U70])" office:value-type="float" office:value="0" calcext:value-type="float">
            <text:p>0</text:p>
          </table:table-cell>
          <table:table-cell table:style-name="ce160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/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number-columns-repeated="3"/>
          <table:table-cell table:style-name="ce140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7" calcext:value-type="float">
            <text:p>7</text:p>
          </table:table-cell>
          <table:table-cell table:style-name="ce142" table:formula="of:=HYPERLINK(&quot;https://docs.google.com/document/d/1udLex3ae9eh0ZqVG7zqwSVFyLi9j8wpmtCNsd8LbJrE/edit&quot;;&quot;cab761b9f5ee5dee1448bc5d6b1d9f5a0ff0bad5&quot;)" office:value-type="string" office:string-value="cab761b9f5ee5dee1448bc5d6b1d9f5a0ff0bad5" calcext:value-type="string">
            <text:p>cab761b9f5ee5dee1448bc5d6b1d9f5a0ff0bad5</text:p>
          </table:table-cell>
          <table:table-cell table:style-name="ce137" office:value-type="string" calcext:value-type="string">
            <text:p>cockroachdb#7504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71:.R71])" office:value-type="float" office:value="1" calcext:value-type="float">
            <text:p>1</text:p>
          </table:table-cell>
          <table:table-cell table:style-name="ce161" table:formula="of:=SUM([.S71:.U71])" office:value-type="float" office:value="0" calcext:value-type="float">
            <text:p>0</text:p>
          </table:table-cell>
          <table:table-cell table:style-name="ce160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40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/>
          <table:table-cell table:style-name="ce140"/>
          <table:table-cell table:style-name="ce137" office:value-type="float" office:value="1" calcext:value-type="float">
            <text:p>1</text:p>
          </table:table-cell>
          <table:table-cell table:number-columns-repeated="4"/>
          <table:table-cell table:style-name="ce140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36" calcext:value-type="float">
            <text:p>36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8" calcext:value-type="float">
            <text:p>8</text:p>
          </table:table-cell>
          <table:table-cell table:style-name="ce142" table:formula="of:=HYPERLINK(&quot;https://docs.google.com/document/d/1MQq7kZ4NwyUepCPwZsrKaPh9Kx3RaFTSHfdCDHbEiAU/edit&quot;;&quot;27e863d90ab0660494778f1c35966cc5ddc38e32&quot;)" office:value-type="string" office:string-value="27e863d90ab0660494778f1c35966cc5ddc38e32" calcext:value-type="string">
            <text:p>27e863d90ab0660494778f1c35966cc5ddc38e32</text:p>
          </table:table-cell>
          <table:table-cell table:style-name="ce137" office:value-type="string" calcext:value-type="string">
            <text:p>cockroachdb#10214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72:.R72])" office:value-type="float" office:value="1" calcext:value-type="float">
            <text:p>1</text:p>
          </table:table-cell>
          <table:table-cell table:style-name="ce161" table:formula="of:=SUM([.S72:.U72])" office:value-type="float" office:value="0" calcext:value-type="float">
            <text:p>0</text:p>
          </table:table-cell>
          <table:table-cell table:style-name="ce160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36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number-columns-repeated="4"/>
          <table:table-cell table:style-name="ce140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7" calcext:value-type="float">
            <text:p>7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137" office:value-type="float" office:value="9" calcext:value-type="float">
            <text:p>9</text:p>
          </table:table-cell>
          <table:table-cell table:style-name="ce142" table:formula="of:=HYPERLINK(&quot;https://docs.google.com/document/d/1yJ-PvBNe1yfufStsDKnoaCwbCGB1uCiooR7_XL0BVIE/edit&quot;;&quot;822bd176cc725c6b50905ea615023200b395e14f&quot;)" office:value-type="string" office:string-value="822bd176cc725c6b50905ea615023200b395e14f" calcext:value-type="string">
            <text:p>822bd176cc725c6b50905ea615023200b395e14f</text:p>
          </table:table-cell>
          <table:table-cell table:style-name="ce137" office:value-type="string" calcext:value-type="string">
            <text:p>cockroachdb#18101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73:.R73])" office:value-type="float" office:value="0" calcext:value-type="float">
            <text:p>0</text:p>
          </table:table-cell>
          <table:table-cell table:style-name="ce161" table:formula="of:=SUM([.S73:.U73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137" office:value-type="float" office:value="10" calcext:value-type="float">
            <text:p>10</text:p>
          </table:table-cell>
          <table:table-cell table:style-name="ce142" table:formula="of:=HYPERLINK(&quot;https://docs.google.com/document/d/1JXvUQgY1lzhbBL1RGSf6SQxfKcL04hLaBizFRj8sCJc/edit?usp=sharing&quot;;&quot;ef906076adc1d0e3721944829cfedfed51810088&quot;)" office:value-type="string" office:string-value="ef906076adc1d0e3721944829cfedfed51810088" calcext:value-type="string">
            <text:p>ef906076adc1d0e3721944829cfedfed51810088</text:p>
          </table:table-cell>
          <table:table-cell table:style-name="ce137" office:value-type="string" calcext:value-type="string">
            <text:p>cockroachdb#13755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74:.R74])" office:value-type="float" office:value="0" calcext:value-type="float">
            <text:p>0</text:p>
          </table:table-cell>
          <table:table-cell table:style-name="ce161" table:formula="of:=SUM([.S74:.U74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/>
          <table:table-cell table:style-name="ce137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3" calcext:value-type="float">
            <text:p>3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137" office:value-type="float" office:value="11" calcext:value-type="float">
            <text:p>11</text:p>
          </table:table-cell>
          <table:table-cell table:style-name="ce142" table:formula="of:=HYPERLINK(&quot;https://docs.google.com/document/d/1nVJOz15B2uhC1uSfcFjpkFG9jHj1qglKzGuwYl6k-xQ/edit?usp=sharing&quot;;&quot;9bf770cd8f6eaff5441b80d3aec1a5614e8747e1&quot;)" office:value-type="string" office:string-value="9bf770cd8f6eaff5441b80d3aec1a5614e8747e1" calcext:value-type="string">
            <text:p>9bf770cd8f6eaff5441b80d3aec1a5614e8747e1</text:p>
          </table:table-cell>
          <table:table-cell table:style-name="ce137" office:value-type="string" calcext:value-type="string">
            <text:p>cockroachdb#13197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75:.R75])" office:value-type="float" office:value="0" calcext:value-type="float">
            <text:p>0</text:p>
          </table:table-cell>
          <table:table-cell table:style-name="ce161" table:formula="of:=SUM([.S75:.U75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/>
          <table:table-cell table:style-name="ce137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3" calcext:value-type="float">
            <text:p>3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137" office:value-type="float" office:value="12" calcext:value-type="float">
            <text:p>12</text:p>
          </table:table-cell>
          <table:table-cell table:style-name="ce142" table:formula="of:=HYPERLINK(&quot;https://docs.google.com/document/d/1jCsYa_C88ynNm5iJyr_alu8UuZje8ANHs8b3yG-sA-k/edit?usp=sharing&quot;;&quot;f1a5c19125c65129b966fbdc0e6408e8df214aba&quot;)" office:value-type="string" office:string-value="f1a5c19125c65129b966fbdc0e6408e8df214aba" calcext:value-type="string">
            <text:p>f1a5c19125c65129b966fbdc0e6408e8df214aba</text:p>
          </table:table-cell>
          <table:table-cell table:style-name="ce137" office:value-type="string" calcext:value-type="string">
            <text:p>cockroachdb#10790</text:p>
          </table:table-cell>
          <table:table-cell table:style-name="ce135"/>
          <table:table-cell table:style-name="ce137" office:value-type="string" calcext:value-type="string">
            <text:p>Cockroachdb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76:.R76])" office:value-type="float" office:value="0" calcext:value-type="float">
            <text:p>0</text:p>
          </table:table-cell>
          <table:table-cell table:style-name="ce161" table:formula="of:=SUM([.S76:.U76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/>
          <table:table-cell table:style-name="ce137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6">
          <table:table-cell/>
          <table:table-cell table:style-name="ce140"/>
          <table:table-cell table:style-name="ce145"/>
          <table:table-cell table:style-name="ce140"/>
          <table:table-cell table:style-name="ce160"/>
          <table:table-cell table:style-name="ce140"/>
          <table:table-cell table:style-name="ce160"/>
          <table:table-cell table:style-name="ce140" table:number-columns-repeated="7"/>
          <table:table-cell table:style-name="ce160" table:number-columns-repeated="11"/>
          <table:table-cell table:style-name="ce163" table:number-columns-repeated="5"/>
          <table:table-cell table:style-name="ce140"/>
          <table:table-cell table:style-name="ce160" table:number-columns-repeated="3"/>
          <table:table-cell table:style-name="ce140"/>
          <table:table-cell table:style-name="ce160" table:number-columns-repeated="2"/>
          <table:table-cell table:style-name="ce140" table:number-columns-repeated="2"/>
          <table:table-cell table:style-name="ce160"/>
          <table:table-cell table:style-name="ce140" table:number-columns-repeated="7"/>
          <table:table-cell table:style-name="ce164" table:number-columns-repeated="9"/>
          <table:table-cell table:style-name="ce140"/>
          <table:table-cell table:number-columns-repeated="967"/>
        </table:table-row>
        <table:table-row table:style-name="ro7">
          <table:table-cell/>
          <table:table-cell table:style-name="ce137" office:value-type="float" office:value="1" calcext:value-type="float">
            <text:p>1</text:p>
          </table:table-cell>
          <table:table-cell table:style-name="ce142" table:formula="of:=HYPERLINK(&quot;https://docs.google.com/document/d/1J7OdXft5Ih35g6ZXZsRBCTcFYpPlJnmEfJFc8Op3EGY/edit&quot;;&quot;4bbe223b12805ab25acbb9d2cadfab2ec9d04bb6&quot;)" office:value-type="string" office:string-value="4bbe223b12805ab25acbb9d2cadfab2ec9d04bb6" calcext:value-type="string">
            <text:p>4bbe223b12805ab25acbb9d2cadfab2ec9d04bb6</text:p>
          </table:table-cell>
          <table:table-cell table:style-name="ce137" office:value-type="string" calcext:value-type="string">
            <text:p>grpc#1505</text:p>
          </table:table-cell>
          <table:table-cell table:style-name="ce135"/>
          <table:table-cell table:style-name="ce137" office:value-type="string" calcext:value-type="string">
            <text:p>grpc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78:.R78])" office:value-type="float" office:value="1" calcext:value-type="float">
            <text:p>1</text:p>
          </table:table-cell>
          <table:table-cell table:style-name="ce161" table:formula="of:=SUM([.S78:.U78])" office:value-type="float" office:value="0" calcext:value-type="float">
            <text:p>0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number-columns-repeated="4"/>
          <table:table-cell table:style-name="ce140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2" calcext:value-type="float">
            <text:p>2</text:p>
          </table:table-cell>
          <table:table-cell table:style-name="ce142" table:formula="of:=HYPERLINK(&quot;https://docs.google.com/document/d/1FM3faydwuwpBtzZ0haJy5WRD4mYvLhOrPYSMwwxKCX0/edit&quot;;&quot;5a547ed72c09faf4050739d54caea1d51f4d276d&quot;)" office:value-type="string" office:string-value="5a547ed72c09faf4050739d54caea1d51f4d276d" calcext:value-type="string">
            <text:p>5a547ed72c09faf4050739d54caea1d51f4d276d</text:p>
          </table:table-cell>
          <table:table-cell table:style-name="ce137" office:value-type="string" calcext:value-type="string">
            <text:p>grpc#793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grpc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79:.R79])" office:value-type="float" office:value="1" calcext:value-type="float">
            <text:p>1</text:p>
          </table:table-cell>
          <table:table-cell table:style-name="ce161" table:formula="of:=SUM([.S79:.U79])" office:value-type="float" office:value="0" calcext:value-type="float">
            <text:p>0</text:p>
          </table:table-cell>
          <table:table-cell table:style-name="ce160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number-columns-repeated="4"/>
          <table:table-cell table:style-name="ce140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3" calcext:value-type="float">
            <text:p>3</text:p>
          </table:table-cell>
          <table:table-cell table:style-name="ce142" table:formula="of:=HYPERLINK(&quot;https://docs.google.com/document/d/1EjjlcdF-0yi6GV6lnttH5TxIxKCKT72zUNUUEF7azwI/edit&quot;;&quot;27b2052c9524abc45ae991d6a402ddb91f06ba03&quot;)" office:value-type="string" office:string-value="27b2052c9524abc45ae991d6a402ddb91f06ba03" calcext:value-type="string">
            <text:p>27b2052c9524abc45ae991d6a402ddb91f06ba03</text:p>
          </table:table-cell>
          <table:table-cell table:style-name="ce137" office:value-type="string" calcext:value-type="string">
            <text:p>grpc#1353</text:p>
          </table:table-cell>
          <table:table-cell table:style-name="ce135"/>
          <table:table-cell table:style-name="ce137" office:value-type="string" calcext:value-type="string">
            <text:p>grpc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60"/>
          <table:table-cell table:style-name="ce161" table:formula="of:=SUM([.O80:.R80])" office:value-type="float" office:value="0" calcext:value-type="float">
            <text:p>0</text:p>
          </table:table-cell>
          <table:table-cell table:style-name="ce161" table:formula="of:=SUM([.S80:.U80])" office:value-type="float" office:value="1" calcext:value-type="float">
            <text:p>1</text:p>
          </table:table-cell>
          <table:table-cell table:style-name="ce160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table:number-columns-repeated="2"/>
          <table:table-cell table:style-name="ce136"/>
          <table:table-cell table:style-name="ce135" table:number-columns-repeated="3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 table:number-columns-repeated="2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4" calcext:value-type="float">
            <text:p>4</text:p>
          </table:table-cell>
          <table:table-cell table:style-name="ce142" table:formula="of:=HYPERLINK(&quot;https://docs.google.com/document/d/1I6HI6owH2yPt1RH2pFOL9wyznV8j8DXEgDUQdOLoyhE/edit&quot;;&quot;c29d6389e66f5da1a226df88607857aab4db9f7a&quot;)" office:value-type="string" office:string-value="c29d6389e66f5da1a226df88607857aab4db9f7a" calcext:value-type="string">
            <text:p>c29d6389e66f5da1a226df88607857aab4db9f7a</text:p>
          </table:table-cell>
          <table:table-cell table:style-name="ce137" office:value-type="string" calcext:value-type="string">
            <text:p>grpc#1459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grpc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/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60"/>
          <table:table-cell table:style-name="ce161" table:formula="of:=SUM([.O81:.R81])" office:value-type="float" office:value="0" calcext:value-type="float">
            <text:p>0</text:p>
          </table:table-cell>
          <table:table-cell table:style-name="ce161" table:formula="of:=SUM([.S81:.U81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36"/>
          <table:table-cell table:style-name="ce135" table:number-columns-repeated="3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137" office:value-type="float" office:value="5" calcext:value-type="float">
            <text:p>5</text:p>
          </table:table-cell>
          <table:table-cell table:style-name="ce142" table:formula="of:=HYPERLINK(&quot;https://docs.google.com/document/d/1q1RY3hvSqwrIrvd70Uq0ON4w1SlYzdcyvxoGP2GGmMM/edit&quot;;&quot;484b3ebb4ab56d3decc8240d599718bdbefcf7eb&quot;)" office:value-type="string" office:string-value="484b3ebb4ab56d3decc8240d599718bdbefcf7eb" calcext:value-type="string">
            <text:p>484b3ebb4ab56d3decc8240d599718bdbefcf7eb</text:p>
          </table:table-cell>
          <table:table-cell table:style-name="ce137" office:value-type="string" calcext:value-type="string">
            <text:p>grpc#1850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grpc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82:.R82])" office:value-type="float" office:value="0" calcext:value-type="float">
            <text:p>0</text:p>
          </table:table-cell>
          <table:table-cell table:style-name="ce161" table:formula="of:=SUM([.S82:.U82])" office:value-type="float" office:value="1" calcext:value-type="float">
            <text:p>1</text:p>
          </table:table-cell>
          <table:table-cell table:style-name="ce160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 table:number-columns-repeated="8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6" calcext:value-type="float">
            <text:p>6</text:p>
          </table:table-cell>
          <table:table-cell table:style-name="ce142" table:formula="of:=HYPERLINK(&quot;https://docs.google.com/document/d/13zDOaLSK98QLQoow_b93uFKL_RFiJQXE_PBelqV7BIo/edit&quot;;&quot;262ed2bd6d1c8cbaa14b43c3815d2e01e4f65ca8&quot;)" office:value-type="string" office:string-value="262ed2bd6d1c8cbaa14b43c3815d2e01e4f65ca8" calcext:value-type="string">
            <text:p>262ed2bd6d1c8cbaa14b43c3815d2e01e4f65ca8</text:p>
          </table:table-cell>
          <table:table-cell table:style-name="ce137" office:value-type="string" calcext:value-type="string">
            <text:p>grpc#639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grpc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6"/>
          <table:table-cell table:style-name="ce135" office:value-type="float" office:value="1" calcext:value-type="float">
            <text:p>1</text:p>
          </table:table-cell>
          <table:table-cell table:style-name="ce160"/>
          <table:table-cell table:style-name="ce161" table:formula="of:=SUM([.O83:.R83])" office:value-type="float" office:value="0" calcext:value-type="float">
            <text:p>0</text:p>
          </table:table-cell>
          <table:table-cell table:style-name="ce161" table:formula="of:=SUM([.S83:.U83])" office:value-type="float" office:value="1" calcext:value-type="float">
            <text:p>1</text:p>
          </table:table-cell>
          <table:table-cell table:style-name="ce160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/>
          <table:table-cell table:style-name="ce140"/>
          <table:table-cell table:number-columns-repeated="5"/>
          <table:table-cell table:style-name="ce140"/>
          <table:table-cell table:style-name="ce162" table:number-columns-repeated="8"/>
          <table:table-cell table:style-name="ce164"/>
          <table:table-cell table:style-name="ce137" office:value-type="float" office:value="26" calcext:value-type="float">
            <text:p>26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137" office:value-type="float" office:value="7" calcext:value-type="float">
            <text:p>7</text:p>
          </table:table-cell>
          <table:table-cell table:style-name="ce143" table:formula="of:=HYPERLINK(&quot;https://docs.google.com/document/d/13gLgWBLb44vPryJ9-KBQQ0lAEAAnurpjr1CWTDwu2Ws/edit&quot;;&quot;7df48bee8829276b13ef52bff4e1c47b9d55cd7d&quot;)" office:value-type="string" office:string-value="7df48bee8829276b13ef52bff4e1c47b9d55cd7d" calcext:value-type="string">
            <text:p>7df48bee8829276b13ef52bff4e1c47b9d55cd7d</text:p>
          </table:table-cell>
          <table:table-cell table:style-name="ce137" office:value-type="string" calcext:value-type="string">
            <text:p>grpc#1293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grpc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84:.R84])" office:value-type="float" office:value="0" calcext:value-type="float">
            <text:p>0</text:p>
          </table:table-cell>
          <table:table-cell table:style-name="ce161" table:formula="of:=SUM([.S84:.U84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3" calcext:value-type="float">
            <text:p>3</text:p>
          </table:table-cell>
          <table:table-cell table:style-name="ce137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137" office:value-type="float" office:value="8" calcext:value-type="float">
            <text:p>8</text:p>
          </table:table-cell>
          <table:table-cell table:style-name="ce143" table:formula="of:=HYPERLINK(&quot;https://docs.google.com/document/d/1O5f7MiP2bzG7UAVgAdNtUUYQ9xcLV2O51mftAGTiVuA/edit?usp=sharing&quot;;&quot;47fc4a2936669af9ec8f851be845f2d4c7bcca18&quot;)" office:value-type="string" office:string-value="47fc4a2936669af9ec8f851be845f2d4c7bcca18" calcext:value-type="string">
            <text:p>47fc4a2936669af9ec8f851be845f2d4c7bcca18</text:p>
          </table:table-cell>
          <table:table-cell table:style-name="ce137" office:value-type="string" calcext:value-type="string">
            <text:p>grpc#490</text:p>
          </table:table-cell>
          <table:table-cell table:style-name="ce135"/>
          <table:table-cell table:style-name="ce137" office:value-type="string" calcext:value-type="string">
            <text:p>grpc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85:.R85])" office:value-type="float" office:value="0" calcext:value-type="float">
            <text:p>0</text:p>
          </table:table-cell>
          <table:table-cell table:style-name="ce161" table:formula="of:=SUM([.S85:.U85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9" calcext:value-type="float">
            <text:p>9</text:p>
          </table:table-cell>
          <table:table-cell table:style-name="ce143" table:formula="of:=HYPERLINK(&quot;https://docs.google.com/document/d/14FRvEs2XngVNpzXVf9rObx4GMg__bqZiZQadmRgqdKM/edit?usp=sharing&quot;;&quot;ceacfbcbc1514e4e677932fd55938ac455d182fb&quot;)" office:value-type="string" office:string-value="ceacfbcbc1514e4e677932fd55938ac455d182fb" calcext:value-type="string">
            <text:p>ceacfbcbc1514e4e677932fd55938ac455d182fb</text:p>
          </table:table-cell>
          <table:table-cell table:style-name="ce137"/>
          <table:table-cell table:style-name="ce135"/>
          <table:table-cell table:style-name="ce137" office:value-type="string" calcext:value-type="string">
            <text:p>grpc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86:.R86])" office:value-type="float" office:value="0" calcext:value-type="float">
            <text:p>0</text:p>
          </table:table-cell>
          <table:table-cell table:style-name="ce161" table:formula="of:=SUM([.S86:.U86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4" calcext:value-type="float">
            <text:p>4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0" calcext:value-type="float">
            <text:p>10</text:p>
          </table:table-cell>
          <table:table-cell table:style-name="ce143" table:formula="of:=HYPERLINK(&quot;https://docs.google.com/document/d/1WABaDottE0-wAvdZxydVqJI44kGWal_44uB0Yp72hsU/edit?usp=sharing&quot;;&quot;dd5645bebff44f6b88780bb949022a09eadd7dae&quot;)" office:value-type="string" office:string-value="dd5645bebff44f6b88780bb949022a09eadd7dae" calcext:value-type="string">
            <text:p>dd5645bebff44f6b88780bb949022a09eadd7dae</text:p>
          </table:table-cell>
          <table:table-cell table:style-name="ce137" office:value-type="string" calcext:value-type="string">
            <text:p>grpc#862</text:p>
          </table:table-cell>
          <table:table-cell table:style-name="ce135"/>
          <table:table-cell table:style-name="ce137" office:value-type="string" calcext:value-type="string">
            <text:p>grpc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4"/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87:.R87])" office:value-type="float" office:value="0" calcext:value-type="float">
            <text:p>0</text:p>
          </table:table-cell>
          <table:table-cell table:style-name="ce161" table:formula="of:=SUM([.S87:.U87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11" calcext:value-type="float">
            <text:p>11</text:p>
          </table:table-cell>
          <table:table-cell table:style-name="ce143" table:formula="of:=HYPERLINK(&quot;https://docs.google.com/document/d/16kR7gzjOk5hIgHxvS-eaXH7HhJa8gJxMphME1rs12Is/edit?usp=sharing&quot;;&quot;4e56696c6c5a8cd7b711a1eb8936463559361da5&quot;)" office:value-type="string" office:string-value="4e56696c6c5a8cd7b711a1eb8936463559361da5" calcext:value-type="string">
            <text:p>4e56696c6c5a8cd7b711a1eb8936463559361da5</text:p>
          </table:table-cell>
          <table:table-cell table:style-name="ce137" office:value-type="string" calcext:value-type="string">
            <text:p>grpc#1424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grpc</text:p>
          </table:table-cell>
          <table:table-cell table:style-name="ce135" office:value-type="float" office:value="1" calcext:value-type="float">
            <text:p>1</text:p>
          </table:table-cell>
          <table:table-cell table:style-name="ce140"/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40"/>
          <table:table-cell/>
          <table:table-cell table:style-name="ce137" office:value-type="float" office:value="1" calcext:value-type="float">
            <text:p>1</text:p>
          </table:table-cell>
          <table:table-cell table:style-name="ce140"/>
          <table:table-cell table:style-name="ce135" table:number-columns-repeated="3"/>
          <table:table-cell table:style-name="ce135" office:value-type="string" calcext:value-type="string">
            <text:p>c3fb1b490e3cbe9a3c00f8fae6b6b9cce8971eb6</text:p>
          </table:table-cell>
          <table:table-cell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60"/>
          <table:table-cell table:style-name="ce161" table:formula="of:=SUM([.O88:.R88])" office:value-type="float" office:value="0" calcext:value-type="float">
            <text:p>0</text:p>
          </table:table-cell>
          <table:table-cell table:style-name="ce161" table:formula="of:=SUM([.S88:.U88])" office:value-type="float" office:value="1" calcext:value-type="float">
            <text:p>1</text:p>
          </table:table-cell>
          <table:table-cell table:style-name="ce160"/>
          <table:table-cell table:style-name="ce161" office:value-type="float" office:value="1" calcext:value-type="float">
            <text:p>1</text:p>
          </table:table-cell>
          <table:table-cell table:style-name="ce161" table:number-columns-repeated="4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 office:value-type="float" office:value="1" calcext:value-type="float">
            <text:p>1</text:p>
          </table:table-cell>
          <table:table-cell table:style-name="ce140"/>
          <table:table-cell table:number-columns-repeated="2"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5" calcext:value-type="float">
            <text:p>5</text:p>
          </table:table-cell>
          <table:table-cell table:style-name="ce137"/>
          <table:table-cell table:number-columns-repeated="966"/>
        </table:table-row>
        <table:table-row table:style-name="ro6">
          <table:table-cell/>
          <table:table-cell table:style-name="ce140"/>
          <table:table-cell table:style-name="ce145"/>
          <table:table-cell table:style-name="ce140"/>
          <table:table-cell table:style-name="ce160"/>
          <table:table-cell table:style-name="ce140"/>
          <table:table-cell table:style-name="ce160"/>
          <table:table-cell table:style-name="ce140" table:number-columns-repeated="7"/>
          <table:table-cell table:style-name="ce160" table:number-columns-repeated="11"/>
          <table:table-cell table:style-name="ce163" table:number-columns-repeated="5"/>
          <table:table-cell table:style-name="ce140"/>
          <table:table-cell table:style-name="ce160" table:number-columns-repeated="3"/>
          <table:table-cell table:style-name="ce140"/>
          <table:table-cell table:style-name="ce160" table:number-columns-repeated="2"/>
          <table:table-cell table:style-name="ce140" table:number-columns-repeated="2"/>
          <table:table-cell table:style-name="ce160"/>
          <table:table-cell table:style-name="ce140" table:number-columns-repeated="7"/>
          <table:table-cell table:style-name="ce164" table:number-columns-repeated="9"/>
          <table:table-cell table:style-name="ce140"/>
          <table:table-cell table:number-columns-repeated="967"/>
        </table:table-row>
        <table:table-row table:style-name="ro7">
          <table:table-cell/>
          <table:table-cell table:style-name="ce137" office:value-type="float" office:value="1" calcext:value-type="float">
            <text:p>1</text:p>
          </table:table-cell>
          <table:table-cell table:style-name="ce142" table:formula="of:=HYPERLINK(&quot;https://docs.google.com/document/d/1FibeIQwqnfChFrNIfABS3-kA7cUgmV5tV-3K_imGh08/edit&quot;;&quot;boltdb#392&quot;)" office:value-type="string" office:string-value="boltdb#392" calcext:value-type="string">
            <text:p>boltdb#392</text:p>
          </table:table-cell>
          <table:table-cell table:style-name="ce137" office:value-type="string" calcext:value-type="string">
            <text:p>boltdb#392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bolt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/>
          <table:table-cell table:style-name="ce135" table:number-columns-repeated="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60"/>
          <table:table-cell table:style-name="ce161" table:formula="of:=SUM([.O90:.R90])" office:value-type="float" office:value="0" calcext:value-type="float">
            <text:p>0</text:p>
          </table:table-cell>
          <table:table-cell table:style-name="ce161" table:formula="of:=SUM([.S90:.U90])" office:value-type="float" office:value="1" calcext:value-type="float">
            <text:p>1</text:p>
          </table:table-cell>
          <table:table-cell table:style-name="ce160"/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136"/>
          <table:table-cell table:style-name="ce135" table:number-columns-repeated="3"/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table:number-columns-repeated="6"/>
          <table:table-cell table:style-name="ce164"/>
          <table:table-cell table:style-name="ce137" office:value-type="float" office:value="2" calcext:value-type="float">
            <text:p>2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2" calcext:value-type="float">
            <text:p>2</text:p>
          </table:table-cell>
          <table:table-cell table:style-name="ce142" table:formula="of:=HYPERLINK(&quot;https://docs.google.com/document/d/1U0mocXZjBCbE1TzUb0XfsaiG8Vgfur2o3eVW6JvcKRY/edit&quot;;&quot;defdb743cdca840890fea24c3111a7bffe5cc0a3&quot;)" office:value-type="string" office:string-value="defdb743cdca840890fea24c3111a7bffe5cc0a3" calcext:value-type="string">
            <text:p>defdb743cdca840890fea24c3111a7bffe5cc0a3</text:p>
          </table:table-cell>
          <table:table-cell table:style-name="ce137" office:value-type="string" calcext:value-type="string">
            <text:p>boltdb#194</text:p>
          </table:table-cell>
          <table:table-cell table:style-name="ce135"/>
          <table:table-cell table:style-name="ce137" office:value-type="string" calcext:value-type="string">
            <text:p>bolt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91:.R91])" office:value-type="float" office:value="1" calcext:value-type="float">
            <text:p>1</text:p>
          </table:table-cell>
          <table:table-cell table:style-name="ce161" table:formula="of:=SUM([.S91:.U91])" office:value-type="float" office:value="0" calcext:value-type="float">
            <text:p>0</text:p>
          </table:table-cell>
          <table:table-cell table:style-name="ce160"/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61" table:number-columns-repeated="3"/>
          <table:table-cell table:style-name="ce136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3"/>
          <table:table-cell table:style-name="ce140"/>
          <table:table-cell table:style-name="ce162" office:value-type="float" office:value="1" calcext:value-type="float">
            <text:p>1</text:p>
          </table:table-cell>
          <table:table-cell table:style-name="ce162" table:number-columns-repeated="7"/>
          <table:table-cell table:style-name="ce164"/>
          <table:table-cell table:style-name="ce137" office:value-type="float" office:value="3" calcext:value-type="float">
            <text:p>3</text:p>
          </table:table-cell>
          <table:table-cell table:style-name="ce137"/>
          <table:table-cell table:number-columns-repeated="966"/>
        </table:table-row>
        <table:table-row table:style-name="ro7">
          <table:table-cell/>
          <table:table-cell table:style-name="ce137" office:value-type="float" office:value="3" calcext:value-type="float">
            <text:p>3</text:p>
          </table:table-cell>
          <table:table-cell table:style-name="ce142" table:formula="of:=HYPERLINK(&quot;https://docs.google.com/document/d/1huufTttdfzHuOOcUgzzo9Wx2dxV9PVkKx57QeNIKd-c/edit&quot;;&quot;boltdb#240&quot;)" office:value-type="string" office:string-value="boltdb#240" calcext:value-type="string">
            <text:p>boltdb#240</text:p>
          </table:table-cell>
          <table:table-cell table:style-name="ce137" office:value-type="string" calcext:value-type="string">
            <text:p>boltdb#240</text:p>
          </table:table-cell>
          <table:table-cell table:style-name="ce135" office:value-type="float" office:value="1" calcext:value-type="float">
            <text:p>1</text:p>
          </table:table-cell>
          <table:table-cell table:style-name="ce137" office:value-type="string" calcext:value-type="string">
            <text:p>boltdb</text:p>
          </table:table-cell>
          <table:table-cell table:style-name="ce135" office:value-type="float" office:value="0" calcext:value-type="float">
            <text:p>0</text:p>
          </table:table-cell>
          <table:table-cell table:style-name="ce140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6"/>
          <table:table-cell table:style-name="ce135" office:value-type="float" office:value="1" calcext:value-type="float">
            <text:p>1</text:p>
          </table:table-cell>
          <table:table-cell table:style-name="ce135" table:number-columns-repeated="6"/>
          <table:table-cell table:style-name="ce160"/>
          <table:table-cell table:style-name="ce161" table:formula="of:=SUM([.O92:.R92])" office:value-type="float" office:value="1" calcext:value-type="float">
            <text:p>1</text:p>
          </table:table-cell>
          <table:table-cell table:style-name="ce161" table:formula="of:=SUM([.S92:.U92])" office:value-type="float" office:value="0" calcext:value-type="float">
            <text:p>0</text:p>
          </table:table-cell>
          <table:table-cell table:style-name="ce160"/>
          <table:table-cell table:style-name="ce161" table:number-columns-repeated="4"/>
          <table:table-cell table:style-name="ce161" office:value-type="float" office:value="1" calcext:value-type="float">
            <text:p>1</text:p>
          </table:table-cell>
          <table:table-cell table:style-name="ce136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36"/>
          <table:table-cell table:style-name="ce135" table:number-columns-repeated="2"/>
          <table:table-cell table:style-name="ce136"/>
          <table:table-cell table:style-name="ce137"/>
          <table:table-cell table:style-name="ce135"/>
          <table:table-cell table:style-name="ce136"/>
          <table:table-cell table:style-name="ce137" office:value-type="float" office:value="1" calcext:value-type="float">
            <text:p>1</text:p>
          </table:table-cell>
          <table:table-cell table:number-columns-repeated="4"/>
          <table:table-cell table:style-name="ce140"/>
          <table:table-cell table:style-name="ce162" table:number-columns-repeated="8"/>
          <table:table-cell table:style-name="ce164"/>
          <table:table-cell table:style-name="ce137" office:value-type="float" office:value="1" calcext:value-type="float">
            <text:p>1</text:p>
          </table:table-cell>
          <table:table-cell table:style-name="ce137"/>
          <table:table-cell table:number-columns-repeated="966"/>
        </table:table-row>
        <table:table-row table:style-name="ro6">
          <table:table-cell table:number-columns-repeated="2"/>
          <table:table-cell table:style-name="ce146"/>
          <table:table-cell/>
          <table:table-cell table:style-name="ce135"/>
          <table:table-cell/>
          <table:table-cell table:style-name="ce135"/>
          <table:table-cell table:style-name="ce140"/>
          <table:table-cell table:number-columns-repeated="2"/>
          <table:table-cell table:style-name="ce140"/>
          <table:table-cell table:number-columns-repeated="2"/>
          <table:table-cell table:style-name="ce140"/>
          <table:table-cell table:style-name="ce135" table:number-columns-repeated="7"/>
          <table:table-cell table:style-name="ce160"/>
          <table:table-cell table:style-name="ce135" table:number-columns-repeated="2"/>
          <table:table-cell table:style-name="ce160"/>
          <table:table-cell table:style-name="ce161" table:number-columns-repeated="5"/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/>
          <table:table-cell table:style-name="ce135"/>
          <table:table-cell table:style-name="ce140"/>
          <table:table-cell table:number-columns-repeated="5"/>
          <table:table-cell table:style-name="ce140"/>
          <table:table-cell table:style-name="ce162" table:number-columns-repeated="8"/>
          <table:table-cell table:style-name="ce164"/>
          <table:table-cell table:formula="of:=AVERAGE([.BE3:.BE92])" office:value-type="float" office:value="6.83529411764706" calcext:value-type="float">
            <text:p>6.83529411764706</text:p>
          </table:table-cell>
          <table:table-cell table:number-columns-repeated="967"/>
        </table:table-row>
        <table:table-row table:style-name="ro7">
          <table:table-cell table:number-columns-repeated="2"/>
          <table:table-cell table:style-name="ce146"/>
          <table:table-cell/>
          <table:table-cell table:style-name="ce161" table:formula="of:=SUM([.E3:.E92])" office:value-type="float" office:value="21" calcext:value-type="float">
            <text:p>21</text:p>
          </table:table-cell>
          <table:table-cell/>
          <table:table-cell table:style-name="ce161" table:formula="of:=SUM([.G3:.G92])" office:value-type="float" office:value="18" calcext:value-type="float">
            <text:p>18</text:p>
          </table:table-cell>
          <table:table-cell table:style-name="ce140"/>
          <table:table-cell table:style-name="ce162" table:formula="of:=SUM([.I3:.I92])" office:value-type="float" office:value="38" calcext:value-type="float">
            <text:p>38</text:p>
          </table:table-cell>
          <table:table-cell table:style-name="ce162" table:formula="of:=SUM([.J3:.J92])" office:value-type="float" office:value="47" calcext:value-type="float">
            <text:p>47</text:p>
          </table:table-cell>
          <table:table-cell table:style-name="ce140"/>
          <table:table-cell table:style-name="ce162" table:formula="of:=SUM([.L3:.L92])" office:value-type="float" office:value="30" calcext:value-type="float">
            <text:p>30</text:p>
          </table:table-cell>
          <table:table-cell table:style-name="ce162" table:formula="of:=SUM([.M3:.M92])" office:value-type="float" office:value="55" calcext:value-type="float">
            <text:p>55</text:p>
          </table:table-cell>
          <table:table-cell table:style-name="ce140"/>
          <table:table-cell table:style-name="ce135" table:number-columns-repeated="4"/>
          <table:table-cell table:style-name="ce162" table:formula="of:=SUM([.S3:.S92])" office:value-type="float" office:value="29" calcext:value-type="float">
            <text:p>29</text:p>
          </table:table-cell>
          <table:table-cell table:style-name="ce135" table:number-columns-repeated="2"/>
          <table:table-cell table:style-name="ce160"/>
          <table:table-cell table:style-name="ce135" table:number-columns-repeated="2"/>
          <table:table-cell table:style-name="ce160"/>
          <table:table-cell table:style-name="ce161" table:number-columns-repeated="2"/>
          <table:table-cell table:style-name="ce162" table:formula="of:=SUM([.AB3:.AB92])" office:value-type="float" office:value="9" calcext:value-type="float">
            <text:p>9</text:p>
          </table:table-cell>
          <table:table-cell table:style-name="ce162" table:formula="of:=SUM([.AC3:.AC92])" office:value-type="float" office:value="21" calcext:value-type="float">
            <text:p>21</text:p>
          </table:table-cell>
          <table:table-cell table:style-name="ce162" table:formula="of:=SUM([.AD3:.AD92])" office:value-type="float" office:value="10" calcext:value-type="float">
            <text:p>10</text:p>
          </table:table-cell>
          <table:table-cell table:style-name="ce140"/>
          <table:table-cell table:style-name="ce135" table:number-columns-repeated="3"/>
          <table:table-cell table:style-name="ce140"/>
          <table:table-cell table:style-name="ce135" table:number-columns-repeated="2"/>
          <table:table-cell table:style-name="ce140"/>
          <table:table-cell table:style-name="ce162" table:formula="of:=SUM([.AM3:.AM92])" office:value-type="float" office:value="2" calcext:value-type="float">
            <text:p>2</text:p>
          </table:table-cell>
          <table:table-cell table:style-name="ce162" table:formula="of:=SUM([.AN3:.AN92])" office:value-type="float" office:value="26" calcext:value-type="float">
            <text:p>26</text:p>
          </table:table-cell>
          <table:table-cell table:style-name="ce140"/>
          <table:table-cell table:number-columns-repeated="5"/>
          <table:table-cell table:style-name="ce140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6">
          <table:table-cell/>
          <table:table-cell table:style-name="ce137"/>
          <table:table-cell table:style-name="ce146"/>
          <table:table-cell/>
          <table:table-cell table:style-name="ce135"/>
          <table:table-cell/>
          <table:table-cell table:style-name="ce135"/>
          <table:table-cell table:style-name="ce140"/>
          <table:table-cell table:number-columns-repeated="2"/>
          <table:table-cell table:style-name="ce164"/>
          <table:table-cell table:style-name="ce162" table:number-columns-repeated="2"/>
          <table:table-cell table:style-name="ce164"/>
          <table:table-cell table:style-name="ce161" table:number-columns-repeated="7"/>
          <table:table-cell table:style-name="ce163"/>
          <table:table-cell table:style-name="ce161" table:number-columns-repeated="2"/>
          <table:table-cell table:style-name="ce163"/>
          <table:table-cell table:style-name="ce161" table:number-columns-repeated="5"/>
          <table:table-cell table:style-name="ce164"/>
          <table:table-cell table:style-name="ce161" table:number-columns-repeated="3"/>
          <table:table-cell table:style-name="ce164"/>
          <table:table-cell table:style-name="ce161" table:number-columns-repeated="2"/>
          <table:table-cell table:style-name="ce164"/>
          <table:table-cell table:style-name="ce162"/>
          <table:table-cell table:style-name="ce161"/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7">
          <table:table-cell/>
          <table:table-cell table:style-name="ce137"/>
          <table:table-cell table:style-name="ce137" office:value-type="string" calcext:value-type="string">
            <text:p>docker</text:p>
          </table:table-cell>
          <table:table-cell table:style-name="ce137" office:value-type="float" office:value="21" calcext:value-type="float">
            <text:p>21</text:p>
          </table:table-cell>
          <table:table-cell table:number-columns-repeated="3"/>
          <table:table-cell table:style-name="ce140"/>
          <table:table-cell table:style-name="ce161" table:formula="of:=SUM([.I3:.I23])" office:value-type="float" office:value="5" calcext:value-type="float">
            <text:p>5</text:p>
          </table:table-cell>
          <table:table-cell/>
          <table:table-cell table:style-name="ce164"/>
          <table:table-cell table:number-columns-repeated="2"/>
          <table:table-cell table:style-name="ce164"/>
          <table:table-cell table:style-name="ce161" table:formula="of:=SUM([.O3:.O23])" office:value-type="float" office:value="9" calcext:value-type="float">
            <text:p>9</text:p>
          </table:table-cell>
          <table:table-cell table:style-name="ce161" table:formula="of:=SUM([.P3:.P23])" office:value-type="float" office:value="2" calcext:value-type="float">
            <text:p>2</text:p>
          </table:table-cell>
          <table:table-cell table:style-name="ce161" table:formula="of:=SUM([.Q3:.Q23])" office:value-type="float" office:value="1" calcext:value-type="float">
            <text:p>1</text:p>
          </table:table-cell>
          <table:table-cell table:style-name="ce161" table:formula="of:=SUM([.R3:.R23])" office:value-type="float" office:value="0" calcext:value-type="float">
            <text:p>0</text:p>
          </table:table-cell>
          <table:table-cell table:style-name="ce161" table:formula="of:=SUM([.S3:.S23])" office:value-type="float" office:value="5" calcext:value-type="float">
            <text:p>5</text:p>
          </table:table-cell>
          <table:table-cell table:style-name="ce161" table:formula="of:=SUM([.T3:.T23])" office:value-type="float" office:value="2" calcext:value-type="float">
            <text:p>2</text:p>
          </table:table-cell>
          <table:table-cell table:style-name="ce161" table:formula="of:=SUM([.U3:.U23])" office:value-type="float" office:value="2" calcext:value-type="float">
            <text:p>2</text:p>
          </table:table-cell>
          <table:table-cell table:style-name="ce163"/>
          <table:table-cell table:style-name="ce161" table:formula="of:=SUM([.W3:.W23])" office:value-type="float" office:value="12" calcext:value-type="float">
            <text:p>12</text:p>
          </table:table-cell>
          <table:table-cell table:style-name="ce161" table:formula="of:=SUM([.X3:.X23])" office:value-type="float" office:value="9" calcext:value-type="float">
            <text:p>9</text:p>
          </table:table-cell>
          <table:table-cell table:style-name="ce163"/>
          <table:table-cell table:style-name="ce161" table:number-columns-repeated="5"/>
          <table:table-cell table:style-name="ce164"/>
          <table:table-cell table:style-name="ce161" table:formula="of:=SUM([.AF3:.AF23])" office:value-type="float" office:value="6" calcext:value-type="float">
            <text:p>6</text:p>
          </table:table-cell>
          <table:table-cell table:style-name="ce161"/>
          <table:table-cell table:style-name="ce161" table:formula="of:=SUM([.AH3:.AH23])" office:value-type="float" office:value="1" calcext:value-type="float">
            <text:p>1</text:p>
          </table:table-cell>
          <table:table-cell table:style-name="ce163"/>
          <table:table-cell table:style-name="ce161" table:formula="of:=SUM([.AJ3:.AJ23])" office:value-type="float" office:value="1" calcext:value-type="float">
            <text:p>1</text:p>
          </table:table-cell>
          <table:table-cell table:style-name="ce161" table:formula="of:=SUM([.AK3:.AK23])" office:value-type="float" office:value="1" calcext:value-type="float">
            <text:p>1</text:p>
          </table:table-cell>
          <table:table-cell table:style-name="ce163"/>
          <table:table-cell table:style-name="ce161" table:formula="of:=SUM([.AM3:.AM23])" office:value-type="float" office:value="0" calcext:value-type="float">
            <text:p>0</text:p>
          </table:table-cell>
          <table:table-cell table:style-name="ce161" table:formula="of:=SUM([.AN3:.AN23])" office:value-type="float" office:value="5" calcext:value-type="float">
            <text:p>5</text:p>
          </table:table-cell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7">
          <table:table-cell/>
          <table:table-cell table:style-name="ce137"/>
          <table:table-cell table:style-name="ce137" office:value-type="string" calcext:value-type="string">
            <text:p>kubernetes</text:p>
          </table:table-cell>
          <table:table-cell table:style-name="ce137" office:value-type="float" office:value="17" calcext:value-type="float">
            <text:p>17</text:p>
          </table:table-cell>
          <table:table-cell table:style-name="ce135"/>
          <table:table-cell/>
          <table:table-cell table:style-name="ce135"/>
          <table:table-cell table:style-name="ce140"/>
          <table:table-cell table:style-name="ce161" table:formula="of:=SUM([.I25:.I41])" office:value-type="float" office:value="13" calcext:value-type="float">
            <text:p>13</text:p>
          </table:table-cell>
          <table:table-cell/>
          <table:table-cell table:style-name="ce164"/>
          <table:table-cell table:style-name="ce162" table:number-columns-repeated="2"/>
          <table:table-cell table:style-name="ce164"/>
          <table:table-cell table:style-name="ce161" table:formula="of:=SUM([.O25:.O41])" office:value-type="float" office:value="6" calcext:value-type="float">
            <text:p>6</text:p>
          </table:table-cell>
          <table:table-cell table:style-name="ce161" table:formula="of:=SUM([.P25:.P41])" office:value-type="float" office:value="1" calcext:value-type="float">
            <text:p>1</text:p>
          </table:table-cell>
          <table:table-cell table:style-name="ce161" table:formula="of:=SUM([.Q25:.Q41])" office:value-type="float" office:value="0" calcext:value-type="float">
            <text:p>0</text:p>
          </table:table-cell>
          <table:table-cell table:style-name="ce161" table:formula="of:=SUM([.R25:.R41])" office:value-type="float" office:value="2" calcext:value-type="float">
            <text:p>2</text:p>
          </table:table-cell>
          <table:table-cell table:style-name="ce161" table:formula="of:=SUM([.S25:.S41])" office:value-type="float" office:value="3" calcext:value-type="float">
            <text:p>3</text:p>
          </table:table-cell>
          <table:table-cell table:style-name="ce161" table:formula="of:=SUM([.T25:.T41])" office:value-type="float" office:value="6" calcext:value-type="float">
            <text:p>6</text:p>
          </table:table-cell>
          <table:table-cell table:style-name="ce161" table:formula="of:=SUM([.U25:.U41])" office:value-type="float" office:value="0" calcext:value-type="float">
            <text:p>0</text:p>
          </table:table-cell>
          <table:table-cell table:style-name="ce163"/>
          <table:table-cell table:style-name="ce161" table:formula="of:=SUM([.W25:.W41])" office:value-type="float" office:value="9" calcext:value-type="float">
            <text:p>9</text:p>
          </table:table-cell>
          <table:table-cell table:style-name="ce161" table:formula="of:=SUM([.X25:.X41])" office:value-type="float" office:value="9" calcext:value-type="float">
            <text:p>9</text:p>
          </table:table-cell>
          <table:table-cell table:style-name="ce163"/>
          <table:table-cell table:style-name="ce161" table:number-columns-repeated="5"/>
          <table:table-cell table:style-name="ce164"/>
          <table:table-cell table:style-name="ce161" table:formula="of:=SUM([.AF25:.AF41])" office:value-type="float" office:value="1" calcext:value-type="float">
            <text:p>1</text:p>
          </table:table-cell>
          <table:table-cell table:style-name="ce161"/>
          <table:table-cell table:style-name="ce161" table:formula="of:=SUM([.AH25:.AH41])" office:value-type="float" office:value="3" calcext:value-type="float">
            <text:p>3</text:p>
          </table:table-cell>
          <table:table-cell table:style-name="ce163"/>
          <table:table-cell table:style-name="ce161" table:formula="of:=SUM([.AJ25:.AJ41])" office:value-type="float" office:value="4" calcext:value-type="float">
            <text:p>4</text:p>
          </table:table-cell>
          <table:table-cell table:style-name="ce161" table:formula="of:=SUM([.AK25:.AK41])" office:value-type="float" office:value="3" calcext:value-type="float">
            <text:p>3</text:p>
          </table:table-cell>
          <table:table-cell table:style-name="ce163"/>
          <table:table-cell table:style-name="ce161" table:formula="of:=SUM([.AM25:.AM41])" office:value-type="float" office:value="0" calcext:value-type="float">
            <text:p>0</text:p>
          </table:table-cell>
          <table:table-cell table:style-name="ce161" table:formula="of:=SUM([.AN25:.AN41])" office:value-type="float" office:value="3" calcext:value-type="float">
            <text:p>3</text:p>
          </table:table-cell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7">
          <table:table-cell table:number-columns-repeated="2"/>
          <table:table-cell table:style-name="ce137" office:value-type="string" calcext:value-type="string">
            <text:p>etcd</text:p>
          </table:table-cell>
          <table:table-cell table:style-name="ce137" office:value-type="float" office:value="21" calcext:value-type="float">
            <text:p>21</text:p>
          </table:table-cell>
          <table:table-cell table:style-name="ce135"/>
          <table:table-cell/>
          <table:table-cell table:style-name="ce135"/>
          <table:table-cell table:style-name="ce140"/>
          <table:table-cell table:style-name="ce161" table:formula="of:=SUM([.I43:.I63])" office:value-type="float" office:value="8" calcext:value-type="float">
            <text:p>8</text:p>
          </table:table-cell>
          <table:table-cell/>
          <table:table-cell table:style-name="ce164"/>
          <table:table-cell table:style-name="ce162" table:number-columns-repeated="2"/>
          <table:table-cell table:style-name="ce164"/>
          <table:table-cell table:style-name="ce161" table:formula="of:=SUM([.O43:.O63])" office:value-type="float" office:value="5" calcext:value-type="float">
            <text:p>5</text:p>
          </table:table-cell>
          <table:table-cell table:style-name="ce161" table:formula="of:=SUM([.P43:.P63])" office:value-type="float" office:value="0" calcext:value-type="float">
            <text:p>0</text:p>
          </table:table-cell>
          <table:table-cell table:style-name="ce161" table:formula="of:=SUM([.Q43:.Q63])" office:value-type="float" office:value="0" calcext:value-type="float">
            <text:p>0</text:p>
          </table:table-cell>
          <table:table-cell table:style-name="ce161" table:formula="of:=SUM([.R43:.R63])" office:value-type="float" office:value="0" calcext:value-type="float">
            <text:p>0</text:p>
          </table:table-cell>
          <table:table-cell table:style-name="ce161" table:formula="of:=SUM([.S43:.S63])" office:value-type="float" office:value="10" calcext:value-type="float">
            <text:p>10</text:p>
          </table:table-cell>
          <table:table-cell table:style-name="ce161" table:formula="of:=SUM([.T43:.T63])" office:value-type="float" office:value="5" calcext:value-type="float">
            <text:p>5</text:p>
          </table:table-cell>
          <table:table-cell table:style-name="ce161" table:formula="of:=SUM([.U43:.U63])" office:value-type="float" office:value="1" calcext:value-type="float">
            <text:p>1</text:p>
          </table:table-cell>
          <table:table-cell table:style-name="ce163"/>
          <table:table-cell table:style-name="ce161" table:formula="of:=SUM([.W43:.W63])" office:value-type="float" office:value="5" calcext:value-type="float">
            <text:p>5</text:p>
          </table:table-cell>
          <table:table-cell table:style-name="ce161" table:formula="of:=SUM([.X43:.X63])" office:value-type="float" office:value="16" calcext:value-type="float">
            <text:p>16</text:p>
          </table:table-cell>
          <table:table-cell table:style-name="ce163"/>
          <table:table-cell table:style-name="ce161" table:number-columns-repeated="5"/>
          <table:table-cell table:style-name="ce164"/>
          <table:table-cell table:style-name="ce161" table:formula="of:=SUM([.AF43:.AF63])" office:value-type="float" office:value="4" calcext:value-type="float">
            <text:p>4</text:p>
          </table:table-cell>
          <table:table-cell table:style-name="ce161"/>
          <table:table-cell table:style-name="ce161" table:formula="of:=SUM([.AH43:.AH63])" office:value-type="float" office:value="1" calcext:value-type="float">
            <text:p>1</text:p>
          </table:table-cell>
          <table:table-cell table:style-name="ce163"/>
          <table:table-cell table:style-name="ce161" table:formula="of:=SUM([.AJ43:.AJ63])" office:value-type="float" office:value="5" calcext:value-type="float">
            <text:p>5</text:p>
          </table:table-cell>
          <table:table-cell table:style-name="ce161" table:formula="of:=SUM([.AK43:.AK63])" office:value-type="float" office:value="3" calcext:value-type="float">
            <text:p>3</text:p>
          </table:table-cell>
          <table:table-cell table:style-name="ce163"/>
          <table:table-cell table:style-name="ce161" table:formula="of:=SUM([.AM43:.AM63])" office:value-type="float" office:value="1" calcext:value-type="float">
            <text:p>1</text:p>
          </table:table-cell>
          <table:table-cell table:style-name="ce161" table:formula="of:=SUM([.AN43:.AN63])" office:value-type="float" office:value="8" calcext:value-type="float">
            <text:p>8</text:p>
          </table:table-cell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7">
          <table:table-cell table:number-columns-repeated="2"/>
          <table:table-cell table:style-name="ce137" office:value-type="string" calcext:value-type="string">
            <text:p>cockroachdb</text:p>
          </table:table-cell>
          <table:table-cell table:style-name="ce137" office:value-type="float" office:value="12" calcext:value-type="float">
            <text:p>12</text:p>
          </table:table-cell>
          <table:table-cell table:style-name="ce135"/>
          <table:table-cell/>
          <table:table-cell table:style-name="ce135"/>
          <table:table-cell table:style-name="ce140"/>
          <table:table-cell table:style-name="ce161" table:formula="of:=SUM([.I65:.I76])" office:value-type="float" office:value="7" calcext:value-type="float">
            <text:p>7</text:p>
          </table:table-cell>
          <table:table-cell/>
          <table:table-cell table:style-name="ce164"/>
          <table:table-cell table:style-name="ce162" table:number-columns-repeated="2"/>
          <table:table-cell table:style-name="ce164"/>
          <table:table-cell table:style-name="ce161" table:formula="of:=SUM([.O65:.O76])" office:value-type="float" office:value="4" calcext:value-type="float">
            <text:p>4</text:p>
          </table:table-cell>
          <table:table-cell table:style-name="ce161" table:formula="of:=SUM([.P65:.P76])" office:value-type="float" office:value="0" calcext:value-type="float">
            <text:p>0</text:p>
          </table:table-cell>
          <table:table-cell table:style-name="ce161" table:formula="of:=SUM([.Q65:.Q76])" office:value-type="float" office:value="0" calcext:value-type="float">
            <text:p>0</text:p>
          </table:table-cell>
          <table:table-cell table:style-name="ce161" table:formula="of:=SUM([.R65:.R76])" office:value-type="float" office:value="3" calcext:value-type="float">
            <text:p>3</text:p>
          </table:table-cell>
          <table:table-cell table:style-name="ce161" table:formula="of:=SUM([.S65:.S76])" office:value-type="float" office:value="5" calcext:value-type="float">
            <text:p>5</text:p>
          </table:table-cell>
          <table:table-cell table:style-name="ce161" table:formula="of:=SUM([.T65:.T76])" office:value-type="float" office:value="0" calcext:value-type="float">
            <text:p>0</text:p>
          </table:table-cell>
          <table:table-cell table:style-name="ce161" table:formula="of:=SUM([.U65:.U76])" office:value-type="float" office:value="0" calcext:value-type="float">
            <text:p>0</text:p>
          </table:table-cell>
          <table:table-cell table:style-name="ce163"/>
          <table:table-cell table:style-name="ce161" table:formula="of:=SUM([.W65:.W76])" office:value-type="float" office:value="7" calcext:value-type="float">
            <text:p>7</text:p>
          </table:table-cell>
          <table:table-cell table:style-name="ce161" table:formula="of:=SUM([.X65:.X76])" office:value-type="float" office:value="5" calcext:value-type="float">
            <text:p>5</text:p>
          </table:table-cell>
          <table:table-cell table:style-name="ce163"/>
          <table:table-cell table:style-name="ce161" table:number-columns-repeated="5"/>
          <table:table-cell table:style-name="ce164"/>
          <table:table-cell table:style-name="ce161" table:formula="of:=SUM([.AF65:.AF76])" office:value-type="float" office:value="1" calcext:value-type="float">
            <text:p>1</text:p>
          </table:table-cell>
          <table:table-cell table:style-name="ce161"/>
          <table:table-cell table:style-name="ce161" table:formula="of:=SUM([.AH65:.AH76])" office:value-type="float" office:value="1" calcext:value-type="float">
            <text:p>1</text:p>
          </table:table-cell>
          <table:table-cell table:style-name="ce163"/>
          <table:table-cell table:style-name="ce161" table:formula="of:=SUM([.AJ65:.AJ76])" office:value-type="float" office:value="0" calcext:value-type="float">
            <text:p>0</text:p>
          </table:table-cell>
          <table:table-cell table:style-name="ce161" table:formula="of:=SUM([.AK65:.AK76])" office:value-type="float" office:value="0" calcext:value-type="float">
            <text:p>0</text:p>
          </table:table-cell>
          <table:table-cell table:style-name="ce163"/>
          <table:table-cell table:style-name="ce161" table:formula="of:=SUM([.AM65:.AM76])" office:value-type="float" office:value="1" calcext:value-type="float">
            <text:p>1</text:p>
          </table:table-cell>
          <table:table-cell table:style-name="ce161" table:formula="of:=SUM([.AN65:.AN76])" office:value-type="float" office:value="4" calcext:value-type="float">
            <text:p>4</text:p>
          </table:table-cell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7">
          <table:table-cell table:number-columns-repeated="2"/>
          <table:table-cell table:style-name="ce137" office:value-type="string" calcext:value-type="string">
            <text:p>grpc</text:p>
          </table:table-cell>
          <table:table-cell table:style-name="ce137" office:value-type="float" office:value="11" calcext:value-type="float">
            <text:p>11</text:p>
          </table:table-cell>
          <table:table-cell table:style-name="ce135"/>
          <table:table-cell/>
          <table:table-cell table:style-name="ce135"/>
          <table:table-cell table:style-name="ce140"/>
          <table:table-cell table:style-name="ce161" table:formula="of:=SUM([.I78:.I88])" office:value-type="float" office:value="2" calcext:value-type="float">
            <text:p>2</text:p>
          </table:table-cell>
          <table:table-cell/>
          <table:table-cell table:style-name="ce164"/>
          <table:table-cell table:style-name="ce162" table:number-columns-repeated="2"/>
          <table:table-cell table:style-name="ce164"/>
          <table:table-cell table:style-name="ce161" table:formula="of:=SUM([.O78:.O88])" office:value-type="float" office:value="2" calcext:value-type="float">
            <text:p>2</text:p>
          </table:table-cell>
          <table:table-cell table:style-name="ce161" table:formula="of:=SUM([.P78:.P88])" office:value-type="float" office:value="0" calcext:value-type="float">
            <text:p>0</text:p>
          </table:table-cell>
          <table:table-cell table:style-name="ce161" table:formula="of:=SUM([.Q78:.Q88])" office:value-type="float" office:value="0" calcext:value-type="float">
            <text:p>0</text:p>
          </table:table-cell>
          <table:table-cell table:style-name="ce161" table:formula="of:=SUM([.R78:.R88])" office:value-type="float" office:value="0" calcext:value-type="float">
            <text:p>0</text:p>
          </table:table-cell>
          <table:table-cell table:style-name="ce161" table:formula="of:=SUM([.S78:.S88])" office:value-type="float" office:value="6" calcext:value-type="float">
            <text:p>6</text:p>
          </table:table-cell>
          <table:table-cell table:style-name="ce161" table:formula="of:=SUM([.T78:.T88])" office:value-type="float" office:value="2" calcext:value-type="float">
            <text:p>2</text:p>
          </table:table-cell>
          <table:table-cell table:style-name="ce161" table:formula="of:=SUM([.U78:.U88])" office:value-type="float" office:value="1" calcext:value-type="float">
            <text:p>1</text:p>
          </table:table-cell>
          <table:table-cell table:style-name="ce163"/>
          <table:table-cell table:style-name="ce161" table:formula="of:=SUM([.W78:.W88])" office:value-type="float" office:value="2" calcext:value-type="float">
            <text:p>2</text:p>
          </table:table-cell>
          <table:table-cell table:style-name="ce161" table:formula="of:=SUM([.X78:.X88])" office:value-type="float" office:value="9" calcext:value-type="float">
            <text:p>9</text:p>
          </table:table-cell>
          <table:table-cell table:style-name="ce163"/>
          <table:table-cell table:style-name="ce161" table:number-columns-repeated="5"/>
          <table:table-cell table:style-name="ce164"/>
          <table:table-cell table:style-name="ce161" table:formula="of:=SUM([.AF78:.AF88])" office:value-type="float" office:value="2" calcext:value-type="float">
            <text:p>2</text:p>
          </table:table-cell>
          <table:table-cell table:style-name="ce161"/>
          <table:table-cell table:style-name="ce161" table:formula="of:=SUM([.AH78:.AH88])" office:value-type="float" office:value="0" calcext:value-type="float">
            <text:p>0</text:p>
          </table:table-cell>
          <table:table-cell table:style-name="ce163"/>
          <table:table-cell table:style-name="ce161" table:formula="of:=SUM([.AJ78:.AJ88])" office:value-type="float" office:value="2" calcext:value-type="float">
            <text:p>2</text:p>
          </table:table-cell>
          <table:table-cell table:style-name="ce161" table:formula="of:=SUM([.AK78:.AK88])" office:value-type="float" office:value="0" calcext:value-type="float">
            <text:p>0</text:p>
          </table:table-cell>
          <table:table-cell table:style-name="ce163"/>
          <table:table-cell table:style-name="ce161" table:formula="of:=SUM([.AM78:.AM88])" office:value-type="float" office:value="0" calcext:value-type="float">
            <text:p>0</text:p>
          </table:table-cell>
          <table:table-cell table:style-name="ce161" table:formula="of:=SUM([.AN78:.AN88])" office:value-type="float" office:value="6" calcext:value-type="float">
            <text:p>6</text:p>
          </table:table-cell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7">
          <table:table-cell table:number-columns-repeated="2"/>
          <table:table-cell table:style-name="ce137" office:value-type="string" calcext:value-type="string">
            <text:p>boltdb</text:p>
          </table:table-cell>
          <table:table-cell table:style-name="ce137" office:value-type="float" office:value="3" calcext:value-type="float">
            <text:p>3</text:p>
          </table:table-cell>
          <table:table-cell table:style-name="ce135"/>
          <table:table-cell/>
          <table:table-cell table:style-name="ce135"/>
          <table:table-cell table:style-name="ce140"/>
          <table:table-cell table:style-name="ce161" table:formula="of:=SUM([.I90:.I92])" office:value-type="float" office:value="3" calcext:value-type="float">
            <text:p>3</text:p>
          </table:table-cell>
          <table:table-cell/>
          <table:table-cell table:style-name="ce164"/>
          <table:table-cell table:style-name="ce162" table:number-columns-repeated="2"/>
          <table:table-cell table:style-name="ce164"/>
          <table:table-cell table:style-name="ce161" table:formula="of:=SUM([.O90:.O92])" office:value-type="float" office:value="2" calcext:value-type="float">
            <text:p>2</text:p>
          </table:table-cell>
          <table:table-cell table:style-name="ce161" table:formula="of:=SUM([.P90:.P92])" office:value-type="float" office:value="0" calcext:value-type="float">
            <text:p>0</text:p>
          </table:table-cell>
          <table:table-cell table:style-name="ce161" table:formula="of:=SUM([.Q90:.Q92])" office:value-type="float" office:value="0" calcext:value-type="float">
            <text:p>0</text:p>
          </table:table-cell>
          <table:table-cell table:style-name="ce161" table:formula="of:=SUM([.R90:.R92])" office:value-type="float" office:value="0" calcext:value-type="float">
            <text:p>0</text:p>
          </table:table-cell>
          <table:table-cell table:style-name="ce161" table:formula="of:=SUM([.S90:.S92])" office:value-type="float" office:value="0" calcext:value-type="float">
            <text:p>0</text:p>
          </table:table-cell>
          <table:table-cell table:style-name="ce161" table:formula="of:=SUM([.T90:.T92])" office:value-type="float" office:value="1" calcext:value-type="float">
            <text:p>1</text:p>
          </table:table-cell>
          <table:table-cell table:style-name="ce161" table:formula="of:=SUM([.U90:.U92])" office:value-type="float" office:value="0" calcext:value-type="float">
            <text:p>0</text:p>
          </table:table-cell>
          <table:table-cell table:style-name="ce163"/>
          <table:table-cell table:style-name="ce161" table:formula="of:=SUM([.W90:.W92])" office:value-type="float" office:value="2" calcext:value-type="float">
            <text:p>2</text:p>
          </table:table-cell>
          <table:table-cell table:style-name="ce161" table:formula="of:=SUM([.X90:.X92])" office:value-type="float" office:value="1" calcext:value-type="float">
            <text:p>1</text:p>
          </table:table-cell>
          <table:table-cell table:style-name="ce163"/>
          <table:table-cell table:style-name="ce161" table:number-columns-repeated="5"/>
          <table:table-cell table:style-name="ce164"/>
          <table:table-cell table:style-name="ce161" table:formula="of:=SUM([.AF90:.AF92])" office:value-type="float" office:value="0" calcext:value-type="float">
            <text:p>0</text:p>
          </table:table-cell>
          <table:table-cell table:style-name="ce161"/>
          <table:table-cell table:style-name="ce161" table:formula="of:=SUM([.AH90:.AH92])" office:value-type="float" office:value="0" calcext:value-type="float">
            <text:p>0</text:p>
          </table:table-cell>
          <table:table-cell table:style-name="ce163"/>
          <table:table-cell table:style-name="ce161" table:formula="of:=SUM([.AJ90:.AJ92])" office:value-type="float" office:value="1" calcext:value-type="float">
            <text:p>1</text:p>
          </table:table-cell>
          <table:table-cell table:style-name="ce161" table:formula="of:=SUM([.AK90:.AK92])" office:value-type="float" office:value="0" calcext:value-type="float">
            <text:p>0</text:p>
          </table:table-cell>
          <table:table-cell table:style-name="ce163"/>
          <table:table-cell table:style-name="ce161" table:formula="of:=SUM([.AM90:.AM92])" office:value-type="float" office:value="0" calcext:value-type="float">
            <text:p>0</text:p>
          </table:table-cell>
          <table:table-cell table:style-name="ce161" table:formula="of:=SUM([.AN90:.AN92])" office:value-type="float" office:value="0" calcext:value-type="float">
            <text:p>0</text:p>
          </table:table-cell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7">
          <table:table-cell table:number-columns-repeated="2"/>
          <table:table-cell table:style-name="ce147" office:value-type="string" calcext:value-type="string">
            <text:p>sum:</text:p>
          </table:table-cell>
          <table:table-cell table:formula="of:=SUM([.D96:.D101])" office:value-type="float" office:value="85" calcext:value-type="float">
            <text:p>85</text:p>
          </table:table-cell>
          <table:table-cell table:style-name="ce135"/>
          <table:table-cell/>
          <table:table-cell table:style-name="ce135"/>
          <table:table-cell table:style-name="ce140"/>
          <table:table-cell table:style-name="ce161" table:formula="of:=SUM([.I96:.I101])" office:value-type="float" office:value="38" calcext:value-type="float">
            <text:p>38</text:p>
          </table:table-cell>
          <table:table-cell/>
          <table:table-cell table:style-name="ce164"/>
          <table:table-cell table:style-name="ce162" table:number-columns-repeated="2"/>
          <table:table-cell table:style-name="ce164"/>
          <table:table-cell table:style-name="ce161" table:formula="of:=SUM([.O96:.O101])" office:value-type="float" office:value="28" calcext:value-type="float">
            <text:p>28</text:p>
          </table:table-cell>
          <table:table-cell table:style-name="ce161" table:formula="of:=SUM([.P96:.P101])" office:value-type="float" office:value="3" calcext:value-type="float">
            <text:p>3</text:p>
          </table:table-cell>
          <table:table-cell table:style-name="ce161" table:formula="of:=SUM([.Q96:.Q101])" office:value-type="float" office:value="1" calcext:value-type="float">
            <text:p>1</text:p>
          </table:table-cell>
          <table:table-cell table:style-name="ce161" table:formula="of:=SUM([.R96:.R101])" office:value-type="float" office:value="5" calcext:value-type="float">
            <text:p>5</text:p>
          </table:table-cell>
          <table:table-cell table:style-name="ce161" table:formula="of:=SUM([.S96:.S101])" office:value-type="float" office:value="29" calcext:value-type="float">
            <text:p>29</text:p>
          </table:table-cell>
          <table:table-cell table:style-name="ce161" table:formula="of:=SUM([.T96:.T101])" office:value-type="float" office:value="16" calcext:value-type="float">
            <text:p>16</text:p>
          </table:table-cell>
          <table:table-cell table:style-name="ce161" table:formula="of:=SUM([.U96:.U101])" office:value-type="float" office:value="4" calcext:value-type="float">
            <text:p>4</text:p>
          </table:table-cell>
          <table:table-cell table:style-name="ce163"/>
          <table:table-cell table:style-name="ce161" table:formula="of:=SUM([.W96:.W101])" office:value-type="float" office:value="37" calcext:value-type="float">
            <text:p>37</text:p>
          </table:table-cell>
          <table:table-cell table:style-name="ce161" table:formula="of:=SUM([.X96:.X101])" office:value-type="float" office:value="49" calcext:value-type="float">
            <text:p>49</text:p>
          </table:table-cell>
          <table:table-cell table:style-name="ce163"/>
          <table:table-cell table:style-name="ce161" table:number-columns-repeated="2"/>
          <table:table-cell table:style-name="ce161" table:formula="of:=SUM([.AB96:.AB101])" office:value-type="float" office:value="0" calcext:value-type="float">
            <text:p>0</text:p>
          </table:table-cell>
          <table:table-cell table:style-name="ce161" table:number-columns-repeated="2"/>
          <table:table-cell table:style-name="ce164"/>
          <table:table-cell table:style-name="ce161" table:formula="of:=SUM([.AF96:.AF101])" office:value-type="float" office:value="14" calcext:value-type="float">
            <text:p>14</text:p>
          </table:table-cell>
          <table:table-cell table:style-name="ce161"/>
          <table:table-cell table:style-name="ce161" table:formula="of:=SUM([.AH96:.AH101])" office:value-type="float" office:value="6" calcext:value-type="float">
            <text:p>6</text:p>
          </table:table-cell>
          <table:table-cell table:style-name="ce163"/>
          <table:table-cell table:style-name="ce161" table:formula="of:=SUM([.AJ96:.AJ101])" office:value-type="float" office:value="13" calcext:value-type="float">
            <text:p>13</text:p>
          </table:table-cell>
          <table:table-cell table:style-name="ce161" table:formula="of:=SUM([.AK96:.AK101])" office:value-type="float" office:value="7" calcext:value-type="float">
            <text:p>7</text:p>
          </table:table-cell>
          <table:table-cell table:style-name="ce163"/>
          <table:table-cell table:style-name="ce161" table:formula="of:=SUM([.AM96:.AM101])" office:value-type="float" office:value="2" calcext:value-type="float">
            <text:p>2</text:p>
          </table:table-cell>
          <table:table-cell table:style-name="ce161" table:formula="of:=SUM([.AN96:.AN101])" office:value-type="float" office:value="26" calcext:value-type="float">
            <text:p>26</text:p>
          </table:table-cell>
          <table:table-cell table:style-name="ce164"/>
          <table:table-cell table:style-name="ce162" table:number-columns-repeated="5"/>
          <table:table-cell table:style-name="ce164"/>
          <table:table-cell table:style-name="ce162" table:number-columns-repeated="8"/>
          <table:table-cell table:style-name="ce164"/>
          <table:table-cell table:number-columns-repeated="968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column table:style-name="co59" table:default-cell-style-name="Default"/>
        <table:table-column table:style-name="co5" table:default-cell-style-name="Default"/>
        <table:table-column table:style-name="co7" table:default-cell-style-name="Default"/>
        <table:table-column table:style-name="co7" table:default-cell-style-name="ce167"/>
        <table:table-column table:style-name="co59" table:default-cell-style-name="Default"/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GoBench taxonomy</text:p>
          </table:table-cell>
          <table:table-cell office:value-type="string" calcext:value-type="string">
            <text:p>Count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8:.C100])" office:value-type="float" office:value="16" calcext:value-type="float">
            <text:p>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Bug Count</text:p>
          </table:table-cell>
          <table:table-cell table:formula="of:=COUNTA([Bugs.$I$4:.$I$1004])" office:value-type="float" office:value="16" calcext:value-type="float">
            <text:p>16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hannel</text:p>
          </table:table-cell>
          <table:table-cell table:formula="of:=COUNTIF([Bugs.$I$4:.$I$1002]; &quot;=&quot;&amp;IF(ISBLANK([.B8]); &quot;a&quot;; [.B8])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dition Variable</text:p>
          </table:table-cell>
          <table:table-cell table:formula="of:=COUNTIF([Bugs.$I$4:.$I$1002]; &quot;=&quot;&amp;IF(ISBLANK([.B9]); &quot;a&quot;; [.B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nel and Contex</text:p>
          </table:table-cell>
          <table:table-cell table:formula="of:=COUNTIF([Bugs.$I$4:.$I$1002]; &quot;=&quot;&amp;IF(ISBLANK([.B10]); &quot;a&quot;; [.B1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nel and Condition Variable </text:p>
          </table:table-cell>
          <table:table-cell table:formula="of:=COUNTIF([Bugs.$I$4:.$I$1002]; &quot;=&quot;&amp;IF(ISBLANK([.B11]); &quot;a&quot;; [.B1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2]); &quot;a&quot;; [.B1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3]); &quot;a&quot;; [.B1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4]); &quot;a&quot;; [.B1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5]); &quot;a&quot;; [.B1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6]); &quot;a&quot;; [.B1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7]); &quot;a&quot;; [.B1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8]); &quot;a&quot;; [.B1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9]); &quot;a&quot;; [.B1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0]); &quot;a&quot;; [.B2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1]); &quot;a&quot;; [.B2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2]); &quot;a&quot;; [.B2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3]); &quot;a&quot;; [.B2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4]); &quot;a&quot;; [.B2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5]); &quot;a&quot;; [.B2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6]); &quot;a&quot;; [.B2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7]); &quot;a&quot;; [.B2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8]); &quot;a&quot;; [.B2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9]); &quot;a&quot;; [.B2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30]); &quot;a&quot;; [.B30]))" office:value-type="float" office:value="0" calcext:value-type="float">
            <text:p>0</text:p>
          </table:table-cell>
          <table:table-cell table:number-columns-repeated="3"/>
        </table:table-row>
      </table:table>
      <table:table table:name="Sheet5" table:style-name="ta1">
        <table:table-column table:style-name="co7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send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  <table:table-row table:style-name="ro1">
          <table:table-cell/>
          <table:table-cell office:value-type="string" calcext:value-type="string">
            <text:p>send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</table:table>
      <table:named-expressions/>
      <table:database-ranges>
        <table:database-range table:name="__Anonymous_Sheet_DB__0" table:target-range-address="Bugs.B4:Bugs.AD1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Evaluation.B5:Evaluation.B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11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-</number:text>
      <number:year/>
    </number:date-style>
    <number:number-style style:name="N12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£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13">
      <number:day number:style="long"/>
      <number:text>-</number:text>
      <number:month number:textual="true"/>
    </number:dat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time-style style:name="N115">
      <number:minutes number:style="long"/>
      <number:text>:</number:text>
      <number:seconds number:style="long"/>
    </number:tim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y_20_BG" style:display-name="Grey BG" style:family="table-cell" style:parent-style-name="Default">
      <style:table-cell-properties fo:background-color="#dddddd"/>
    </style:style>
    <style:style style:name="BG_20_Grey" style:display-name="BG Grey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4:48:21.613733181</meta:creation-date>
    <dc:date>2022-10-12T12:33:06.817728841</dc:date>
    <meta:editing-duration>P11DT2H48M24S</meta:editing-duration>
    <meta:editing-cycles>38</meta:editing-cycles>
    <meta:generator>LibreOffice/7.4.1.2$Linux_X86_64 LibreOffice_project/40$Build-2</meta:generator>
    <meta:document-statistic meta:table-count="6" meta:cell-count="2200" meta:object-count="0"/>
  </office:meta>
</office:document-meta>
</file>